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9" manifest:media-type=""/>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Object 179/content.xml" manifest:media-type="text/xml"/>
  <manifest:file-entry manifest:full-path="Object 179/manifest.rdf" manifest:media-type="application/rdf+xml"/>
  <manifest:file-entry manifest:full-path="Object 179/styles.xml" manifest:media-type="text/xml"/>
  <manifest:file-entry manifest:full-path="Object 179/settings.xml" manifest:media-type="text/xml"/>
  <manifest:file-entry manifest:full-path="Object 179/" manifest:version="1.2" manifest:media-type="application/vnd.oasis.opendocument.spreadsheet"/>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Courier New" svg:font-family="'Courier New'" style:font-family-generic="modern" style:font-pitch="fixed"/>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6b5f73" officeooo:paragraph-rsid="006b5f73"/>
    </style:style>
    <style:style style:name="P2" style:family="paragraph" style:parent-style-name="Footnote">
      <style:text-properties officeooo:rsid="00670127" officeooo:paragraph-rsid="00670127"/>
    </style:style>
    <style:style style:name="P3" style:family="paragraph" style:parent-style-name="Standard">
      <style:paragraph-properties fo:text-align="justify" style:justify-single-word="false"/>
      <style:text-properties fo:color="#800000" fo:font-size="11pt" style:text-underline-style="solid" style:text-underline-width="auto" style:text-underline-color="font-color" officeooo:rsid="0032e238" officeooo:paragraph-rsid="004e3f9c" style:font-size-asian="11pt" style:font-size-complex="11pt"/>
    </style:style>
    <style:style style:name="P4" style:family="paragraph" style:parent-style-name="Standard">
      <style:paragraph-properties fo:text-align="justify" style:justify-single-word="false"/>
      <style:text-properties fo:font-size="11pt" officeooo:rsid="004e3f9c" officeooo:paragraph-rsid="004e3f9c" style:font-size-asian="11pt" style:font-size-complex="11pt"/>
    </style:style>
    <style:style style:name="P5" style:family="paragraph" style:parent-style-name="Standard">
      <style:paragraph-properties fo:text-align="justify" style:justify-single-word="false"/>
      <style:text-properties fo:font-size="11pt" officeooo:rsid="0048703f" officeooo:paragraph-rsid="0048703f" style:font-size-asian="11pt" style:font-size-complex="11pt"/>
    </style:style>
    <style:style style:name="P6" style:family="paragraph" style:parent-style-name="Standard">
      <style:paragraph-properties fo:text-align="justify" style:justify-single-word="false"/>
      <style:text-properties fo:font-size="11pt" officeooo:rsid="006b5f73" officeooo:paragraph-rsid="006b5f73" style:font-size-asian="11pt" style:font-size-complex="11pt"/>
    </style:style>
    <style:style style:name="P7" style:family="paragraph" style:parent-style-name="Standard_20__28_user_29_">
      <style:paragraph-properties fo:margin-top="0.199cm" fo:margin-bottom="0cm" loext:contextual-spacing="false" fo:text-align="justify" style:justify-single-word="false"/>
      <style:text-properties fo:color="#000000" style:font-name="Liberation Serif" fo:font-size="11pt" officeooo:rsid="002bc576" officeooo:paragraph-rsid="0045efcf" style:font-size-asian="11pt" style:font-size-complex="11pt"/>
    </style:style>
    <style:style style:name="P8" style:family="paragraph" style:parent-style-name="Standard">
      <style:paragraph-properties fo:text-align="justify" style:justify-single-word="false"/>
      <style:text-properties fo:font-size="11pt" fo:font-weight="normal" officeooo:rsid="0030199f" officeooo:paragraph-rsid="005105e1" style:font-size-asian="11pt" style:font-weight-asian="normal" style:font-size-complex="11pt" style:font-weight-complex="normal"/>
    </style:style>
    <style:style style:name="P9" style:family="paragraph" style:parent-style-name="Standard">
      <style:paragraph-properties fo:text-align="center" style:justify-single-word="false"/>
      <style:text-properties fo:font-size="10pt" fo:font-style="italic" fo:font-weight="normal" officeooo:rsid="004a1988" officeooo:paragraph-rsid="004f1685" style:font-size-asian="10pt" style:font-style-asian="italic" style:font-weight-asian="normal" style:font-size-complex="10pt" style:font-style-complex="italic" style:font-weight-complex="normal"/>
    </style:style>
    <style:style style:name="P10" style:family="paragraph" style:parent-style-name="Standard">
      <style:paragraph-properties fo:text-align="justify" style:justify-single-word="false"/>
      <style:text-properties style:font-name="Liberation Serif" fo:font-size="11pt" fo:font-weight="normal" officeooo:rsid="0045efcf" officeooo:paragraph-rsid="006c3cec"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style:font-name="Liberation Serif" fo:font-size="11pt" fo:font-weight="normal" officeooo:rsid="0046fbcd" officeooo:paragraph-rsid="006c3cec" style:font-size-asian="11pt" style:font-weight-asian="normal" style:font-size-complex="11pt" style:font-weight-complex="normal"/>
    </style:style>
    <style:style style:name="P12" style:family="paragraph" style:parent-style-name="Standard_20__28_user_29_">
      <style:paragraph-properties fo:margin-top="0.199cm" fo:margin-bottom="0cm" loext:contextual-spacing="false"/>
      <style:text-properties fo:color="#000000" style:font-name="Liberation Serif" fo:font-size="11pt" officeooo:rsid="002bc576" officeooo:paragraph-rsid="0045efcf" style:font-size-asian="11pt" style:font-size-complex="11pt"/>
    </style:style>
    <style:style style:name="P13" style:family="paragraph" style:parent-style-name="Standard_20__28_user_29_">
      <style:paragraph-properties fo:margin-top="0.199cm" fo:margin-bottom="0cm" loext:contextual-spacing="false"/>
      <style:text-properties fo:color="#000000" style:font-name="Liberation Serif" fo:font-size="11pt" style:text-underline-style="none" officeooo:rsid="006c3cec" officeooo:paragraph-rsid="0045efcf" style:font-size-asian="11pt" style:font-size-complex="11pt"/>
    </style:style>
    <style:style style:name="P14" style:family="paragraph" style:parent-style-name="Standard">
      <style:paragraph-properties fo:text-align="justify" style:justify-single-word="false"/>
      <style:text-properties style:font-name="Liberation Serif" fo:font-size="12pt" fo:font-style="italic" fo:font-weight="normal" officeooo:rsid="005e7cb9" officeooo:paragraph-rsid="005411dd"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justify" style:justify-single-word="false"/>
      <style:text-properties style:font-name="Liberation Serif" fo:font-size="11pt" fo:font-style="italic" fo:font-weight="normal" officeooo:rsid="00572e0e" officeooo:paragraph-rsid="00572e0e" style:font-size-asian="11pt" style:font-style-asian="italic" style:font-weight-asian="normal" style:font-size-complex="11pt" style:font-style-complex="italic"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rsid="00572e0e" officeooo:paragraph-rsid="00572e0e"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 fo:font-size="11pt" fo:font-weight="normal" officeooo:rsid="00572e0e" officeooo:paragraph-rsid="00572e0e"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style:font-name="Liberation Serif" fo:font-size="11pt" fo:font-weight="bold" officeooo:rsid="0030199f" officeooo:paragraph-rsid="00572e0e" style:font-size-asian="11pt" style:font-weight-asian="bold" style:font-size-complex="11pt" style:font-weight-complex="bold"/>
    </style:style>
    <style:style style:name="P19" style:family="paragraph" style:parent-style-name="Standard">
      <style:paragraph-properties fo:text-align="justify" style:justify-single-word="false"/>
      <style:text-properties style:font-name="Liberation Serif" fo:font-size="11pt" fo:font-weight="normal" officeooo:rsid="005f45c8" officeooo:paragraph-rsid="005f45c8"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style:font-name="Liberation Serif" fo:font-size="11pt" fo:font-style="italic" fo:font-weight="normal" officeooo:rsid="00572e0e" officeooo:paragraph-rsid="005411dd" style:font-size-asian="11pt" style:font-style-asian="italic" style:font-weight-asian="normal" style:font-size-complex="11pt" style:font-style-complex="italic" style:font-weight-complex="normal"/>
    </style:style>
    <style:style style:name="P21" style:family="paragraph" style:parent-style-name="Standard">
      <style:paragraph-properties fo:text-align="justify" style:justify-single-word="false"/>
      <style:text-properties style:font-name="Liberation Serif" fo:font-size="12pt" fo:font-weight="bold" officeooo:rsid="0030199f" officeooo:paragraph-rsid="00572e0e" style:font-size-asian="12pt" style:font-weight-asian="bold" style:font-size-complex="12pt" style:font-weight-complex="bold"/>
    </style:style>
    <style:style style:name="P22" style:family="paragraph" style:parent-style-name="Standard">
      <style:paragraph-properties fo:text-align="justify" style:justify-single-word="false"/>
      <style:text-properties style:font-name="Liberation Serif" fo:font-size="12pt" fo:font-style="italic" fo:font-weight="normal" officeooo:rsid="00556fd1" officeooo:paragraph-rsid="005411dd"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justify" style:justify-single-word="false"/>
      <style:text-properties style:font-name="Liberation Serif" fo:font-size="12pt" fo:font-style="italic" fo:font-weight="normal" officeooo:rsid="005f45c8" officeooo:paragraph-rsid="005411dd" style:font-size-asian="12pt" style:font-style-asian="italic" style:font-weight-asian="normal" style:font-size-complex="12pt" style:font-style-complex="italic" style:font-weight-complex="normal"/>
    </style:style>
    <style:style style:name="P24" style:family="paragraph" style:parent-style-name="Standard">
      <style:paragraph-properties fo:text-align="justify" style:justify-single-word="false"/>
      <style:text-properties style:font-name="Liberation Serif" fo:font-size="11pt" fo:font-weight="normal" officeooo:rsid="005e7cb9" officeooo:paragraph-rsid="005e7cb9"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style:font-name="Liberation Serif" fo:font-size="11pt" fo:font-weight="normal" officeooo:rsid="00693940" officeooo:paragraph-rsid="0087c62a"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style:font-name="Liberation Serif" fo:font-size="11pt" fo:font-weight="normal" officeooo:rsid="005e7cb9" officeooo:paragraph-rsid="0087c62a"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style:font-name="Liberation Serif" fo:font-size="11pt" fo:font-weight="normal" officeooo:rsid="005f45c8" officeooo:paragraph-rsid="0087c62a" style:font-size-asian="11pt" style:font-weight-asian="normal" style:font-size-complex="11pt" style:font-weight-complex="normal"/>
    </style:style>
    <style:style style:name="P28" style:family="paragraph" style:parent-style-name="Standard">
      <style:paragraph-properties fo:text-align="justify" style:justify-single-word="false"/>
      <style:text-properties fo:color="#800000" style:font-name="Liberation Serif" fo:font-size="11pt" fo:font-style="normal" style:text-underline-style="solid" style:text-underline-width="auto" style:text-underline-color="font-color" fo:font-weight="normal" officeooo:rsid="0090e9e8" officeooo:paragraph-rsid="0090e9e8"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fo:color="#000000" style:font-name="Liberation Serif" fo:font-size="11pt" fo:font-style="normal" style:text-underline-style="none" fo:font-weight="normal" officeooo:rsid="0090e9e8" officeooo:paragraph-rsid="0090e9e8"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fo:color="#000000" style:font-name="Liberation Serif" fo:font-size="11pt" fo:font-style="normal" style:text-underline-style="none" fo:font-weight="normal" officeooo:rsid="008f233e" officeooo:paragraph-rsid="0090e9e8"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fo:color="#800000" fo:font-size="11pt" style:text-underline-style="solid" style:text-underline-width="auto" style:text-underline-color="font-color" fo:font-weight="normal" officeooo:rsid="0061e5fb" officeooo:paragraph-rsid="00618785" style:font-size-asian="11pt" style:font-weight-asian="normal" style:font-size-complex="11pt" style:font-weight-complex="normal"/>
    </style:style>
    <style:style style:name="P32" style:family="paragraph" style:parent-style-name="Standard">
      <style:paragraph-properties fo:text-align="justify" style:justify-single-word="false" fo:break-before="page"/>
      <style:text-properties fo:color="#000000" style:font-name="Liberation Serif" fo:font-size="14pt" fo:font-weight="bold" officeooo:rsid="005411dd" officeooo:paragraph-rsid="00499d4a" style:font-size-asian="14pt" style:font-weight-asian="bold" style:font-name-complex="Segoe UI" style:font-size-complex="14pt" style:font-weight-complex="bold"/>
    </style:style>
    <style:style style:name="P33" style:family="paragraph" style:parent-style-name="Standard">
      <style:paragraph-properties fo:text-align="justify" style:justify-single-word="false" fo:break-before="page"/>
      <style:text-properties fo:color="#000000" style:font-name="Liberation Serif" fo:font-size="14pt" fo:font-weight="bold" officeooo:rsid="004bb728" officeooo:paragraph-rsid="00499d4a" style:font-size-asian="14pt" style:font-weight-asian="bold" style:font-name-complex="Segoe UI" style:font-size-complex="14pt" style:font-weight-complex="bold"/>
    </style:style>
    <style:style style:name="P34"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1pt" fo:language="fr" fo:country="FR" fo:font-weight="normal" officeooo:rsid="001c82c5" officeooo:paragraph-rsid="00499d4a" style:font-name-asian="Times New Roman" style:font-size-asian="11pt" style:font-weight-asian="normal" style:font-name-complex="Times New Roman" style:font-size-complex="11pt" style:language-complex="ar" style:country-complex="SA" style:font-weight-complex="normal" style:text-scale="100%"/>
    </style:style>
    <style:style style:name="P35"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1pt" fo:language="fr" fo:country="FR" fo:font-weight="normal" officeooo:rsid="001f604c" officeooo:paragraph-rsid="00499d4a" style:font-name-asian="Times New Roman" style:font-size-asian="11pt" style:font-weight-asian="normal" style:font-name-complex="Times New Roman" style:font-size-complex="11pt" style:language-complex="ar" style:country-complex="SA" style:font-weight-complex="normal" style:text-scale="100%"/>
    </style:style>
    <style:style style:name="P36"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1pt" fo:language="fr" fo:country="FR" fo:font-weight="normal" officeooo:rsid="00820217" officeooo:paragraph-rsid="00499d4a" style:font-name-asian="Times New Roman" style:font-size-asian="11pt" style:font-weight-asian="normal" style:font-name-complex="Times New Roman" style:font-size-complex="11pt" style:language-complex="ar" style:country-complex="SA" style:font-weight-complex="normal" style:text-scale="100%"/>
    </style:style>
    <style:style style:name="P37"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1pt" fo:language="fr" fo:country="FR" fo:font-weight="normal" officeooo:rsid="006e9061" officeooo:paragraph-rsid="00499d4a" style:font-name-asian="Times New Roman" style:font-size-asian="11pt" style:font-weight-asian="normal" style:font-name-complex="Times New Roman" style:font-size-complex="11pt" style:language-complex="ar" style:country-complex="SA" style:font-weight-complex="normal" style:text-scale="100%"/>
    </style:style>
    <style:style style:name="P38"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0pt" fo:language="fr" fo:country="FR" fo:font-weight="normal" officeooo:rsid="001c82c5" officeooo:paragraph-rsid="00499d4a" style:font-name-asian="Times New Roman" style:font-size-asian="10pt" style:font-weight-asian="normal" style:font-name-complex="Times New Roman" style:font-size-complex="10pt" style:language-complex="ar" style:country-complex="SA" style:font-weight-complex="normal" style:text-scale="100%"/>
    </style:style>
    <style:style style:name="P39"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2pt" fo:language="fr" fo:country="FR" style:text-underline-style="solid" style:text-underline-width="auto" style:text-underline-color="font-color" fo:font-weight="normal" officeooo:rsid="007a3707" officeooo:paragraph-rsid="00499d4a" style:font-name-asian="Times New Roman" style:font-size-asian="12pt" style:font-weight-asian="normal" style:font-name-complex="Times New Roman" style:font-size-complex="12pt" style:language-complex="ar" style:country-complex="SA" style:font-weight-complex="normal" style:text-scale="100%"/>
    </style:style>
    <style:style style:name="P40"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0pt" fo:language="fr" fo:country="FR" style:text-underline-style="none" fo:font-weight="normal" officeooo:rsid="00820217" officeooo:paragraph-rsid="00765dee" style:font-name-asian="Times New Roman" style:font-size-asian="10pt" style:font-weight-asian="normal" style:font-name-complex="Times New Roman" style:font-size-complex="10pt" style:language-complex="ar" style:country-complex="SA" style:font-weight-complex="normal" style:text-scale="100%"/>
    </style:style>
    <style:style style:name="P41"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1pt" fo:language="fr" fo:country="FR" style:text-underline-style="solid" style:text-underline-width="auto" style:text-underline-color="font-color" fo:font-weight="normal" officeooo:rsid="008aa670" officeooo:paragraph-rsid="00765dee" style:font-name-asian="Times New Roman" style:font-size-asian="11pt" style:font-weight-asian="normal" style:font-name-complex="Times New Roman" style:font-size-complex="11pt" style:language-complex="ar" style:country-complex="SA" style:font-weight-complex="normal" style:text-scale="100%"/>
    </style:style>
    <style:style style:name="P42" style:family="paragraph" style:parent-style-name="Text_20_body">
      <style:text-properties fo:color="#000000" style:font-name="Liberation Serif" fo:font-size="10pt" fo:language="fr" fo:country="FR" style:text-underline-style="solid" style:text-underline-width="auto" style:text-underline-color="font-color" fo:font-weight="bold" officeooo:rsid="00820217" officeooo:paragraph-rsid="00976047" style:font-name-asian="Times New Roman" style:font-size-asian="10pt" style:font-weight-asian="bold" style:font-name-complex="Times New Roman" style:font-size-complex="10pt" style:language-complex="ar" style:country-complex="SA" style:font-weight-complex="bold" style:text-scale="100%"/>
    </style:style>
    <style:style style:name="P43" style:family="paragraph" style:parent-style-name="Text_20_body">
      <style:text-properties fo:color="#000000" style:font-name="Liberation Serif" fo:font-size="10pt" fo:language="fr" fo:country="FR" style:text-underline-style="none" fo:font-weight="bold" officeooo:rsid="00820217" officeooo:paragraph-rsid="00976047" style:font-name-asian="Times New Roman" style:font-size-asian="10pt" style:font-weight-asian="bold" style:font-name-complex="Times New Roman" style:font-size-complex="10pt" style:language-complex="ar" style:country-complex="SA" style:font-weight-complex="bold" style:text-scale="100%"/>
    </style:style>
    <style:style style:name="P44" style:family="paragraph" style:parent-style-name="Header">
      <style:text-properties officeooo:rsid="006467ad" officeooo:paragraph-rsid="006467ad"/>
    </style:style>
    <style:style style:name="P45" style:family="paragraph" style:parent-style-name="Footer">
      <style:paragraph-properties fo:text-align="center" style:justify-single-word="false"/>
    </style:style>
    <style:style style:name="P46" style:family="paragraph" style:parent-style-name="Footnote">
      <style:text-properties officeooo:rsid="006b5f73" officeooo:paragraph-rsid="006b5f73"/>
    </style:style>
    <style:style style:name="P47" style:family="paragraph" style:parent-style-name="Footnote">
      <style:text-properties officeooo:rsid="00670127" officeooo:paragraph-rsid="00670127"/>
    </style:style>
    <style:style style:name="P48" style:family="paragraph" style:parent-style-name="Footnote">
      <style:text-properties officeooo:rsid="0058d171" officeooo:paragraph-rsid="0058d171"/>
    </style:style>
    <style:style style:name="P49" style:family="paragraph" style:parent-style-name="Footnote">
      <style:text-properties officeooo:rsid="007e95c1" officeooo:paragraph-rsid="007e95c1"/>
    </style:style>
    <style:style style:name="P50" style:family="paragraph" style:parent-style-name="Footnote">
      <style:text-properties officeooo:rsid="008680b2" officeooo:paragraph-rsid="008680b2"/>
    </style:style>
    <style:style style:name="P51" style:family="paragraph" style:parent-style-name="Standard">
      <style:paragraph-properties fo:text-align="justify" style:justify-single-word="false"/>
      <style:text-properties fo:color="#000000" fo:font-size="11pt" style:text-underline-style="none" officeooo:rsid="00181d84" officeooo:paragraph-rsid="004e3f9c" style:font-size-asian="11pt" style:font-size-complex="11pt"/>
    </style:style>
    <style:style style:name="P52" style:family="paragraph" style:parent-style-name="Standard">
      <style:paragraph-properties fo:text-align="justify" style:justify-single-word="false"/>
      <style:text-properties fo:color="#000000" fo:font-size="11pt" style:text-underline-style="none" officeooo:rsid="00181d84" officeooo:paragraph-rsid="0048703f" style:font-size-asian="11pt" style:font-size-complex="11pt"/>
    </style:style>
    <style:style style:name="P53" style:family="paragraph" style:parent-style-name="Standard">
      <style:paragraph-properties fo:text-align="justify" style:justify-single-word="false"/>
      <style:text-properties fo:color="#000000" fo:font-size="11pt" style:text-underline-style="none" fo:font-weight="normal" officeooo:rsid="00618785" officeooo:paragraph-rsid="00618785" style:font-size-asian="11pt" style:font-weight-asian="normal" style:font-size-complex="11pt" style:font-weight-complex="normal"/>
    </style:style>
    <style:style style:name="P54" style:family="paragraph" style:parent-style-name="Standard">
      <style:paragraph-properties fo:text-align="justify" style:justify-single-word="false"/>
      <style:text-properties fo:color="#000000" fo:font-size="11pt" style:text-underline-style="none" officeooo:paragraph-rsid="00960afe" style:font-name-asian="Times New Roman" style:font-size-asian="11pt" style:font-name-complex="Arial" style:font-size-complex="11pt" style:language-complex="ar" style:country-complex="SA"/>
    </style:style>
    <style:style style:name="P55" style:family="paragraph" style:parent-style-name="Standard">
      <style:paragraph-properties fo:text-align="justify" style:justify-single-word="false"/>
      <style:text-properties fo:color="#000000" style:font-name="Liberation Serif" fo:font-size="11pt" fo:font-style="normal" style:text-underline-style="none" fo:font-weight="normal" officeooo:rsid="008f233e" officeooo:paragraph-rsid="0090e9e8"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fo:color="#000000" style:font-name="Liberation Serif" fo:font-size="11pt" fo:font-style="normal" style:text-underline-style="none" fo:font-weight="normal" officeooo:rsid="008f233e" officeooo:paragraph-rsid="0092a208"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fo:color="#000000" style:font-name="Liberation Serif" fo:font-size="11pt" fo:font-style="normal" style:text-underline-style="none" fo:font-weight="normal" officeooo:rsid="008f233e" officeooo:paragraph-rsid="008f233e"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fo:color="#000000" style:font-name="Liberation Serif" fo:font-size="11pt" fo:font-style="normal" style:text-underline-style="none" fo:font-weight="normal" officeooo:rsid="008ed3d0" officeooo:paragraph-rsid="008ed3d0"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fo:color="#000000" style:font-name="Liberation Serif" fo:font-size="11pt" fo:font-style="normal" style:text-underline-style="none" fo:font-weight="normal" officeooo:rsid="008ed3d0" officeooo:paragraph-rsid="0092a208"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fo:color="#000000" style:font-name="Liberation Serif" fo:font-size="11pt" fo:font-weight="normal" officeooo:rsid="005f45c8" officeooo:paragraph-rsid="007343cf" style:font-size-asian="11pt" style:font-weight-asian="normal" style:font-name-complex="Segoe UI" style:font-size-complex="11pt" style:font-weight-complex="normal"/>
    </style:style>
    <style:style style:name="P61" style:family="paragraph" style:parent-style-name="Standard">
      <style:paragraph-properties fo:text-align="justify" style:justify-single-word="false"/>
      <style:text-properties fo:color="#000000" style:font-name="Liberation Serif" fo:font-size="11pt" style:text-underline-style="none" fo:font-weight="normal" officeooo:rsid="005e7cb9" officeooo:paragraph-rsid="008ed3d0" style:font-size-asian="11pt" style:font-weight-asian="normal" style:font-size-complex="11pt" style:font-weight-complex="normal"/>
    </style:style>
    <style:style style:name="P62" style:family="paragraph" style:parent-style-name="Standard">
      <style:paragraph-properties fo:text-align="justify" style:justify-single-word="false"/>
      <style:text-properties fo:color="#000000" style:font-name="Liberation Serif" fo:font-size="14pt" fo:font-weight="bold" officeooo:rsid="00499d4a" officeooo:paragraph-rsid="00499d4a" style:font-size-asian="14pt" style:font-weight-asian="bold" style:font-name-complex="Segoe UI" style:font-size-complex="14pt" style:font-weight-complex="bold"/>
    </style:style>
    <style:style style:name="P63" style:family="paragraph" style:parent-style-name="Standard">
      <style:paragraph-properties fo:text-align="justify" style:justify-single-word="false"/>
      <style:text-properties fo:color="#000000" style:font-name="Liberation Serif" fo:font-size="14pt" fo:font-weight="bold" officeooo:rsid="00499d4a" officeooo:paragraph-rsid="005411dd" style:font-size-asian="14pt" style:font-weight-asian="bold" style:font-name-complex="Segoe UI" style:font-size-complex="14pt" style:font-weight-complex="bold"/>
    </style:style>
    <style:style style:name="P64" style:family="paragraph" style:parent-style-name="Standard">
      <style:paragraph-properties fo:text-align="justify" style:justify-single-word="false"/>
      <style:text-properties fo:color="#000000" style:font-name="Liberation Serif" fo:font-size="12pt" fo:font-style="italic" style:text-underline-style="none" fo:font-weight="normal" officeooo:rsid="005e7cb9" officeooo:paragraph-rsid="008ed3d0" style:font-size-asian="12pt" style:font-style-asian="italic" style:font-weight-asian="normal" style:font-size-complex="12pt" style:font-style-complex="italic" style:font-weight-complex="normal"/>
    </style:style>
    <style:style style:name="P65" style:family="paragraph" style:parent-style-name="Standard">
      <style:paragraph-properties fo:text-align="justify" style:justify-single-word="false"/>
      <style:text-properties fo:color="#000000" style:font-name="Liberation Serif" fo:font-size="12pt" fo:font-style="italic" style:text-underline-style="none" fo:font-weight="normal" officeooo:rsid="0091fdab" officeooo:paragraph-rsid="0091fdab" style:font-size-asian="12pt" style:font-style-asian="italic" style:font-weight-asian="normal" style:font-size-complex="12pt" style:font-style-complex="italic" style:font-weight-complex="normal"/>
    </style:style>
    <style:style style:name="P66" style:family="paragraph" style:parent-style-name="Standard">
      <style:paragraph-properties fo:text-align="justify" style:justify-single-word="false"/>
      <style:text-properties fo:color="#000000" style:font-name="Liberation Serif" fo:font-size="12pt" fo:font-style="italic" style:text-underline-style="none" fo:font-weight="normal" officeooo:rsid="005f45c8" officeooo:paragraph-rsid="0091fdab" style:font-size-asian="12pt" style:font-style-asian="italic" style:font-weight-asian="normal" style:font-size-complex="12pt" style:font-style-complex="italic" style:font-weight-complex="normal"/>
    </style:style>
    <style:style style:name="P67" style:family="paragraph" style:parent-style-name="Standard">
      <style:paragraph-properties fo:text-align="justify" style:justify-single-word="false"/>
      <style:text-properties fo:color="#000000" style:font-name="Liberation Serif" fo:font-size="12pt" style:text-underline-style="none" fo:font-weight="bold" officeooo:rsid="0030199f" officeooo:paragraph-rsid="005f45c8" style:font-size-asian="12pt" style:font-weight-asian="bold" style:font-size-complex="12pt" style:font-weight-complex="bold"/>
    </style:style>
    <style:style style:name="P68" style:family="paragraph" style:parent-style-name="Standard">
      <style:paragraph-properties fo:text-align="justify" style:justify-single-word="false"/>
      <style:text-properties fo:color="#000000" style:font-name="Liberation Serif" fo:font-size="12pt" style:text-underline-style="none" fo:font-weight="normal" officeooo:rsid="005e7cb9" officeooo:paragraph-rsid="005e7cb9"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size="11pt" officeooo:rsid="004e3f9c" officeooo:paragraph-rsid="004e3f9c" style:font-size-asian="11pt" style:font-size-complex="11pt"/>
    </style:style>
    <style:style style:name="P70" style:family="paragraph" style:parent-style-name="Standard">
      <style:paragraph-properties fo:text-align="justify" style:justify-single-word="false"/>
      <style:text-properties fo:font-size="11pt" officeooo:rsid="0048703f" officeooo:paragraph-rsid="0048703f" style:font-size-asian="11pt" style:font-size-complex="11pt"/>
    </style:style>
    <style:style style:name="P71" style:family="paragraph" style:parent-style-name="Standard">
      <style:paragraph-properties fo:text-align="justify" style:justify-single-word="false"/>
      <style:text-properties fo:font-size="11pt" officeooo:rsid="006b5f73" officeooo:paragraph-rsid="006b5f73" style:font-size-asian="11pt" style:font-size-complex="11pt"/>
    </style:style>
    <style:style style:name="P72" style:family="paragraph" style:parent-style-name="Standard">
      <style:paragraph-properties fo:text-align="justify" style:justify-single-word="false"/>
      <style:text-properties fo:font-size="11pt" officeooo:rsid="00181d84" officeooo:paragraph-rsid="004e3f9c" style:font-size-asian="11pt" style:font-size-complex="11pt"/>
    </style:style>
    <style:style style:name="P73" style:family="paragraph" style:parent-style-name="Standard">
      <style:paragraph-properties fo:text-align="justify" style:justify-single-word="false"/>
      <style:text-properties fo:font-size="11pt" officeooo:rsid="00181d84" officeooo:paragraph-rsid="00181d84" style:font-size-asian="11pt" style:font-size-complex="11pt"/>
    </style:style>
    <style:style style:name="P74" style:family="paragraph" style:parent-style-name="Standard">
      <style:paragraph-properties fo:text-align="justify" style:justify-single-word="false"/>
      <style:text-properties fo:font-size="11pt" officeooo:rsid="001a877e" officeooo:paragraph-rsid="001cb2ce" style:font-size-asian="11pt" style:font-size-complex="11pt"/>
    </style:style>
    <style:style style:name="P75" style:family="paragraph" style:parent-style-name="Standard">
      <style:paragraph-properties fo:text-align="justify" style:justify-single-word="false"/>
      <style:text-properties fo:font-size="11pt" officeooo:rsid="005f45c8" officeooo:paragraph-rsid="006b5f73" style:font-size-asian="11pt" style:font-size-complex="11pt"/>
    </style:style>
    <style:style style:name="P76" style:family="paragraph" style:parent-style-name="Standard">
      <style:paragraph-properties fo:text-align="justify" style:justify-single-word="false"/>
      <style:text-properties fo:font-size="11pt" officeooo:rsid="005f45c8" officeooo:paragraph-rsid="005f45c8" style:font-size-asian="11pt" style:font-size-complex="11pt"/>
    </style:style>
    <style:style style:name="P77" style:family="paragraph" style:parent-style-name="Standard">
      <style:paragraph-properties fo:text-align="justify" style:justify-single-word="false"/>
      <style:text-properties fo:font-size="11pt" officeooo:rsid="002e18fd" officeooo:paragraph-rsid="002e18fd" style:font-size-asian="11pt" style:font-size-complex="11pt"/>
    </style:style>
    <style:style style:name="P78" style:family="paragraph" style:parent-style-name="Standard">
      <style:paragraph-properties fo:text-align="justify" style:justify-single-word="false"/>
      <style:text-properties fo:font-size="11pt" officeooo:rsid="00499d4a" officeooo:paragraph-rsid="00499d4a" style:font-size-asian="11pt" style:font-size-complex="11pt"/>
    </style:style>
    <style:style style:name="P79" style:family="paragraph" style:parent-style-name="Standard">
      <style:paragraph-properties fo:text-align="justify" style:justify-single-word="false"/>
      <style:text-properties fo:font-size="11pt" officeooo:rsid="0045efcf" officeooo:paragraph-rsid="005411dd" style:font-size-asian="11pt" style:font-size-complex="11pt"/>
    </style:style>
    <style:style style:name="P80" style:family="paragraph" style:parent-style-name="Standard">
      <style:paragraph-properties fo:text-align="justify" style:justify-single-word="false"/>
      <style:text-properties fo:font-size="11pt" officeooo:rsid="0030199f" officeooo:paragraph-rsid="0031f70b" style:font-size-asian="11pt" style:font-size-complex="11pt"/>
    </style:style>
    <style:style style:name="P81" style:family="paragraph" style:parent-style-name="Standard">
      <style:paragraph-properties fo:text-align="justify" style:justify-single-word="false"/>
      <style:text-properties fo:font-size="11pt" fo:font-weight="normal" officeooo:rsid="0030199f" officeooo:paragraph-rsid="005105e1" style:font-size-asian="11pt" style:font-weight-asian="normal" style:font-size-complex="11pt" style:font-weight-complex="normal"/>
    </style:style>
    <style:style style:name="P82" style:family="paragraph" style:parent-style-name="Standard">
      <style:paragraph-properties fo:text-align="justify" style:justify-single-word="false"/>
      <style:text-properties fo:font-size="11pt" fo:font-weight="normal" officeooo:rsid="0045efcf" officeooo:paragraph-rsid="005105e1" style:font-size-asian="11pt" style:font-weight-asian="normal" style:font-size-complex="11pt" style:font-weight-complex="normal"/>
    </style:style>
    <style:style style:name="P83" style:family="paragraph" style:parent-style-name="Standard">
      <style:paragraph-properties fo:text-align="justify" style:justify-single-word="false"/>
      <style:text-properties fo:font-size="11pt" fo:font-weight="bold" officeooo:rsid="0018ecee" officeooo:paragraph-rsid="0048703f" style:font-size-asian="11pt" style:font-weight-asian="bold" style:font-size-complex="11pt" style:font-weight-complex="bold"/>
    </style:style>
    <style:style style:name="P84" style:family="paragraph" style:parent-style-name="Standard">
      <style:paragraph-properties fo:text-align="justify" style:justify-single-word="false"/>
      <style:text-properties fo:font-size="11pt" fo:font-weight="bold" officeooo:rsid="0018ecee" officeooo:paragraph-rsid="0072bd6e" style:font-size-asian="11pt" style:font-weight-asian="bold" style:font-size-complex="11pt" style:font-weight-complex="bold"/>
    </style:style>
    <style:style style:name="P85" style:family="paragraph" style:parent-style-name="Standard">
      <style:paragraph-properties fo:text-align="justify" style:justify-single-word="false"/>
      <style:text-properties fo:font-size="11pt" fo:font-style="italic" fo:font-weight="normal" officeooo:rsid="004a1988" officeooo:paragraph-rsid="005105e1" style:font-size-asian="11pt" style:font-style-asian="italic" style:font-weight-asian="normal" style:font-size-complex="11pt" style:font-style-complex="italic" style:font-weight-complex="normal"/>
    </style:style>
    <style:style style:name="P86" style:family="paragraph" style:parent-style-name="Standard">
      <style:paragraph-properties fo:text-align="center" style:justify-single-word="false"/>
      <style:text-properties fo:font-size="10pt" fo:font-style="italic" fo:font-weight="normal" officeooo:rsid="004a1988" officeooo:paragraph-rsid="004f1685" style:font-size-asian="10pt" style:font-style-asian="italic" style:font-weight-asian="normal" style:font-size-complex="10pt" style:font-style-complex="italic" style:font-weight-complex="normal"/>
    </style:style>
    <style:style style:name="P87" style:family="paragraph" style:parent-style-name="Standard">
      <style:paragraph-properties fo:text-align="justify" style:justify-single-word="false"/>
      <style:text-properties fo:font-size="10pt" fo:font-style="italic" fo:font-weight="normal" officeooo:rsid="004a1988" officeooo:paragraph-rsid="005105e1" style:font-size-asian="10pt" style:font-style-asian="italic" style:font-weight-asian="normal" style:font-size-complex="10pt" style:font-style-complex="italic" style:font-weight-complex="normal"/>
    </style:style>
    <style:style style:name="P88" style:family="paragraph" style:parent-style-name="Standard">
      <style:paragraph-properties fo:text-align="justify" style:justify-single-word="false"/>
      <style:text-properties fo:font-size="10pt" fo:font-style="italic" fo:font-weight="normal" officeooo:rsid="0030199f" officeooo:paragraph-rsid="005105e1" style:font-size-asian="10pt" style:font-style-asian="italic" style:font-weight-asian="normal" style:font-size-complex="10pt" style:font-style-complex="italic" style:font-weight-complex="normal"/>
    </style:style>
    <style:style style:name="P89" style:family="paragraph" style:parent-style-name="Standard">
      <style:paragraph-properties fo:text-align="center" style:justify-single-word="false"/>
      <style:text-properties fo:font-size="10pt" fo:font-style="italic" fo:font-weight="normal" officeooo:rsid="0030199f" officeooo:paragraph-rsid="005105e1" style:font-size-asian="10pt" style:font-style-asian="italic" style:font-weight-asian="normal" style:font-size-complex="10pt" style:font-style-complex="italic" style:font-weight-complex="normal"/>
    </style:style>
    <style:style style:name="P90" style:family="paragraph" style:parent-style-name="Standard">
      <style:paragraph-properties fo:text-align="center" style:justify-single-word="false"/>
      <style:text-properties fo:font-size="10pt" fo:font-style="italic" fo:font-weight="normal" officeooo:rsid="0030199f" officeooo:paragraph-rsid="005411dd" style:font-size-asian="10pt" style:font-style-asian="italic" style:font-weight-asian="normal" style:font-size-complex="10pt" style:font-style-complex="italic" style:font-weight-complex="normal"/>
    </style:style>
    <style:style style:name="P91" style:family="paragraph" style:parent-style-name="Standard">
      <style:paragraph-properties fo:text-align="justify" style:justify-single-word="false"/>
      <style:text-properties style:font-name="Liberation Serif" fo:font-size="11pt" officeooo:rsid="0045efcf" officeooo:paragraph-rsid="006c3cec" style:font-size-asian="11pt" style:font-size-complex="11pt"/>
    </style:style>
    <style:style style:name="P92" style:family="paragraph" style:parent-style-name="Standard">
      <style:paragraph-properties fo:text-align="justify" style:justify-single-word="false"/>
      <style:text-properties style:font-name="Liberation Serif" fo:font-size="11pt" officeooo:rsid="0045efcf" officeooo:paragraph-rsid="0045efcf" style:font-size-asian="11pt" style:font-size-complex="11pt"/>
    </style:style>
    <style:style style:name="P93" style:family="paragraph" style:parent-style-name="Standard">
      <style:paragraph-properties fo:text-align="justify" style:justify-single-word="false"/>
      <style:text-properties style:font-name="Liberation Serif" fo:font-size="11pt" officeooo:rsid="001a877e" officeooo:paragraph-rsid="0030199f" style:font-size-asian="11pt" style:font-size-complex="11pt"/>
    </style:style>
    <style:style style:name="P94" style:family="paragraph" style:parent-style-name="Standard">
      <style:paragraph-properties fo:text-align="justify" style:justify-single-word="false"/>
      <style:text-properties style:font-name="Liberation Serif" fo:font-size="11pt" fo:font-style="italic" fo:font-weight="normal" officeooo:rsid="00572e0e" officeooo:paragraph-rsid="005411dd" style:font-size-asian="11pt" style:font-style-asian="italic" style:font-weight-asian="normal" style:font-size-complex="11pt" style:font-style-complex="italic" style:font-weight-complex="normal"/>
    </style:style>
    <style:style style:name="P95" style:family="paragraph" style:parent-style-name="Standard">
      <style:paragraph-properties fo:text-align="justify" style:justify-single-word="false"/>
      <style:text-properties style:font-name="Liberation Serif" fo:font-size="11pt" fo:font-style="italic" fo:font-weight="normal" officeooo:rsid="00572e0e" officeooo:paragraph-rsid="00572e0e" style:font-size-asian="11pt" style:font-style-asian="italic" style:font-weight-asian="normal" style:font-size-complex="11pt" style:font-style-complex="italic" style:font-weight-complex="normal"/>
    </style:style>
    <style:style style:name="P96" style:family="paragraph" style:parent-style-name="Standard">
      <style:paragraph-properties fo:text-align="justify" style:justify-single-word="false"/>
      <style:text-properties style:font-name="Liberation Serif" fo:font-size="11pt" fo:font-weight="normal" officeooo:rsid="00572e0e" officeooo:paragraph-rsid="00572e0e" style:font-size-asian="11pt" style:font-weight-asian="normal" style:font-size-complex="11pt" style:font-weight-complex="normal"/>
    </style:style>
    <style:style style:name="P97" style:family="paragraph" style:parent-style-name="Standard">
      <style:paragraph-properties fo:text-align="justify" style:justify-single-word="false"/>
      <style:text-properties style:font-name="Liberation Serif" fo:font-size="11pt" fo:font-weight="normal" officeooo:rsid="00572e0e" officeooo:paragraph-rsid="007343cf" style:font-size-asian="11pt" style:font-weight-asian="normal" style:font-size-complex="11pt" style:font-weight-complex="normal"/>
    </style:style>
    <style:style style:name="P98" style:family="paragraph" style:parent-style-name="Standard">
      <style:paragraph-properties fo:text-align="justify" style:justify-single-word="false"/>
      <style:text-properties style:font-name="Liberation Serif" fo:font-size="11pt" fo:font-weight="normal" officeooo:rsid="005f45c8" officeooo:paragraph-rsid="005f45c8" style:font-size-asian="11pt" style:font-weight-asian="normal" style:font-size-complex="11pt" style:font-weight-complex="normal"/>
    </style:style>
    <style:style style:name="P99" style:family="paragraph" style:parent-style-name="Standard">
      <style:paragraph-properties fo:text-align="justify" style:justify-single-word="false"/>
      <style:text-properties style:font-name="Liberation Serif" fo:font-size="11pt" fo:font-weight="normal" officeooo:rsid="005e7cb9" officeooo:paragraph-rsid="005e7cb9" style:font-size-asian="11pt" style:font-weight-asian="normal" style:font-size-complex="11pt" style:font-weight-complex="normal"/>
    </style:style>
    <style:style style:name="P100" style:family="paragraph" style:parent-style-name="Standard">
      <style:paragraph-properties fo:text-align="justify" style:justify-single-word="false"/>
      <style:text-properties style:font-name="Liberation Serif" fo:font-size="11pt" fo:font-weight="normal" officeooo:rsid="005e7cb9" officeooo:paragraph-rsid="0087c62a" style:font-size-asian="11pt" style:font-weight-asian="normal" style:font-size-complex="11pt" style:font-weight-complex="normal"/>
    </style:style>
    <style:style style:name="P101" style:family="paragraph" style:parent-style-name="Standard">
      <style:paragraph-properties fo:text-align="justify" style:justify-single-word="false"/>
      <style:text-properties style:font-name="Liberation Serif" fo:font-size="11pt" fo:font-weight="normal" officeooo:rsid="0045efcf" officeooo:paragraph-rsid="0045efcf" style:font-size-asian="11pt" style:font-weight-asian="normal" style:font-size-complex="11pt" style:font-weight-complex="normal"/>
    </style:style>
    <style:style style:name="P102" style:family="paragraph" style:parent-style-name="Standard">
      <style:paragraph-properties fo:text-align="justify" style:justify-single-word="false"/>
      <style:text-properties style:font-name="Liberation Serif" fo:font-size="11pt" fo:font-weight="normal" officeooo:rsid="00556fd1" officeooo:paragraph-rsid="005411dd" style:font-size-asian="11pt" style:font-weight-asian="normal" style:font-size-complex="11pt" style:font-weight-complex="normal"/>
    </style:style>
    <style:style style:name="P103" style:family="paragraph" style:parent-style-name="Standard">
      <style:paragraph-properties fo:text-align="justify" style:justify-single-word="false"/>
      <style:text-properties style:font-name="Liberation Serif" fo:font-size="11pt" fo:font-weight="normal" officeooo:rsid="009518fc" officeooo:paragraph-rsid="009518fc" style:font-size-asian="11pt" style:font-weight-asian="normal" style:font-size-complex="11pt" style:font-weight-complex="normal"/>
    </style:style>
    <style:style style:name="P104" style:family="paragraph" style:parent-style-name="Standard">
      <style:paragraph-properties fo:text-align="justify" style:justify-single-word="false"/>
      <style:text-properties style:font-name="Liberation Serif" fo:font-size="11pt" fo:font-weight="bold" officeooo:rsid="0030199f" officeooo:paragraph-rsid="00572e0e" style:font-size-asian="11pt" style:font-weight-asian="bold" style:font-size-complex="11pt" style:font-weight-complex="bold"/>
    </style:style>
    <style:style style:name="P105" style:family="paragraph" style:parent-style-name="Standard">
      <style:paragraph-properties fo:text-align="justify" style:justify-single-word="false"/>
      <style:text-properties style:font-name="Liberation Serif" fo:font-size="11pt" fo:font-weight="bold" officeooo:rsid="0030199f" officeooo:paragraph-rsid="007343cf" style:font-size-asian="11pt" style:font-weight-asian="bold" style:font-size-complex="11pt" style:font-weight-complex="bold"/>
    </style:style>
    <style:style style:name="P106" style:family="paragraph" style:parent-style-name="Standard">
      <style:paragraph-properties fo:text-align="justify" style:justify-single-word="false"/>
      <style:text-properties style:font-name="Liberation Serif" fo:font-size="12pt" fo:font-style="italic" fo:font-weight="normal" officeooo:rsid="005e7cb9" officeooo:paragraph-rsid="005411dd" style:font-size-asian="12pt" style:font-style-asian="italic" style:font-weight-asian="normal" style:font-size-complex="12pt" style:font-style-complex="italic" style:font-weight-complex="normal"/>
    </style:style>
    <style:style style:name="P107" style:family="paragraph" style:parent-style-name="Standard">
      <style:paragraph-properties fo:text-align="justify" style:justify-single-word="false"/>
      <style:text-properties style:font-name="Liberation Serif" fo:font-size="12pt" fo:font-style="italic" fo:font-weight="normal" officeooo:rsid="005f45c8" officeooo:paragraph-rsid="005e7cb9" style:font-size-asian="12pt" style:font-style-asian="italic" style:font-weight-asian="normal" style:font-size-complex="12pt" style:font-style-complex="italic" style:font-weight-complex="normal"/>
    </style:style>
    <style:style style:name="P108" style:family="paragraph" style:parent-style-name="Standard">
      <style:paragraph-properties fo:text-align="justify" style:justify-single-word="false"/>
      <style:text-properties style:font-name="Liberation Serif" fo:font-size="12pt" fo:font-weight="bold" officeooo:rsid="0030199f" officeooo:paragraph-rsid="00572e0e" style:font-size-asian="12pt" style:font-weight-asian="bold" style:font-size-complex="12pt" style:font-weight-complex="bold"/>
    </style:style>
    <style:style style:name="P109" style:family="paragraph" style:parent-style-name="Standard">
      <style:paragraph-properties fo:text-align="justify" style:justify-single-word="false"/>
      <style:text-properties style:font-name="Liberation Serif" fo:font-size="12pt" fo:font-weight="normal" officeooo:rsid="00572e0e" officeooo:paragraph-rsid="00572e0e"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font-name="Liberation Serif" fo:font-size="12pt" fo:font-weight="normal" officeooo:rsid="00572e0e" officeooo:paragraph-rsid="007343cf"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font-name="Liberation Serif" fo:font-size="12pt" officeooo:rsid="001a877e" officeooo:paragraph-rsid="0030199f" style:font-size-asian="12pt" style:font-size-complex="12pt"/>
    </style:style>
    <style:style style:name="P112" style:family="paragraph" style:parent-style-name="Standard">
      <style:paragraph-properties fo:text-align="justify" style:justify-single-word="false"/>
      <style:text-properties style:font-name="Liberation Serif" fo:font-size="12pt" fo:font-style="normal" fo:font-weight="normal" officeooo:rsid="005e7cb9" officeooo:paragraph-rsid="005411dd"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center" style:justify-single-word="false"/>
      <style:text-properties style:font-name="Liberation Serif" fo:font-size="10pt" fo:font-style="italic" fo:font-weight="normal" officeooo:rsid="0030199f" officeooo:paragraph-rsid="005105e1" style:font-size-asian="10pt" style:font-style-asian="italic" style:font-weight-asian="normal" style:font-size-complex="10pt" style:font-style-complex="italic" style:font-weight-complex="normal"/>
    </style:style>
    <style:style style:name="P114" style:family="paragraph" style:parent-style-name="Standard">
      <style:paragraph-properties fo:text-align="justify" style:justify-single-word="false"/>
      <style:text-properties style:font-name="Liberation Serif" fo:font-size="13pt" fo:font-style="normal" fo:font-weight="bold" officeooo:rsid="0030199f" officeooo:paragraph-rsid="0091fdab" style:font-size-asian="13pt" style:font-style-asian="normal" style:font-weight-asian="bold" style:font-size-complex="13pt" style:font-style-complex="normal" style:font-weight-complex="bold"/>
    </style:style>
    <style:style style:name="P115" style:family="paragraph" style:parent-style-name="Standard">
      <style:paragraph-properties fo:text-align="justify" style:justify-single-word="false"/>
      <style:text-properties officeooo:rsid="0048703f" officeooo:paragraph-rsid="0048703f"/>
    </style:style>
    <style:style style:name="P116" style:family="paragraph" style:parent-style-name="Standard">
      <style:paragraph-properties fo:text-align="justify" style:justify-single-word="false"/>
      <style:text-properties fo:font-weight="normal" officeooo:rsid="0030199f" officeooo:paragraph-rsid="00499d4a" style:font-weight-asian="normal" style:font-weight-complex="normal"/>
    </style:style>
    <style:style style:name="P117" style:family="paragraph" style:parent-style-name="Standard">
      <style:paragraph-properties fo:text-align="justify" style:justify-single-word="false"/>
      <style:text-properties fo:font-weight="normal" officeooo:rsid="003c6041" officeooo:paragraph-rsid="003c6041" style:font-weight-asian="normal" style:font-weight-complex="normal"/>
    </style:style>
    <style:style style:name="P118" style:family="paragraph" style:parent-style-name="Standard">
      <style:paragraph-properties fo:text-align="justify" style:justify-single-word="false"/>
      <style:text-properties fo:font-style="italic" officeooo:rsid="003c6041" officeooo:paragraph-rsid="003c6041" style:font-style-asian="italic" style:font-style-complex="italic"/>
    </style:style>
    <style:style style:name="P119" style:family="paragraph" style:parent-style-name="Standard">
      <style:text-properties officeooo:rsid="00181d84" officeooo:paragraph-rsid="00181d84"/>
    </style:style>
    <style:style style:name="P120" style:family="paragraph" style:parent-style-name="Standard">
      <style:paragraph-properties fo:text-align="justify" style:justify-single-word="false"/>
      <style:text-properties fo:font-weight="bold" officeooo:rsid="001a877e" officeooo:paragraph-rsid="001a877e" style:font-weight-asian="bold" style:font-weight-complex="bold"/>
    </style:style>
    <style:style style:name="P121" style:family="paragraph" style:parent-style-name="Standard">
      <style:paragraph-properties fo:text-align="justify" style:justify-single-word="false"/>
      <style:text-properties fo:font-weight="bold" officeooo:rsid="0030199f" officeooo:paragraph-rsid="0030199f" style:font-weight-asian="bold" style:font-weight-complex="bold"/>
    </style:style>
    <style:style style:name="P122" style:family="paragraph" style:parent-style-name="Standard">
      <style:paragraph-properties fo:text-align="justify" style:justify-single-word="false"/>
      <style:text-properties officeooo:rsid="001a877e" officeooo:paragraph-rsid="001a877e"/>
    </style:style>
    <style:style style:name="P123" style:family="paragraph" style:parent-style-name="Standard">
      <style:paragraph-properties fo:text-align="justify" style:justify-single-word="false"/>
      <style:text-properties officeooo:rsid="001a877e" officeooo:paragraph-rsid="003c6041"/>
    </style:style>
    <style:style style:name="P124" style:family="paragraph" style:parent-style-name="Standard">
      <style:paragraph-properties fo:text-align="justify" style:justify-single-word="false"/>
      <style:text-properties officeooo:rsid="002e18fd" officeooo:paragraph-rsid="002e18fd"/>
    </style:style>
    <style:style style:name="P125" style:family="paragraph" style:parent-style-name="Standard">
      <style:paragraph-properties fo:text-align="justify" style:justify-single-word="false"/>
      <style:text-properties officeooo:rsid="003c6041" officeooo:paragraph-rsid="003c6041"/>
    </style:style>
    <style:style style:name="P12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77ad35" officeooo:paragraph-rsid="0077ad35" style:font-size-asian="14pt" style:font-weight-asian="bold" style:font-size-complex="14pt" style:font-weight-complex="bold"/>
    </style:style>
    <style:style style:name="P127" style:family="paragraph" style:parent-style-name="Standard">
      <style:paragraph-properties fo:text-align="center" style:justify-single-word="false"/>
      <style:text-properties fo:color="#808080" fo:font-size="14pt" style:text-underline-style="solid" style:text-underline-width="auto" style:text-underline-color="font-color" fo:font-weight="bold" officeooo:rsid="00181d84" officeooo:paragraph-rsid="0077ad35" style:font-size-asian="14pt" style:font-weight-asian="bold" style:font-size-complex="14pt" style:font-weight-complex="bold"/>
    </style:style>
    <style:style style:name="P128" style:family="paragraph" style:parent-style-name="Standard_20__28_user_29_">
      <style:paragraph-properties fo:margin-top="0.199cm" fo:margin-bottom="0cm" loext:contextual-spacing="false" fo:text-align="justify" style:justify-single-word="false"/>
      <style:text-properties fo:color="#000000" style:font-name="Liberation Serif" fo:font-size="11pt" officeooo:rsid="002bc576" officeooo:paragraph-rsid="0045efcf" style:font-size-asian="11pt" style:font-size-complex="11pt"/>
    </style:style>
    <style:style style:name="P129" style:family="paragraph" style:parent-style-name="Standard_20__28_user_29_">
      <style:paragraph-properties fo:margin-top="0.199cm" fo:margin-bottom="0cm" loext:contextual-spacing="false"/>
      <style:text-properties fo:color="#000000" style:font-name="Liberation Serif" fo:font-size="11pt" officeooo:rsid="002bc576" officeooo:paragraph-rsid="0045efcf" style:font-size-asian="11pt" style:font-size-complex="11pt"/>
    </style:style>
    <style:style style:name="P130" style:family="paragraph" style:parent-style-name="Standard_20__28_user_29_">
      <style:paragraph-properties fo:margin-top="0.199cm" fo:margin-bottom="0cm" loext:contextual-spacing="false" fo:text-align="justify" style:justify-single-word="false"/>
      <style:text-properties fo:color="#000000" style:font-name="Liberation Serif" fo:font-size="11pt" fo:font-style="normal" style:text-underline-style="none" fo:font-weight="normal" officeooo:rsid="00373041" officeooo:paragraph-rsid="0092a208" style:font-size-asian="11pt" style:font-style-asian="normal" style:font-weight-asian="normal" style:font-name-complex="Segoe UI" style:font-size-complex="11pt" style:font-style-complex="normal" style:font-weight-complex="normal"/>
    </style:style>
    <style:style style:name="P131"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1pt" fo:language="fr" fo:country="FR" fo:font-weight="normal" officeooo:rsid="001c82c5" officeooo:paragraph-rsid="00499d4a" style:font-name-asian="Times New Roman" style:font-size-asian="11pt" style:font-weight-asian="normal" style:font-name-complex="Times New Roman" style:font-size-complex="11pt" style:language-complex="ar" style:country-complex="SA" style:font-weight-complex="normal" style:text-scale="100%"/>
    </style:style>
    <style:style style:name="P132"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1pt" fo:language="fr" fo:country="FR" fo:font-weight="normal" officeooo:rsid="00820217" officeooo:paragraph-rsid="00499d4a" style:font-name-asian="Times New Roman" style:font-size-asian="11pt" style:font-weight-asian="normal" style:font-name-complex="Times New Roman" style:font-size-complex="11pt" style:language-complex="ar" style:country-complex="SA" style:font-weight-complex="normal" style:text-scale="100%"/>
    </style:style>
    <style:style style:name="P133"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1pt" fo:language="fr" fo:country="FR" fo:font-weight="normal" officeooo:rsid="00802ac2" officeooo:paragraph-rsid="00499d4a" style:font-name-asian="Times New Roman" style:font-size-asian="11pt" style:font-weight-asian="normal" style:font-name-complex="Times New Roman" style:font-size-complex="11pt" style:language-complex="ar" style:country-complex="SA" style:font-weight-complex="normal" style:text-scale="100%"/>
    </style:style>
    <style:style style:name="P134"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1pt" fo:language="fr" fo:country="FR" fo:font-weight="normal" officeooo:rsid="007ef0b0" officeooo:paragraph-rsid="00499d4a" style:font-name-asian="Times New Roman" style:font-size-asian="11pt" style:font-weight-asian="normal" style:font-name-complex="Times New Roman" style:font-size-complex="11pt" style:language-complex="ar" style:country-complex="SA" style:font-weight-complex="normal" style:text-scale="100%"/>
    </style:style>
    <style:style style:name="P135"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1pt" fo:language="fr" fo:country="FR" fo:font-style="italic" style:text-underline-style="solid" style:text-underline-width="auto" style:text-underline-color="font-color" fo:font-weight="normal" officeooo:rsid="00820217" officeooo:paragraph-rsid="00499d4a" style:font-name-asian="Times New Roman" style:font-size-asian="11pt" style:font-style-asian="italic" style:font-weight-asian="normal" style:font-name-complex="Times New Roman" style:font-size-complex="11pt" style:language-complex="ar" style:country-complex="SA" style:font-style-complex="italic" style:font-weight-complex="normal" style:text-scale="100%"/>
    </style:style>
    <style:style style:name="P136"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1pt" fo:language="fr" fo:country="FR" fo:font-style="italic" style:text-underline-style="solid" style:text-underline-width="auto" style:text-underline-color="font-color" fo:font-weight="normal" officeooo:rsid="00802ac2" officeooo:paragraph-rsid="00499d4a" style:font-name-asian="Times New Roman" style:font-size-asian="11pt" style:font-style-asian="italic" style:font-weight-asian="normal" style:font-name-complex="Times New Roman" style:font-size-complex="11pt" style:language-complex="ar" style:country-complex="SA" style:font-style-complex="italic" style:font-weight-complex="normal" style:text-scale="100%"/>
    </style:style>
    <style:style style:name="P137"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1pt" fo:language="fr" fo:country="FR" style:text-underline-style="none" fo:font-weight="normal" officeooo:rsid="007c23b2" officeooo:paragraph-rsid="007c23b2" style:font-name-asian="Times New Roman" style:font-size-asian="11pt" style:font-weight-asian="normal" style:font-name-complex="Times New Roman" style:font-size-complex="11pt" style:language-complex="ar" style:country-complex="SA" style:font-weight-complex="normal" style:text-scale="100%"/>
    </style:style>
    <style:style style:name="P138"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1pt" fo:language="fr" fo:country="FR" style:text-underline-style="none" fo:font-weight="normal" officeooo:rsid="00955100" officeooo:paragraph-rsid="00955100" style:font-name-asian="Times New Roman" style:font-size-asian="11pt" style:font-weight-asian="normal" style:font-name-complex="Times New Roman" style:font-size-complex="11pt" style:language-complex="ar" style:country-complex="SA" style:font-weight-complex="normal" style:text-scale="100%"/>
    </style:style>
    <style:style style:name="P139"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1pt" fo:language="fr" fo:country="FR" style:text-underline-style="none" fo:font-weight="bold" officeooo:rsid="008aa670" officeooo:paragraph-rsid="00765dee" style:font-name-asian="Times New Roman" style:font-size-asian="11pt" style:font-weight-asian="bold" style:font-name-complex="Times New Roman" style:font-size-complex="11pt" style:language-complex="ar" style:country-complex="SA" style:font-weight-complex="bold" style:text-scale="100%"/>
    </style:style>
    <style:style style:name="P140"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0pt" fo:language="fr" fo:country="FR" fo:font-weight="normal" officeooo:rsid="001c82c5" officeooo:paragraph-rsid="00499d4a" style:font-name-asian="Times New Roman" style:font-size-asian="10pt" style:font-weight-asian="normal" style:font-name-complex="Times New Roman" style:font-size-complex="10pt" style:language-complex="ar" style:country-complex="SA" style:font-weight-complex="normal" style:text-scale="100%"/>
    </style:style>
    <style:style style:name="P141"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0pt" fo:language="fr" fo:country="FR" fo:font-weight="normal" officeooo:rsid="00802ac2" officeooo:paragraph-rsid="00499d4a" style:font-name-asian="Times New Roman" style:font-size-asian="10pt" style:font-weight-asian="normal" style:font-name-complex="Times New Roman" style:font-size-complex="10pt" style:language-complex="ar" style:country-complex="SA" style:font-weight-complex="normal" style:text-scale="100%"/>
    </style:style>
    <style:style style:name="P142"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0pt" fo:language="fr" fo:country="FR" fo:font-weight="normal" officeooo:rsid="007ef0b0" officeooo:paragraph-rsid="00499d4a" style:font-name-asian="Times New Roman" style:font-size-asian="10pt" style:font-weight-asian="normal" style:font-name-complex="Times New Roman" style:font-size-complex="10pt" style:language-complex="ar" style:country-complex="SA" style:font-weight-complex="normal" style:text-scale="100%"/>
    </style:style>
    <style:style style:name="P143"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0pt" fo:language="fr" fo:country="FR" style:text-underline-style="none" fo:font-weight="normal" officeooo:rsid="00820217" officeooo:paragraph-rsid="00765dee" style:font-name-asian="Times New Roman" style:font-size-asian="10pt" style:font-weight-asian="normal" style:font-name-complex="Times New Roman" style:font-size-complex="10pt" style:language-complex="ar" style:country-complex="SA" style:font-weight-complex="normal" style:text-scale="100%"/>
    </style:style>
    <style:style style:name="P144"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0pt" fo:language="fr" fo:country="FR" fo:font-weight="bold" officeooo:rsid="00765dee" officeooo:paragraph-rsid="007a3707" style:font-name-asian="Times New Roman" style:font-size-asian="10pt" style:font-weight-asian="bold" style:font-name-complex="Times New Roman" style:font-size-complex="10pt" style:language-complex="ar" style:country-complex="SA" style:font-weight-complex="bold" style:text-scale="100%"/>
    </style:style>
    <style:style style:name="P145"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2pt" fo:language="fr" fo:country="FR" style:text-underline-style="solid" style:text-underline-width="auto" style:text-underline-color="font-color" fo:font-weight="normal" officeooo:rsid="00820217" officeooo:paragraph-rsid="00499d4a" style:font-name-asian="Times New Roman" style:font-size-asian="12pt" style:font-weight-asian="normal" style:font-name-complex="Times New Roman" style:font-size-complex="12pt" style:language-complex="ar" style:country-complex="SA" style:font-weight-complex="normal" style:text-scale="100%"/>
    </style:style>
    <style:style style:name="P146"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2pt" fo:language="fr" fo:country="FR" style:text-underline-style="solid" style:text-underline-width="auto" style:text-underline-color="font-color" fo:font-weight="normal" officeooo:rsid="00820217" officeooo:paragraph-rsid="007a3707" style:font-name-asian="Times New Roman" style:font-size-asian="12pt" style:font-weight-asian="normal" style:font-name-complex="Times New Roman" style:font-size-complex="12pt" style:language-complex="ar" style:country-complex="SA" style:font-weight-complex="normal" style:text-scale="100%"/>
    </style:style>
    <style:style style:name="P147"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2pt" fo:language="fr" fo:country="FR" style:text-underline-style="solid" style:text-underline-width="auto" style:text-underline-color="font-color" fo:font-weight="normal" officeooo:rsid="007ef0b0" officeooo:paragraph-rsid="00499d4a" style:font-name-asian="Times New Roman" style:font-size-asian="12pt" style:font-weight-asian="normal" style:font-name-complex="Times New Roman" style:font-size-complex="12pt" style:language-complex="ar" style:country-complex="SA" style:font-weight-complex="normal" style:text-scale="100%"/>
    </style:style>
    <style:style style:name="P148"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2pt" fo:language="fr" fo:country="FR" style:text-underline-style="solid" style:text-underline-width="auto" style:text-underline-color="font-color" fo:font-weight="normal" officeooo:rsid="00802ac2" officeooo:paragraph-rsid="00499d4a" style:font-name-asian="Times New Roman" style:font-size-asian="12pt" style:font-weight-asian="normal" style:font-name-complex="Times New Roman" style:font-size-complex="12pt" style:language-complex="ar" style:country-complex="SA" style:font-weight-complex="normal" style:text-scale="100%"/>
    </style:style>
    <style:style style:name="P149"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2pt" fo:language="fr" fo:country="FR" style:text-underline-style="solid" style:text-underline-width="auto" style:text-underline-color="font-color" fo:font-weight="normal" officeooo:rsid="00765dee" officeooo:paragraph-rsid="00765dee" style:font-name-asian="Times New Roman" style:font-size-asian="12pt" style:font-weight-asian="normal" style:font-name-complex="Times New Roman" style:font-size-complex="12pt" style:language-complex="ar" style:country-complex="SA" style:font-weight-complex="normal" style:text-scale="100%"/>
    </style:style>
    <style:style style:name="P150"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2pt" fo:language="fr" fo:country="FR" fo:font-weight="normal" officeooo:rsid="00820217" officeooo:paragraph-rsid="00765dee" style:font-name-asian="Times New Roman" style:font-size-asian="12pt" style:font-weight-asian="normal" style:font-name-complex="Times New Roman" style:font-size-complex="12pt" style:language-complex="ar" style:country-complex="SA" style:font-weight-complex="normal" style:text-scale="100%"/>
    </style:style>
    <style:style style:name="P151"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ans" fo:font-size="10.5pt" fo:language="fr" fo:country="FR" style:text-underline-style="none" fo:font-weight="normal" officeooo:rsid="00556fd1" officeooo:paragraph-rsid="00556fd1" style:font-name-asian="Times New Roman" style:font-size-asian="10.5pt" style:font-weight-asian="normal" style:font-name-complex="Times New Roman" style:font-size-complex="10.5pt" style:language-complex="ar" style:country-complex="SA" style:font-weight-complex="normal" style:text-scale="100%"/>
    </style:style>
    <style:style style:name="P152" style:family="paragraph" style:parent-style-name="Standard_20__28_user_29_">
      <style:paragraph-properties fo:margin-top="0.199cm" fo:margin-bottom="0cm" loext:contextual-spacing="false" fo:text-align="justify" style:justify-single-word="false" fo:padding="0cm" fo:border="none" style:shadow="none"/>
      <style:text-properties fo:color="#000000" style:font-name="Liberation Sans" fo:font-size="11pt" fo:language="fr" fo:country="FR" fo:font-style="normal" style:text-underline-style="none" fo:font-weight="bold" officeooo:rsid="0077f690" officeooo:paragraph-rsid="00499d4a" style:font-name-asian="Times New Roman" style:font-size-asian="11pt" style:font-style-asian="normal" style:font-weight-asian="bold" style:font-name-complex="Times New Roman" style:font-size-complex="11pt" style:language-complex="ar" style:country-complex="SA" style:font-style-complex="normal" style:font-weight-complex="normal" style:text-scale="100%"/>
    </style:style>
    <style:style style:name="P153" style:family="paragraph" style:parent-style-name="Text_20_body">
      <style:paragraph-properties fo:margin-top="0.199cm" fo:margin-bottom="0cm" loext:contextual-spacing="false" fo:text-align="justify" style:justify-single-word="false" fo:padding="0cm" fo:border="none" style:shadow="none"/>
      <style:text-properties fo:color="#000000" style:font-name="Liberation Serif" fo:font-size="10pt" fo:language="fr" fo:country="FR" style:text-underline-style="none" fo:font-weight="normal" officeooo:rsid="00765dee" officeooo:paragraph-rsid="00976047" style:font-name-asian="Times New Roman" style:font-size-asian="10pt" style:font-weight-asian="normal" style:font-name-complex="Times New Roman" style:font-size-complex="10pt" style:language-complex="ar" style:country-complex="SA" style:font-weight-complex="normal" style:text-scale="100%"/>
    </style:style>
    <style:style style:name="P154" style:family="paragraph" style:parent-style-name="Standard">
      <style:paragraph-properties fo:text-align="justify" style:justify-single-word="false" fo:break-before="page"/>
      <style:text-properties fo:color="#000000" style:font-name="Liberation Serif" fo:font-size="14pt" fo:font-weight="bold" officeooo:rsid="00499d4a" officeooo:paragraph-rsid="00499d4a" style:font-size-asian="14pt" style:font-weight-asian="bold" style:font-name-complex="Segoe UI" style:font-size-complex="14pt" style:font-weight-complex="bold"/>
    </style:style>
    <style:style style:name="P155" style:family="paragraph" style:parent-style-name="Standard">
      <style:paragraph-properties fo:text-align="justify" style:justify-single-word="false" fo:break-before="page"/>
      <style:text-properties fo:color="#000000" style:font-name="Liberation Serif" fo:font-size="14pt" fo:font-weight="bold" officeooo:rsid="00499d4a" officeooo:paragraph-rsid="005411dd" style:font-size-asian="14pt" style:font-weight-asian="bold" style:font-name-complex="Segoe UI" style:font-size-complex="14pt" style:font-weight-complex="bold"/>
    </style:style>
    <style:style style:name="P156" style:family="paragraph" style:parent-style-name="Standard">
      <style:paragraph-properties fo:text-align="justify" style:justify-single-word="false" fo:break-before="page"/>
      <style:text-properties fo:color="#000000" style:font-name="Liberation Serif" fo:font-size="14pt" fo:font-weight="bold" officeooo:rsid="00499d4a" officeooo:paragraph-rsid="007343cf" style:font-size-asian="14pt" style:font-weight-asian="bold" style:font-name-complex="Segoe UI" style:font-size-complex="14pt" style:font-weight-complex="bold"/>
    </style:style>
    <style:style style:name="P157" style:family="paragraph" style:parent-style-name="Standard">
      <style:paragraph-properties fo:text-align="justify" style:justify-single-word="false" fo:break-before="page"/>
      <style:text-properties fo:font-weight="bold" officeooo:rsid="0018ecee" officeooo:paragraph-rsid="0072bd6e" style:font-weight-asian="bold" style:font-weight-complex="bold"/>
    </style:style>
    <style:style style:name="P158" style:family="paragraph" style:parent-style-name="Text_20_body">
      <style:text-properties fo:color="#000000" style:font-name="Liberation Serif" fo:font-size="11pt" style:text-underline-style="none" fo:font-weight="normal" officeooo:rsid="00976047" officeooo:paragraph-rsid="00976047" style:font-size-asian="11pt" style:font-weight-asian="normal" style:font-size-complex="11pt" style:font-weight-complex="normal"/>
    </style:style>
    <style:style style:name="P159" style:family="paragraph" style:parent-style-name="Text_20_body">
      <style:text-properties fo:color="#000000" style:font-name="Liberation Serif" fo:font-size="10pt" fo:language="fr" fo:country="FR" style:text-underline-style="solid" style:text-underline-width="auto" style:text-underline-color="font-color" fo:font-weight="bold" officeooo:rsid="00820217" officeooo:paragraph-rsid="00976047" style:font-name-asian="Times New Roman" style:font-size-asian="10pt" style:font-weight-asian="bold" style:font-name-complex="Times New Roman" style:font-size-complex="10pt" style:language-complex="ar" style:country-complex="SA" style:font-weight-complex="bold" style:text-scale="100%"/>
    </style:style>
    <style:style style:name="P160" style:family="paragraph" style:parent-style-name="Text_20_body">
      <style:text-properties fo:color="#000000" style:font-name="Liberation Serif" fo:font-size="10pt" fo:language="fr" fo:country="FR" style:text-underline-style="none" fo:font-weight="bold" officeooo:rsid="00820217" officeooo:paragraph-rsid="00976047" style:font-name-asian="Times New Roman" style:font-size-asian="10pt" style:font-weight-asian="bold" style:font-name-complex="Times New Roman" style:font-size-complex="10pt" style:language-complex="ar" style:country-complex="SA" style:font-weight-complex="bold" style:text-scale="100%"/>
    </style:style>
    <style:style style:name="P161" style:family="paragraph" style:parent-style-name="Standard">
      <style:paragraph-properties fo:text-align="justify" style:justify-single-word="false"/>
      <style:text-properties fo:color="#800000" fo:font-size="11pt" style:text-underline-style="solid" style:text-underline-width="auto" style:text-underline-color="font-color" officeooo:rsid="0032e238" officeooo:paragraph-rsid="004e3f9c" style:font-size-asian="11pt" style:font-size-complex="11pt"/>
    </style:style>
    <style:style style:name="P162" style:family="paragraph" style:parent-style-name="Standard">
      <style:paragraph-properties fo:text-align="justify" style:justify-single-word="false"/>
      <style:text-properties fo:color="#800000" fo:font-size="11pt" style:text-underline-style="solid" style:text-underline-width="auto" style:text-underline-color="font-color" fo:font-weight="normal" officeooo:rsid="0061e5fb" officeooo:paragraph-rsid="00618785" style:font-size-asian="11pt" style:font-weight-asian="normal" style:font-size-complex="11pt" style:font-weight-complex="normal"/>
    </style:style>
    <style:style style:name="P163" style:family="paragraph" style:parent-style-name="Standard">
      <style:paragraph-properties fo:text-align="justify" style:justify-single-word="false"/>
      <style:text-properties fo:color="#800000" style:font-name="Liberation Serif" fo:font-size="11pt" fo:font-style="normal" style:text-underline-style="solid" style:text-underline-width="auto" style:text-underline-color="font-color" fo:font-weight="normal" officeooo:rsid="0090e9e8" officeooo:paragraph-rsid="0090e9e8" style:font-size-asian="11pt" style:font-style-asian="normal" style:font-weight-asian="normal" style:font-size-complex="11pt" style:font-style-complex="normal" style:font-weight-complex="normal"/>
    </style:style>
    <style:style style:name="P164" style:family="paragraph" style:parent-style-name="Standard">
      <style:paragraph-properties fo:text-align="justify" style:justify-single-word="false"/>
      <style:text-properties style:font-name="Liberation Serif" fo:font-size="11pt" fo:font-weight="normal" officeooo:rsid="0045efcf" officeooo:paragraph-rsid="006c3cec" style:font-size-asian="11pt" style:font-weight-asian="normal" style:font-size-complex="11pt" style:font-weight-complex="normal"/>
    </style:style>
    <style:style style:name="P165" style:family="paragraph" style:parent-style-name="Standard">
      <style:paragraph-properties fo:text-align="justify" style:justify-single-word="false"/>
      <style:text-properties style:font-name="Liberation Serif" fo:font-size="11pt" fo:font-weight="normal" officeooo:rsid="0046fbcd" officeooo:paragraph-rsid="006c3cec" style:font-size-asian="11pt" style:font-weight-asian="normal" style:font-size-complex="11pt" style:font-weight-complex="normal"/>
    </style:style>
    <style:style style:name="P166" style:family="paragraph" style:parent-style-name="Standard">
      <style:paragraph-properties fo:text-align="justify" style:justify-single-word="false"/>
      <style:text-properties style:font-name="Liberation Serif" fo:font-size="11pt" fo:font-weight="normal" officeooo:rsid="00693940" officeooo:paragraph-rsid="0087c62a" style:font-size-asian="11pt" style:font-weight-asian="normal" style:font-size-complex="11pt" style:font-weight-complex="normal"/>
    </style:style>
    <style:style style:name="P167" style:family="paragraph" style:parent-style-name="Standard">
      <style:paragraph-properties fo:text-align="justify" style:justify-single-word="false"/>
      <style:text-properties style:font-name="Liberation Serif" fo:font-size="11pt" fo:font-weight="normal" officeooo:rsid="005f45c8" officeooo:paragraph-rsid="0087c62a" style:font-size-asian="11pt" style:font-weight-asian="normal" style:font-size-complex="11pt" style:font-weight-complex="normal"/>
    </style:style>
    <style:style style:name="P168" style:family="paragraph" style:parent-style-name="Standard">
      <style:paragraph-properties fo:text-align="justify" style:justify-single-word="false"/>
      <style:text-properties style:font-name="Liberation Serif" fo:font-size="11pt" fo:font-weight="normal" officeooo:rsid="005e7cb9" officeooo:paragraph-rsid="00a12d47" style:font-size-asian="11pt" style:font-weight-asian="normal" style:font-size-complex="11pt" style:font-weight-complex="normal"/>
    </style:style>
    <style:style style:name="P169" style:family="paragraph" style:parent-style-name="Standard" style:list-style-name="L2">
      <style:paragraph-properties fo:text-align="justify" style:justify-single-word="false"/>
      <style:text-properties style:font-name="Liberation Serif" fo:font-size="11pt" officeooo:rsid="0045efcf" officeooo:paragraph-rsid="006c3cec" style:font-size-asian="11pt" style:font-size-complex="11pt"/>
    </style:style>
    <style:style style:name="P170" style:family="paragraph" style:parent-style-name="Standard">
      <style:paragraph-properties fo:text-align="justify" style:justify-single-word="false"/>
      <style:text-properties style:font-name="Liberation Serif" fo:font-size="12pt" fo:font-style="italic" fo:font-weight="normal" officeooo:rsid="005f45c8" officeooo:paragraph-rsid="005411dd" style:font-size-asian="12pt" style:font-style-asian="italic" style:font-weight-asian="normal" style:font-size-complex="12pt" style:font-style-complex="italic" style:font-weight-complex="normal"/>
    </style:style>
    <style:style style:name="P171" style:family="paragraph" style:parent-style-name="Standard">
      <style:paragraph-properties fo:text-align="justify" style:justify-single-word="false"/>
      <style:text-properties style:font-name="Liberation Serif" fo:font-size="12pt" fo:font-style="italic" fo:font-weight="normal" officeooo:rsid="00556fd1" officeooo:paragraph-rsid="005411dd" style:font-size-asian="12pt" style:font-style-asian="italic" style:font-weight-asian="normal" style:font-size-complex="12pt" style:font-style-complex="italic" style:font-weight-complex="normal"/>
    </style:style>
    <style:style style:name="P172" style:family="paragraph" style:parent-style-name="Standard">
      <style:paragraph-properties fo:text-align="justify" style:justify-single-word="false"/>
      <style:text-properties fo:color="#000000" style:font-name="Liberation Serif" fo:font-size="11pt" fo:font-style="normal" style:text-underline-style="none" fo:font-weight="normal" officeooo:rsid="0090e9e8" officeooo:paragraph-rsid="0090e9e8" style:font-size-asian="11pt" style:font-style-asian="normal" style:font-weight-asian="normal" style:font-size-complex="11pt" style:font-style-complex="normal" style:font-weight-complex="normal"/>
    </style:style>
    <style:style style:name="P173" style:family="paragraph" style:parent-style-name="Standard" style:list-style-name="L5">
      <style:paragraph-properties fo:text-align="justify" style:justify-single-word="false"/>
      <style:text-properties fo:color="#000000" fo:font-size="11pt" style:text-underline-style="none" officeooo:paragraph-rsid="00960afe" style:font-name-asian="Times New Roman" style:font-size-asian="11pt" style:font-name-complex="Arial" style:font-size-complex="11pt" style:language-complex="ar" style:country-complex="SA"/>
    </style:style>
    <style:style style:name="P174" style:family="paragraph" style:parent-style-name="Standard">
      <style:paragraph-properties fo:text-align="justify" style:justify-single-word="false" fo:break-before="page"/>
      <style:text-properties fo:color="#000000" style:font-name="Liberation Serif" fo:font-size="14pt" fo:font-weight="bold" officeooo:rsid="005411dd" officeooo:paragraph-rsid="00499d4a" style:font-size-asian="14pt" style:font-weight-asian="bold" style:font-name-complex="Segoe UI" style:font-size-complex="14pt" style:font-weight-complex="bold"/>
    </style:style>
    <style:style style:name="P175" style:family="paragraph" style:parent-style-name="Standard">
      <style:paragraph-properties fo:text-align="justify" style:justify-single-word="false" fo:break-before="page"/>
      <style:text-properties fo:color="#000000" style:font-name="Liberation Serif" fo:font-size="14pt" fo:font-weight="bold" officeooo:rsid="004bb728" officeooo:paragraph-rsid="00499d4a" style:font-size-asian="14pt" style:font-weight-asian="bold" style:font-name-complex="Segoe UI" style:font-size-complex="14pt" style:font-weight-complex="bold"/>
    </style:style>
    <style:style style:name="P176"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1pt" fo:language="fr" fo:country="FR" fo:font-weight="normal" officeooo:rsid="001f604c" officeooo:paragraph-rsid="00499d4a" style:font-name-asian="Times New Roman" style:font-size-asian="11pt" style:font-weight-asian="normal" style:font-name-complex="Times New Roman" style:font-size-complex="11pt" style:language-complex="ar" style:country-complex="SA" style:font-weight-complex="normal" style:text-scale="100%"/>
    </style:style>
    <style:style style:name="P177"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1pt" fo:language="fr" fo:country="FR" fo:font-weight="normal" officeooo:rsid="006e9061" officeooo:paragraph-rsid="00499d4a" style:font-name-asian="Times New Roman" style:font-size-asian="11pt" style:font-weight-asian="normal" style:font-name-complex="Times New Roman" style:font-size-complex="11pt" style:language-complex="ar" style:country-complex="SA" style:font-weight-complex="normal" style:text-scale="100%"/>
    </style:style>
    <style:style style:name="P178"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1pt" fo:language="fr" fo:country="FR" fo:font-weight="normal" officeooo:rsid="001c82c5" officeooo:paragraph-rsid="00499d4a" style:font-name-asian="Times New Roman" style:font-size-asian="11pt" style:font-weight-asian="normal" style:font-name-complex="Times New Roman" style:font-size-complex="11pt" style:language-complex="ar" style:country-complex="SA" style:font-weight-complex="normal" style:text-scale="100%"/>
    </style:style>
    <style:style style:name="P179"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1pt" fo:language="fr" fo:country="FR" style:text-underline-style="solid" style:text-underline-width="auto" style:text-underline-color="font-color" fo:font-weight="normal" officeooo:rsid="008aa670" officeooo:paragraph-rsid="00765dee" style:font-name-asian="Times New Roman" style:font-size-asian="11pt" style:font-weight-asian="normal" style:font-name-complex="Times New Roman" style:font-size-complex="11pt" style:language-complex="ar" style:country-complex="SA" style:font-weight-complex="normal" style:text-scale="100%"/>
    </style:style>
    <style:style style:name="P180" style:family="paragraph" style:parent-style-name="Standard" style:list-style-name="L5">
      <style:paragraph-properties fo:margin-top="0.199cm" fo:margin-bottom="0cm" loext:contextual-spacing="false" fo:text-align="justify" style:justify-single-word="false" fo:padding="0cm" fo:border="none" style:shadow="none"/>
      <style:text-properties fo:color="#000000" style:font-name="Liberation Serif" fo:font-size="11pt" fo:language="fr" fo:country="FR" style:text-underline-style="none" fo:font-weight="normal" officeooo:rsid="00820217" officeooo:paragraph-rsid="00960afe" style:font-name-asian="Times New Roman" style:font-size-asian="11pt" style:font-weight-asian="normal" style:font-name-complex="Arial" style:font-size-complex="11pt" style:language-complex="ar" style:country-complex="SA" style:font-weight-complex="normal" style:text-scale="100%"/>
    </style:style>
    <style:style style:name="P181" style:family="paragraph" style:parent-style-name="Standard">
      <style:paragraph-properties fo:margin-top="0.199cm" fo:margin-bottom="0cm" loext:contextual-spacing="false" fo:text-align="justify" style:justify-single-word="false" fo:padding="0cm" fo:border="none" style:shadow="none"/>
      <style:text-properties fo:color="#000000" style:font-name="Liberation Serif" fo:font-size="12pt" fo:language="fr" fo:country="FR" style:text-underline-style="solid" style:text-underline-width="auto" style:text-underline-color="font-color" fo:font-weight="normal" officeooo:rsid="007a3707" officeooo:paragraph-rsid="00499d4a" style:font-name-asian="Times New Roman" style:font-size-asian="12pt" style:font-weight-asian="normal" style:font-name-complex="Times New Roman" style:font-size-complex="12pt" style:language-complex="ar" style:country-complex="SA" style:font-weight-complex="normal" style:text-scale="100%"/>
    </style:style>
    <style:style style:name="P182" style:family="paragraph" style:parent-style-name="Standard_20__28_user_29_">
      <style:paragraph-properties fo:margin-top="0.199cm" fo:margin-bottom="0cm" loext:contextual-spacing="false"/>
      <style:text-properties fo:color="#000000" style:font-name="Liberation Serif" fo:font-size="11pt" style:text-underline-style="none" officeooo:rsid="006c3cec" officeooo:paragraph-rsid="0045efcf" style:font-size-asian="11pt" style:font-size-complex="11pt"/>
    </style:style>
    <style:style style:name="P183" style:family="paragraph" style:parent-style-name="Standard_20__28_user_29_" style:list-style-name="L1">
      <style:paragraph-properties fo:margin-top="0.199cm" fo:margin-bottom="0cm" loext:contextual-spacing="false"/>
      <style:text-properties fo:color="#000000" style:font-name="Liberation Serif" fo:font-size="11pt" officeooo:rsid="002bc576" officeooo:paragraph-rsid="0045efcf" style:font-size-asian="11pt" style:font-size-complex="11pt"/>
    </style:style>
    <style:style style:name="P184" style:family="paragraph" style:parent-style-name="Standard_20__28_user_29_" style:list-style-name="L1">
      <style:paragraph-properties fo:margin-top="0.199cm" fo:margin-bottom="0cm" loext:contextual-spacing="false" fo:text-align="justify" style:justify-single-word="false"/>
      <style:text-properties fo:color="#000000" style:font-name="Liberation Serif" fo:font-size="11pt" officeooo:rsid="002bc576" officeooo:paragraph-rsid="0045efcf" style:font-size-asian="11pt" style:font-size-complex="11pt"/>
    </style:style>
    <style:style style:name="P185" style:family="paragraph" style:parent-style-name="Standard_20__28_user_29_" style:list-style-name="L3">
      <style:paragraph-properties fo:margin-top="0.199cm" fo:margin-bottom="0cm" loext:contextual-spacing="false"/>
      <style:text-properties fo:color="#000000" style:font-name="Liberation Serif" fo:font-size="11pt" fo:language="fr" fo:country="FR" officeooo:rsid="002bc576" officeooo:paragraph-rsid="0045efcf" style:letter-kerning="true" style:font-name-asian="Times New Roman" style:font-size-asian="11pt" style:language-asian="zh" style:country-asian="CN" style:font-name-complex="Times New Roman" style:font-size-complex="11pt" style:language-complex="ar" style:country-complex="SA"/>
    </style:style>
    <style:style style:name="P186" style:family="paragraph" style:parent-style-name="Standard_20__28_user_29_" style:list-style-name="L4">
      <style:paragraph-properties fo:margin-top="0.199cm" fo:margin-bottom="0cm" loext:contextual-spacing="false"/>
      <style:text-properties fo:color="#000000" style:font-name="Liberation Serif" fo:font-size="11pt" fo:language="fr" fo:country="FR" officeooo:rsid="002bc576" officeooo:paragraph-rsid="0045efcf" style:letter-kerning="true" style:font-name-asian="Times New Roman" style:font-size-asian="11pt" style:language-asian="zh" style:country-asian="CN" style:font-name-complex="Times New Roman" style:font-size-complex="11pt" style:language-complex="ar" style:country-complex="SA"/>
    </style:style>
    <style:style style:name="P187" style:family="paragraph" style:parent-style-name="Standard_20__28_user_29_" style:list-style-name="L4">
      <style:paragraph-properties fo:margin-top="0.199cm" fo:margin-bottom="0cm" loext:contextual-spacing="false" fo:text-align="justify" style:justify-single-word="false"/>
      <style:text-properties fo:color="#000000" style:font-name="Liberation Serif" fo:font-size="11pt" fo:language="fr" fo:country="FR" fo:font-weight="normal" officeooo:rsid="002bc576" officeooo:paragraph-rsid="0045efcf" style:letter-kerning="true" style:font-name-asian="Times New Roman" style:font-size-asian="11pt" style:language-asian="zh" style:country-asian="CN" style:font-weight-asian="normal" style:font-name-complex="Times New Roman" style:font-size-complex="11pt" style:language-complex="ar" style:country-complex="SA" style:font-weight-complex="normal"/>
    </style:style>
    <style:style style:name="P1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72bd6e"/>
    </style:style>
    <style:style style:name="T2" style:family="text">
      <style:text-properties officeooo:rsid="005888c3"/>
    </style:style>
    <style:style style:name="T3" style:family="text">
      <style:text-properties officeooo:rsid="0046a952"/>
    </style:style>
    <style:style style:name="T4" style:family="text">
      <style:text-properties officeooo:rsid="00719500"/>
    </style:style>
    <style:style style:name="T5" style:family="text">
      <style:text-properties fo:font-size="12pt" officeooo:rsid="00556fd1" style:font-size-asian="12pt" style:font-size-complex="12pt"/>
    </style:style>
    <style:style style:name="T6" style:family="text">
      <style:text-properties fo:font-size="12pt" style:font-size-asian="12pt" style:font-size-complex="12pt"/>
    </style:style>
    <style:style style:name="T7" style:family="text">
      <style:text-properties officeooo:rsid="006c3cec"/>
    </style:style>
    <style:style style:name="T8" style:family="text">
      <style:text-properties officeooo:rsid="005f45c8"/>
    </style:style>
    <style:style style:name="T9" style:family="text">
      <style:text-properties fo:color="#800000" style:text-underline-style="solid" style:text-underline-width="auto" style:text-underline-color="font-color"/>
    </style:style>
    <style:style style:name="T10" style:family="text">
      <style:text-properties fo:color="#800000" style:text-underline-style="solid" style:text-underline-width="auto" style:text-underline-color="font-color" officeooo:rsid="008f489d"/>
    </style:style>
    <style:style style:name="T11" style:family="text">
      <style:text-properties officeooo:rsid="00793c91"/>
    </style:style>
    <style:style style:name="T12" style:family="text">
      <style:text-properties officeooo:rsid="008aa670"/>
    </style:style>
    <style:style style:name="T13" style:family="text">
      <style:text-properties fo:font-size="11pt" style:text-underline-style="solid" style:text-underline-width="auto" style:text-underline-color="font-color" style:font-size-asian="11pt" style:font-size-complex="11pt"/>
    </style:style>
    <style:style style:name="T14" style:family="text">
      <style:text-properties fo:font-size="11pt" style:text-underline-style="solid" style:text-underline-width="auto" style:text-underline-color="font-color" officeooo:rsid="008aa670" style:font-size-asian="11pt" style:font-size-complex="11pt"/>
    </style:style>
    <style:style style:name="T15" style:family="text">
      <style:text-properties officeooo:rsid="009e2094"/>
    </style:style>
    <style:style style:name="T16" style:family="text">
      <style:text-properties fo:color="#800000" style:text-underline-style="solid" style:text-underline-width="auto" style:text-underline-color="font-color"/>
    </style:style>
    <style:style style:name="T17" style:family="text">
      <style:text-properties fo:color="#800000" style:text-underline-style="solid" style:text-underline-width="auto" style:text-underline-color="font-color" officeooo:rsid="008f489d"/>
    </style:style>
    <style:style style:name="T18" style:family="text">
      <style:text-properties fo:color="#800000" style:text-underline-style="solid" style:text-underline-width="auto" style:text-underline-color="font-color" officeooo:rsid="009cfa6a"/>
    </style:style>
    <style:style style:name="T19" style:family="text">
      <style:text-properties fo:color="#800000" officeooo:rsid="009cfa6a"/>
    </style:style>
    <style:style style:name="T20" style:family="text">
      <style:text-properties fo:color="#800000" style:text-position="super 58%" officeooo:rsid="009cfa6a"/>
    </style:style>
    <style:style style:name="T21" style:family="text">
      <style:text-properties fo:color="#800000" style:text-position="super 58%" style:text-underline-style="solid" style:text-underline-width="auto" style:text-underline-color="font-color" officeooo:rsid="009cfa6a"/>
    </style:style>
    <style:style style:name="T22" style:family="text">
      <style:text-properties officeooo:rsid="0072bd6e"/>
    </style:style>
    <style:style style:name="T23" style:family="text">
      <style:text-properties officeooo:rsid="005888c3"/>
    </style:style>
    <style:style style:name="T24" style:family="text">
      <style:text-properties officeooo:rsid="0046a952"/>
    </style:style>
    <style:style style:name="T25" style:family="text">
      <style:text-properties fo:font-weight="normal" style:font-weight-asian="normal" style:font-weight-complex="normal"/>
    </style:style>
    <style:style style:name="T26" style:family="text">
      <style:text-properties fo:font-weight="normal" officeooo:rsid="0046fbcd" style:font-weight-asian="normal" style:font-weight-complex="normal"/>
    </style:style>
    <style:style style:name="T27" style:family="text">
      <style:text-properties fo:font-weight="normal" officeooo:rsid="005105e1" style:font-weight-asian="normal" style:font-weight-complex="normal"/>
    </style:style>
    <style:style style:name="T28" style:family="text">
      <style:text-properties fo:font-weight="normal" officeooo:rsid="006b5f73" style:font-weight-asian="normal" style:font-weight-complex="normal"/>
    </style:style>
    <style:style style:name="T29" style:family="text">
      <style:text-properties fo:font-weight="normal" officeooo:rsid="006c3cec" style:font-weight-asian="normal" style:font-weight-complex="normal"/>
    </style:style>
    <style:style style:name="T30" style:family="text">
      <style:text-properties fo:font-weight="normal" officeooo:rsid="00670127" style:font-weight-asian="normal" style:font-weight-complex="normal"/>
    </style:style>
    <style:style style:name="T31" style:family="text">
      <style:text-properties fo:font-weight="normal" officeooo:rsid="008202b9" style:font-weight-asian="normal" style:font-weight-complex="normal"/>
    </style:style>
    <style:style style:name="T32" style:family="text">
      <style:text-properties officeooo:rsid="00719500"/>
    </style:style>
    <style:style style:name="T33" style:family="text">
      <style:text-properties style:text-underline-style="none"/>
    </style:style>
    <style:style style:name="T34" style:family="text">
      <style:text-properties style:text-underline-style="none" officeooo:rsid="006c3cec"/>
    </style:style>
    <style:style style:name="T35" style:family="text">
      <style:text-properties style:text-underline-style="none" officeooo:rsid="001c82c5"/>
    </style:style>
    <style:style style:name="T36" style:family="text">
      <style:text-properties officeooo:rsid="005f45c8"/>
    </style:style>
    <style:style style:name="T37" style:family="text">
      <style:text-properties fo:font-size="12pt" style:font-size-asian="12pt" style:font-size-complex="12pt"/>
    </style:style>
    <style:style style:name="T38" style:family="text">
      <style:text-properties fo:font-size="12pt" officeooo:rsid="00556fd1" style:font-size-asian="12pt" style:font-size-complex="12pt"/>
    </style:style>
    <style:style style:name="T39" style:family="text">
      <style:text-properties officeooo:rsid="006c3cec"/>
    </style:style>
    <style:style style:name="T40" style:family="text">
      <style:text-properties officeooo:rsid="00693940"/>
    </style:style>
    <style:style style:name="T41" style:family="text">
      <style:text-properties officeooo:rsid="0090e9e8"/>
    </style:style>
    <style:style style:name="T42" style:family="text">
      <style:text-properties officeooo:rsid="005411dd"/>
    </style:style>
    <style:style style:name="T43" style:family="text">
      <style:text-properties officeooo:rsid="004bb728"/>
    </style:style>
    <style:style style:name="T44" style:family="text">
      <style:text-properties officeooo:rsid="001f604c"/>
    </style:style>
    <style:style style:name="T45" style:family="text">
      <style:text-properties officeooo:rsid="00793c91"/>
    </style:style>
    <style:style style:name="T46" style:family="text">
      <style:text-properties officeooo:rsid="008aa670"/>
    </style:style>
    <style:style style:name="T47" style:family="text">
      <style:text-properties fo:font-size="11pt" style:font-size-asian="11pt" style:font-size-complex="11pt"/>
    </style:style>
    <style:style style:name="T48" style:family="text">
      <style:text-properties fo:font-size="11pt" officeooo:rsid="006e9061" style:font-size-asian="11pt" style:font-size-complex="11pt"/>
    </style:style>
    <style:style style:name="T49" style:family="text">
      <style:text-properties fo:font-size="11pt" officeooo:rsid="008aa670" style:font-size-asian="11pt" style:font-size-complex="11pt"/>
    </style:style>
    <style:style style:name="T50" style:family="text">
      <style:text-properties fo:font-size="11pt" officeooo:rsid="00765dee" style:font-size-asian="11pt" style:font-size-complex="11pt"/>
    </style:style>
    <style:style style:name="T51" style:family="text">
      <style:text-properties fo:font-size="11pt" officeooo:rsid="00793c91" style:font-size-asian="11pt" style:font-size-complex="11pt"/>
    </style:style>
    <style:style style:name="T52" style:family="text">
      <style:text-properties fo:font-size="11pt" style:text-underline-style="solid" style:text-underline-width="auto" style:text-underline-color="font-color" style:font-size-asian="11pt" style:font-size-complex="11pt"/>
    </style:style>
    <style:style style:name="T53" style:family="text">
      <style:text-properties fo:font-size="11pt" style:text-underline-style="solid" style:text-underline-width="auto" style:text-underline-color="font-color" officeooo:rsid="008aa670" style:font-size-asian="11pt" style:font-size-complex="11pt"/>
    </style:style>
    <style:style style:name="T54" style:family="text">
      <style:text-properties officeooo:rsid="001c82c5"/>
    </style:style>
    <style:style style:name="T55" style:family="text">
      <style:text-properties officeooo:rsid="007a3707"/>
    </style:style>
    <style:style style:name="T56" style:family="text">
      <style:text-properties fo:font-size="10pt" fo:language="fr" fo:country="FR" fo:font-weight="bold" officeooo:rsid="00820217" style:font-name-asian="Times New Roman" style:font-size-asian="10pt" style:font-weight-asian="bold" style:font-name-complex="Times New Roman" style:font-size-complex="10pt" style:language-complex="ar" style:country-complex="SA" style:font-weight-complex="bold" style:text-scale="100%"/>
    </style:style>
    <style:style style:name="T57" style:family="text">
      <style:text-properties officeooo:rsid="008f489d"/>
    </style:style>
    <style:style style:name="T58" style:family="text">
      <style:text-properties fo:color="#000000" style:text-underline-style="none" officeooo:rsid="0018ecee"/>
    </style:style>
    <style:style style:name="T59" style:family="text">
      <style:text-properties officeooo:rsid="0032e238"/>
    </style:style>
    <style:style style:name="T60" style:family="text">
      <style:text-properties style:font-name="Liberation Serif" fo:font-weight="normal" officeooo:rsid="00556fd1" style:font-weight-asian="normal" style:font-weight-complex="normal"/>
    </style:style>
    <style:style style:name="T61" style:family="text">
      <style:text-properties style:font-name="Liberation Serif" fo:font-weight="normal" officeooo:rsid="005411dd" style:font-weight-asian="normal" style:font-weight-complex="normal"/>
    </style:style>
    <style:style style:name="T62" style:family="text">
      <style:text-properties style:font-name="Liberation Serif" fo:font-weight="normal" officeooo:rsid="005888c3" style:font-weight-asian="normal" style:font-weight-complex="normal"/>
    </style:style>
    <style:style style:name="T63" style:family="text">
      <style:text-properties officeooo:rsid="004f1685"/>
    </style:style>
    <style:style style:name="T64" style:family="text">
      <style:text-properties officeooo:rsid="00670127"/>
    </style:style>
    <style:style style:name="T65" style:family="text">
      <style:text-properties officeooo:rsid="0018ecee"/>
    </style:style>
    <style:style style:name="T66" style:family="text">
      <style:text-properties officeooo:rsid="00280fa1"/>
    </style:style>
    <style:style style:name="T67" style:family="text">
      <style:text-properties fo:font-style="italic" style:font-style-asian="italic" style:font-style-complex="italic"/>
    </style:style>
    <style:style style:name="T68" style:family="text">
      <style:text-properties fo:font-style="italic" officeooo:rsid="0046fbcd" style:font-style-asian="italic" style:font-style-complex="italic"/>
    </style:style>
    <style:style style:name="T69" style:family="text">
      <style:text-properties fo:font-style="italic" officeooo:rsid="00499d4a" style:font-style-asian="italic" style:font-style-complex="italic"/>
    </style:style>
    <style:style style:name="T70" style:family="text">
      <style:text-properties officeooo:rsid="0045efcf"/>
    </style:style>
    <style:style style:name="T71" style:family="text">
      <style:text-properties officeooo:rsid="003c64e3"/>
    </style:style>
    <style:style style:name="T72" style:family="text">
      <style:text-properties officeooo:rsid="00795fcc"/>
    </style:style>
    <style:style style:name="T73" style:family="text">
      <style:text-properties officeooo:rsid="002d4a46"/>
    </style:style>
    <style:style style:name="T74" style:family="text">
      <style:text-properties officeooo:rsid="00513dee"/>
    </style:style>
    <style:style style:name="T75" style:family="text">
      <style:text-properties officeooo:rsid="004a1988"/>
    </style:style>
    <style:style style:name="T76" style:family="text">
      <style:text-properties officeooo:rsid="004e3f9c"/>
    </style:style>
    <style:style style:name="T77" style:family="text">
      <style:text-properties officeooo:rsid="00322db7"/>
    </style:style>
    <style:style style:name="T78" style:family="text">
      <style:text-properties officeooo:rsid="003d79cf"/>
    </style:style>
    <style:style style:name="T79" style:family="text">
      <style:text-properties officeooo:rsid="0052b475"/>
    </style:style>
    <style:style style:name="T80" style:family="text">
      <style:text-properties officeooo:rsid="00572e0e"/>
    </style:style>
    <style:style style:name="T81" style:family="text">
      <style:text-properties officeooo:rsid="005b09e4"/>
    </style:style>
    <style:style style:name="T82" style:family="text">
      <style:text-properties officeooo:rsid="005bcac8"/>
    </style:style>
    <style:style style:name="T83" style:family="text">
      <style:text-properties officeooo:rsid="005e1463"/>
    </style:style>
    <style:style style:name="T84" style:family="text">
      <style:text-properties officeooo:rsid="0060aaec"/>
    </style:style>
    <style:style style:name="T85" style:family="text">
      <style:text-properties officeooo:rsid="006467ad"/>
    </style:style>
    <style:style style:name="T86" style:family="text">
      <style:text-properties officeooo:rsid="006825b9"/>
    </style:style>
    <style:style style:name="T87" style:family="text">
      <style:text-properties officeooo:rsid="0069af1b"/>
    </style:style>
    <style:style style:name="T88" style:family="text">
      <style:text-properties officeooo:rsid="006b5f73"/>
    </style:style>
    <style:style style:name="T89" style:family="text">
      <style:text-properties fo:font-size="13pt" officeooo:rsid="001a877e" style:font-size-asian="13pt" style:font-size-complex="13pt"/>
    </style:style>
    <style:style style:name="T90" style:family="text">
      <style:text-properties fo:font-size="13pt" officeooo:rsid="0045efcf" style:font-size-asian="13pt" style:font-size-complex="13pt"/>
    </style:style>
    <style:style style:name="T91" style:family="text">
      <style:text-properties fo:font-style="normal" style:font-style-asian="normal" style:font-style-complex="normal"/>
    </style:style>
    <style:style style:name="T92" style:family="text">
      <style:text-properties fo:font-style="normal" officeooo:rsid="005105e1" style:font-style-asian="normal" style:font-style-complex="normal"/>
    </style:style>
    <style:style style:name="T93" style:family="text">
      <style:text-properties fo:font-style="normal" officeooo:rsid="0045efcf" style:font-style-asian="normal" style:font-style-complex="normal"/>
    </style:style>
    <style:style style:name="T94" style:family="text">
      <style:text-properties officeooo:rsid="007343cf"/>
    </style:style>
    <style:style style:name="T95" style:family="text">
      <style:text-properties officeooo:rsid="00746bc7"/>
    </style:style>
    <style:style style:name="T96" style:family="text">
      <style:text-properties style:text-underline-style="solid" style:text-underline-width="auto" style:text-underline-color="font-color"/>
    </style:style>
    <style:style style:name="T97" style:family="text">
      <style:text-properties style:text-underline-style="solid" style:text-underline-width="auto" style:text-underline-color="font-color" officeooo:rsid="00765dee"/>
    </style:style>
    <style:style style:name="T98" style:family="text">
      <style:text-properties style:text-underline-style="solid" style:text-underline-width="auto" style:text-underline-color="font-color" officeooo:rsid="007a3707"/>
    </style:style>
    <style:style style:name="T99" style:family="text">
      <style:text-properties style:text-underline-style="solid" style:text-underline-width="auto" style:text-underline-color="font-color" officeooo:rsid="00960afe"/>
    </style:style>
    <style:style style:name="T100" style:family="text">
      <style:text-properties officeooo:rsid="0076e6e1"/>
    </style:style>
    <style:style style:name="T101" style:family="text">
      <style:text-properties officeooo:rsid="0077ad35"/>
    </style:style>
    <style:style style:name="T102" style:family="text">
      <style:text-properties officeooo:rsid="007e18a3"/>
    </style:style>
    <style:style style:name="T103" style:family="text">
      <style:text-properties officeooo:rsid="007e95c1"/>
    </style:style>
    <style:style style:name="T104" style:family="text">
      <style:text-properties officeooo:rsid="0082a9e2"/>
    </style:style>
    <style:style style:name="T105" style:family="text">
      <style:text-properties officeooo:rsid="00856eed"/>
    </style:style>
    <style:style style:name="T106" style:family="text">
      <style:text-properties officeooo:rsid="008680b2"/>
    </style:style>
    <style:style style:name="T107" style:family="text">
      <style:text-properties officeooo:rsid="0087c62a"/>
    </style:style>
    <style:style style:name="T108" style:family="text">
      <style:text-properties officeooo:rsid="008a3243"/>
    </style:style>
    <style:style style:name="T109" style:family="text">
      <style:text-properties officeooo:rsid="008ed3d0"/>
    </style:style>
    <style:style style:name="T110" style:family="text">
      <style:text-properties officeooo:rsid="008f233e"/>
    </style:style>
    <style:style style:name="T111" style:family="text">
      <style:text-properties officeooo:rsid="0091fdab"/>
    </style:style>
    <style:style style:name="T112" style:family="text">
      <style:text-properties officeooo:rsid="006e9908" style:font-name-complex="Segoe UI"/>
    </style:style>
    <style:style style:name="T113" style:family="text">
      <style:text-properties officeooo:rsid="0092a208" style:font-name-complex="Segoe UI"/>
    </style:style>
    <style:style style:name="T114" style:family="text">
      <style:text-properties officeooo:rsid="00381f23" style:font-name-complex="Segoe UI"/>
    </style:style>
    <style:style style:name="T115" style:family="text">
      <style:text-properties officeooo:rsid="00373041" style:font-name-complex="Segoe UI"/>
    </style:style>
    <style:style style:name="T116" style:family="text">
      <style:text-properties officeooo:rsid="0004e4d0"/>
    </style:style>
    <style:style style:name="T117" style:family="text">
      <style:text-properties officeooo:rsid="0002007f"/>
    </style:style>
    <style:style style:name="T118" style:family="text">
      <style:text-properties officeooo:rsid="0022fbfe"/>
    </style:style>
    <style:style style:name="T119" style:family="text">
      <style:text-properties officeooo:rsid="0051b9b5"/>
    </style:style>
    <style:style style:name="T120" style:family="text">
      <style:text-properties officeooo:rsid="00976047"/>
    </style:style>
    <style:style style:name="T121" style:family="text">
      <style:text-properties fo:language="fr" fo:country="FR" style:font-name-asian="Times New Roman" style:font-name-complex="Times New Roman" style:language-complex="ar" style:country-complex="SA" style:text-scale="100%"/>
    </style:style>
    <style:style style:name="T122" style:family="text">
      <style:text-properties fo:language="fr" fo:country="FR" officeooo:rsid="0025bedd" style:font-name-asian="Times New Roman" style:font-name-complex="Times New Roman" style:language-complex="ar" style:country-complex="SA" style:text-scale="100%"/>
    </style:style>
    <style:style style:name="T123" style:family="text">
      <style:text-properties officeooo:rsid="0061e5fb"/>
    </style:style>
    <style:style style:name="T124" style:family="text">
      <style:text-properties officeooo:rsid="009cfa6a"/>
    </style:style>
    <style:style style:name="T125" style:family="text">
      <style:text-properties style:text-position="super 58%" officeooo:rsid="009cfa6a"/>
    </style:style>
    <style:style style:name="T12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7"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LE">
      <style:graphic-properties style:vertical-pos="from-top" style:vertical-rel="paragraph" style:horizontal-pos="from-left" style:horizontal-rel="paragraph" draw:ole-draw-aspect="1" draw:visible-area-top="0cm" draw:visible-area-width="10cm" draw:visible-area-height="10cm"/>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2LVL1" text:bullet-char="-">
        <style:list-level-properties text:space-before="0.635cm" text:min-label-width="0.635cm"/>
        <style:text-properties style:font-name="Liberation Serif"/>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325158600" text:id="ct325158600">
          <text:deletion>
            <office:change-info>
              <dc:creator>Auteur inconnu</dc:creator>
              <dc:date>2018-01-18T14:53:00</dc:date>
            </office:change-info>
            <text:p text:style-name="P1">es</text:p>
          </text:deletion>
        </text:changed-region>
        <text:changed-region xml:id="ct326680576" text:id="ct326680576">
          <text:insertion>
            <office:change-info>
              <dc:creator>Auteur inconnu</dc:creator>
              <dc:date>2018-01-18T14:53:00</dc:date>
            </office:change-info>
          </text:insertion>
        </text:changed-region>
        <text:changed-region xml:id="ct326680696" text:id="ct326680696">
          <text:insertion>
            <office:change-info>
              <dc:creator>Auteur inconnu</dc:creator>
              <dc:date>2018-01-18T14:53:00</dc:date>
            </office:change-info>
          </text:insertion>
        </text:changed-region>
        <text:changed-region xml:id="ct326680816" text:id="ct326680816">
          <text:deletion>
            <office:change-info>
              <dc:creator>Auteur inconnu</dc:creator>
              <dc:date>2018-01-18T14:53:00</dc:date>
            </office:change-info>
            <text:p text:style-name="P1">à </text:p>
          </text:deletion>
        </text:changed-region>
        <text:changed-region xml:id="ct326680936" text:id="ct326680936">
          <text:insertion>
            <office:change-info>
              <dc:creator>Auteur inconnu</dc:creator>
              <dc:date>2018-01-19T15:06:00</dc:date>
            </office:change-info>
          </text:insertion>
        </text:changed-region>
        <text:changed-region xml:id="ct326683096" text:id="ct326683096">
          <text:insertion>
            <office:change-info>
              <dc:creator>Auteur inconnu</dc:creator>
              <dc:date>2018-01-18T14:54:00</dc:date>
            </office:change-info>
          </text:insertion>
        </text:changed-region>
        <text:changed-region xml:id="ct326683216" text:id="ct326683216">
          <text:insertion>
            <office:change-info>
              <dc:creator>Auteur inconnu</dc:creator>
              <dc:date>2018-01-18T14:55:00</dc:date>
            </office:change-info>
          </text:insertion>
        </text:changed-region>
        <text:changed-region xml:id="ct326684896" text:id="ct326684896">
          <text:deletion>
            <office:change-info>
              <dc:creator>Auteur inconnu</dc:creator>
              <dc:date>2018-01-18T15:07:00</dc:date>
            </office:change-info>
            <text:p text:style-name="P2">Les besoins en combustibles sont estimés entre</text:p>
          </text:deletion>
        </text:changed-region>
        <text:changed-region xml:id="ct326685016" text:id="ct326685016">
          <text:insertion>
            <office:change-info>
              <dc:creator>Auteur inconnu</dc:creator>
              <dc:date>2018-01-18T15:07:00</dc:date>
            </office:change-info>
          </text:insertion>
        </text:changed-region>
        <text:changed-region xml:id="ct326685136" text:id="ct326685136">
          <text:insertion>
            <office:change-info>
              <dc:creator>Auteur inconnu</dc:creator>
              <dc:date>2018-01-18T15:08:00</dc:date>
            </office:change-info>
          </text:insertion>
        </text:changed-region>
        <text:changed-region xml:id="ct326685256" text:id="ct326685256">
          <text:deletion>
            <office:change-info>
              <dc:creator>Auteur inconnu</dc:creator>
              <dc:date>2018-01-18T15:08:00</dc:date>
            </office:change-info>
            <text:p text:style-name="P2">45</text:p>
          </text:deletion>
        </text:changed-region>
        <text:changed-region xml:id="ct326685376" text:id="ct326685376">
          <text:insertion>
            <office:change-info>
              <dc:creator>Auteur inconnu</dc:creator>
              <dc:date>2018-01-18T15:08:00</dc:date>
            </office:change-info>
          </text:insertion>
        </text:changed-region>
        <text:changed-region xml:id="ct326685496" text:id="ct326685496">
          <text:deletion>
            <office:change-info>
              <dc:creator>Auteur inconnu</dc:creator>
              <dc:date>2018-01-18T15:08:00</dc:date>
            </office:change-info>
            <text:p text:style-name="P2">55</text:p>
          </text:deletion>
        </text:changed-region>
        <text:changed-region xml:id="ct326685616" text:id="ct326685616">
          <text:insertion>
            <office:change-info>
              <dc:creator>Auteur inconnu</dc:creator>
              <dc:date>2018-01-18T15:08:00</dc:date>
            </office:change-info>
          </text:insertion>
        </text:changed-region>
        <text:changed-region xml:id="ct326685736" text:id="ct326685736">
          <text:deletion>
            <office:change-info>
              <dc:creator>Auteur inconnu</dc:creator>
              <dc:date>2018-01-18T15:08:00</dc:date>
            </office:change-info>
            <text:p text:style-name="P2"><text:s/>de ressources brutes en biomasse équivalentes </text:p>
          </text:deletion>
        </text:changed-region>
        <text:changed-region xml:id="ct326685856" text:id="ct326685856">
          <text:insertion>
            <office:change-info>
              <dc:creator>Auteur inconnu</dc:creator>
              <dc:date>2018-01-18T15:08:00</dc:date>
            </office:change-info>
          </text:insertion>
        </text:changed-region>
        <text:changed-region xml:id="ct326703496" text:id="ct326703496">
          <text:insertion>
            <office:change-info>
              <dc:creator>Auteur inconnu</dc:creator>
              <dc:date>2018-01-16T18:08:00</dc:date>
            </office:change-info>
          </text:insertion>
        </text:changed-region>
        <text:changed-region xml:id="ct326707336" text:id="ct326707336">
          <text:insertion>
            <office:change-info>
              <dc:creator>Auteur inconnu</dc:creator>
              <dc:date>2018-01-31T18:09:00</dc:date>
            </office:change-info>
          </text:insertion>
        </text:changed-region>
        <text:changed-region xml:id="ct325150440" text:id="ct325150440">
          <text:format-change>
            <office:change-info>
              <dc:creator>Auteur inconnu</dc:creator>
              <dc:date>2018-02-02T15:11:00</dc:date>
            </office:change-info>
          </text:format-change>
        </text:changed-region>
        <text:changed-region xml:id="ct325152960" text:id="ct325152960">
          <text:insertion>
            <office:change-info>
              <dc:creator>Auteur inconnu</dc:creator>
              <dc:date>2018-01-15T17:44:00</dc:date>
            </office:change-info>
          </text:insertion>
        </text:changed-region>
        <text:changed-region xml:id="ct325154040" text:id="ct325154040">
          <text:deletion>
            <office:change-info>
              <dc:creator>Auteur inconnu</dc:creator>
              <dc:date>2018-01-15T17:44:00</dc:date>
            </office:change-info>
            <text:p text:style-name="P3">cet </text:p>
          </text:deletion>
        </text:changed-region>
        <text:changed-region xml:id="ct325154160" text:id="ct325154160">
          <text:format-change>
            <office:change-info>
              <dc:creator>Auteur inconnu</dc:creator>
              <dc:date>2018-02-02T15:11:00</dc:date>
            </office:change-info>
          </text:format-change>
        </text:changed-region>
        <text:changed-region xml:id="ct325154280" text:id="ct325154280">
          <text:insertion>
            <office:change-info>
              <dc:creator>Auteur inconnu</dc:creator>
              <dc:date>2018-01-15T17:44:00</dc:date>
            </office:change-info>
          </text:insertion>
        </text:changed-region>
        <text:changed-region xml:id="ct325154400" text:id="ct325154400">
          <text:format-change>
            <office:change-info>
              <dc:creator>Auteur inconnu</dc:creator>
              <dc:date>2018-02-02T15:11:00</dc:date>
            </office:change-info>
          </text:format-change>
        </text:changed-region>
        <text:changed-region xml:id="ct325154760" text:id="ct325154760">
          <text:insertion>
            <office:change-info>
              <dc:creator>Auteur inconnu</dc:creator>
              <dc:date>2018-01-31T17:01:00</dc:date>
            </office:change-info>
          </text:insertion>
        </text:changed-region>
        <text:changed-region xml:id="ct325154880" text:id="ct325154880">
          <text:format-change>
            <office:change-info>
              <dc:creator>Auteur inconnu</dc:creator>
              <dc:date>2018-02-02T15:11:00</dc:date>
            </office:change-info>
          </text:format-change>
        </text:changed-region>
        <text:changed-region xml:id="ct325155000" text:id="ct325155000">
          <text:deletion>
            <office:change-info>
              <dc:creator>Auteur inconnu</dc:creator>
              <dc:date>2018-01-15T17:44:00</dc:date>
            </office:change-info>
            <text:p text:style-name="P3">cet horizon est appelé dans le reste de la fiche « horizon neutralité ». Il pourra se situer en 2050 ou quelques années plus tard pour </text:p>
          </text:deletion>
        </text:changed-region>
        <text:changed-region xml:id="ct325155120" text:id="ct325155120">
          <text:format-change>
            <office:change-info>
              <dc:creator>Auteur inconnu</dc:creator>
              <dc:date>2018-02-02T15:11:00</dc:date>
            </office:change-info>
          </text:format-change>
        </text:changed-region>
        <text:changed-region xml:id="ct325155240" text:id="ct325155240">
          <text:deletion>
            <office:change-info>
              <dc:creator>Auteur inconnu</dc:creator>
              <dc:date>2018-01-31T17:00:00</dc:date>
            </office:change-info>
            <text:p text:style-name="P3">’un</text:p>
          </text:deletion>
        </text:changed-region>
        <text:changed-region xml:id="ct325155360" text:id="ct325155360">
          <text:insertion>
            <office:change-info>
              <dc:creator>Auteur inconnu</dc:creator>
              <dc:date>2018-01-31T17:00:00</dc:date>
            </office:change-info>
          </text:insertion>
        </text:changed-region>
        <text:changed-region xml:id="ct325155480" text:id="ct325155480">
          <text:format-change>
            <office:change-info>
              <dc:creator>Auteur inconnu</dc:creator>
              <dc:date>2018-02-02T15:11:00</dc:date>
            </office:change-info>
          </text:format-change>
        </text:changed-region>
        <text:changed-region xml:id="ct325155600" text:id="ct325155600">
          <text:insertion>
            <office:change-info>
              <dc:creator>Auteur inconnu</dc:creator>
              <dc:date>2018-01-31T17:00:00</dc:date>
            </office:change-info>
          </text:insertion>
        </text:changed-region>
        <text:changed-region xml:id="ct325155720" text:id="ct325155720">
          <text:format-change>
            <office:change-info>
              <dc:creator>Auteur inconnu</dc:creator>
              <dc:date>2018-02-02T15:11:00</dc:date>
            </office:change-info>
          </text:format-change>
        </text:changed-region>
        <text:changed-region xml:id="ct325155840" text:id="ct325155840">
          <text:insertion>
            <office:change-info>
              <dc:creator>Auteur inconnu</dc:creator>
              <dc:date>2018-01-31T17:01:00</dc:date>
            </office:change-info>
          </text:insertion>
        </text:changed-region>
        <text:changed-region xml:id="ct325156080" text:id="ct325156080">
          <text:format-change>
            <office:change-info>
              <dc:creator>Auteur inconnu</dc:creator>
              <dc:date>2018-02-02T15:11:00</dc:date>
            </office:change-info>
          </text:format-change>
        </text:changed-region>
        <text:changed-region xml:id="ct325156200" text:id="ct325156200">
          <text:insertion>
            <office:change-info>
              <dc:creator>Auteur inconnu</dc:creator>
              <dc:date>2018-01-31T17:01:00</dc:date>
            </office:change-info>
          </text:insertion>
        </text:changed-region>
        <text:changed-region xml:id="ct325156320" text:id="ct325156320">
          <text:format-change>
            <office:change-info>
              <dc:creator>Auteur inconnu</dc:creator>
              <dc:date>2018-02-02T15:11:00</dc:date>
            </office:change-info>
          </text:format-change>
        </text:changed-region>
        <text:changed-region xml:id="ct325156440" text:id="ct325156440">
          <text:insertion>
            <office:change-info>
              <dc:creator>Auteur inconnu</dc:creator>
              <dc:date>2018-01-31T17:03:00</dc:date>
            </office:change-info>
          </text:insertion>
        </text:changed-region>
        <text:changed-region xml:id="ct325156560" text:id="ct325156560">
          <text:insertion>
            <office:change-info>
              <dc:creator>Auteur inconnu</dc:creator>
              <dc:date>2018-01-29T18:33:00</dc:date>
            </office:change-info>
          </text:insertion>
        </text:changed-region>
        <text:changed-region xml:id="ct325156680" text:id="ct325156680">
          <text:insertion>
            <office:change-info>
              <dc:creator>Auteur inconnu</dc:creator>
              <dc:date>2018-01-31T17:02:00</dc:date>
            </office:change-info>
          </text:insertion>
        </text:changed-region>
        <text:changed-region xml:id="ct325156800" text:id="ct325156800">
          <text:insertion>
            <office:change-info>
              <dc:creator>Auteur inconnu</dc:creator>
              <dc:date>2018-01-31T17:03:00</dc:date>
            </office:change-info>
          </text:insertion>
        </text:changed-region>
        <text:changed-region xml:id="ct325156920" text:id="ct325156920">
          <text:insertion>
            <office:change-info>
              <dc:creator>Auteur inconnu</dc:creator>
              <dc:date>2018-01-31T17:04:00</dc:date>
            </office:change-info>
          </text:insertion>
        </text:changed-region>
        <text:changed-region xml:id="ct325157040" text:id="ct325157040">
          <text:format-change>
            <office:change-info>
              <dc:creator>Auteur inconnu</dc:creator>
              <dc:date>2018-02-02T15:11:00</dc:date>
            </office:change-info>
          </text:format-change>
        </text:changed-region>
        <text:changed-region xml:id="ct325155960" text:id="ct325155960">
          <text:deletion>
            <office:change-info>
              <dc:creator>Auteur inconnu</dc:creator>
              <dc:date>2018-01-18T14:47:00</dc:date>
            </office:change-info>
            <text:p text:style-name="P4">ont été produites par le Département de lutte contre l’effet de serre au sein de la Direction Générale de <text:span text:style-name="T1">l’Énergie</text:span> et du Climat afin de </text:p>
          </text:deletion>
        </text:changed-region>
        <text:changed-region xml:id="ct325157160" text:id="ct325157160">
          <text:insertion>
            <office:change-info>
              <dc:creator>Auteur inconnu</dc:creator>
              <dc:date>2018-01-18T14:47:00</dc:date>
            </office:change-info>
          </text:insertion>
        </text:changed-region>
        <text:changed-region xml:id="ct325157280" text:id="ct325157280">
          <text:deletion>
            <office:change-info>
              <dc:creator>Auteur inconnu</dc:creator>
              <dc:date>2018-01-18T14:47:00</dc:date>
            </office:change-info>
            <text:p text:style-name="P4"><text:s/>comme</text:p>
          </text:deletion>
        </text:changed-region>
        <text:changed-region xml:id="ct325157400" text:id="ct325157400">
          <text:deletion>
            <office:change-info>
              <dc:creator>Auteur inconnu</dc:creator>
              <dc:date>2018-01-18T14:47:00</dc:date>
            </office:change-info>
            <text:p text:style-name="P4"><text:s/>avec l’administration</text:p>
          </text:deletion>
        </text:changed-region>
        <text:changed-region xml:id="ct325151520" text:id="ct325151520">
          <text:insertion>
            <office:change-info>
              <dc:creator>Auteur inconnu</dc:creator>
              <dc:date>2018-01-18T14:52:00</dc:date>
            </office:change-info>
          </text:insertion>
        </text:changed-region>
        <text:changed-region xml:id="ct325157520" text:id="ct325157520">
          <text:deletion>
            <office:change-info>
              <dc:creator>Auteur inconnu</dc:creator>
              <dc:date>2018-01-18T14:52:00</dc:date>
            </office:change-info>
            <text:p text:style-name="P5">grands</text:p>
          </text:deletion>
        </text:changed-region>
        <text:changed-region xml:id="ct325157640" text:id="ct325157640">
          <text:insertion>
            <office:change-info>
              <dc:creator>Auteur inconnu</dc:creator>
              <dc:date>2018-01-18T14:52:00</dc:date>
            </office:change-info>
          </text:insertion>
        </text:changed-region>
        <text:changed-region xml:id="ct325157760" text:id="ct325157760">
          <text:deletion>
            <office:change-info>
              <dc:creator>Auteur inconnu</dc:creator>
              <dc:date>2018-01-18T14:52:00</dc:date>
            </office:change-info>
            <text:p text:style-name="P6">« </text:p>
          </text:deletion>
        </text:changed-region>
        <text:changed-region xml:id="ct325158000" text:id="ct325158000">
          <text:deletion>
            <office:change-info>
              <dc:creator>Auteur inconnu</dc:creator>
              <dc:date>2018-01-18T15:07:00</dc:date>
            </office:change-info>
            <text:p text:style-name="P6">;</text:p>
          </text:deletion>
        </text:changed-region>
        <text:changed-region xml:id="ct325157880" text:id="ct325157880">
          <text:deletion>
            <office:change-info>
              <dc:creator>Auteur inconnu</dc:creator>
              <dc:date>2018-01-18T14:53:00</dc:date>
            </office:change-info>
            <text:p text:style-name="P6"> » </text:p>
          </text:deletion>
        </text:changed-region>
        <text:changed-region xml:id="ct325158120" text:id="ct325158120">
          <text:insertion>
            <office:change-info>
              <dc:creator>Auteur inconnu</dc:creator>
              <dc:date>2018-01-18T15:07:00</dc:date>
            </office:change-info>
          </text:insertion>
        </text:changed-region>
        <text:changed-region xml:id="ct325158240" text:id="ct325158240">
          <text:deletion>
            <office:change-info>
              <dc:creator>Auteur inconnu</dc:creator>
              <dc:date>2018-01-18T14:53:00</dc:date>
            </office:change-info>
            <text:p text:style-name="P6">« </text:p>
          </text:deletion>
        </text:changed-region>
        <text:changed-region xml:id="ct325158360" text:id="ct325158360">
          <text:deletion>
            <office:change-info>
              <dc:creator>Auteur inconnu</dc:creator>
              <dc:date>2018-01-18T14:53:00</dc:date>
            </office:change-info>
            <text:p text:style-name="P6"> » </text:p>
          </text:deletion>
        </text:changed-region>
        <text:changed-region xml:id="ct325158480" text:id="ct325158480">
          <text:insertion>
            <office:change-info>
              <dc:creator>Auteur inconnu</dc:creator>
              <dc:date>2018-01-18T14:53:00</dc:date>
            </office:change-info>
          </text:insertion>
        </text:changed-region>
        <text:changed-region xml:id="ct326682256" text:id="ct326682256">
          <text:deletion>
            <office:change-info>
              <dc:creator>Auteur inconnu</dc:creator>
              <dc:date>2018-01-15T17:42:00</dc:date>
            </office:change-info>
            <text:p text:style-name="P7">sans faire de pari <text:span text:style-name="T2">massif</text:span></text:p>
          </text:deletion>
        </text:changed-region>
        <text:changed-region xml:id="ct326682376" text:id="ct326682376">
          <text:insertion>
            <office:change-info>
              <dc:creator>Auteur inconnu</dc:creator>
              <dc:date>2018-01-15T17:42:00</dc:date>
            </office:change-info>
          </text:insertion>
        </text:changed-region>
        <text:changed-region xml:id="ct326682496" text:id="ct326682496">
          <text:insertion>
            <office:change-info>
              <dc:creator>Auteur inconnu</dc:creator>
              <dc:date>2018-01-15T17:43:00</dc:date>
            </office:change-info>
          </text:insertion>
        </text:changed-region>
        <text:changed-region xml:id="ct326682736" text:id="ct326682736">
          <text:deletion>
            <office:change-info>
              <dc:creator>Auteur inconnu</dc:creator>
              <dc:date>2018-01-15T17:42:00</dc:date>
            </office:change-info>
            <text:p text:style-name="P7"><text:span text:style-name="T3"><text:s/></text:span>su</text:p>
          </text:deletion>
        </text:changed-region>
        <text:changed-region xml:id="ct326682616" text:id="ct326682616">
          <text:deletion>
            <office:change-info>
              <dc:creator>Auteur inconnu</dc:creator>
              <dc:date>2018-01-15T17:43:00</dc:date>
            </office:change-info>
            <text:p text:style-name="P7">r des technologies « <text:span text:style-name="T3">surprises » ou des </text:span></text:p>
          </text:deletion>
        </text:changed-region>
        <text:changed-region xml:id="ct326682856" text:id="ct326682856">
          <text:deletion>
            <office:change-info>
              <dc:creator>Auteur inconnu</dc:creator>
              <dc:date>2018-01-19T18:07:00</dc:date>
            </office:change-info>
            <text:p text:style-name="P7"><office:annotation><dc:date>0000-00-00T00:00:00</dc:date><text:p/></office:annotation></text:p>
          </text:deletion>
        </text:changed-region>
        <text:changed-region xml:id="ct326682976" text:id="ct326682976">
          <text:deletion>
            <office:change-info>
              <dc:creator>Auteur inconnu</dc:creator>
              <dc:date>2018-01-19T18:07:00</dc:date>
            </office:change-info>
            <text:p text:style-name="P8"><office:annotation><dc:creator>Auteur inconnu</dc:creator><dc:date>2018-01-12T17:39:13</dc:date><text:p>Essayons si possible de mettre des chiffres les plus ronds possibles ;Soit arrondi à 5 Mt soit une fourchette  40-50 </text:p></office:annotation></text:p>
          </text:deletion>
        </text:changed-region>
        <text:changed-region xml:id="ct326683336" text:id="ct326683336">
          <text:insertion>
            <office:change-info>
              <dc:creator>Auteur inconnu</dc:creator>
              <dc:date>2018-01-18T14:54:00</dc:date>
            </office:change-info>
          </text:insertion>
        </text:changed-region>
        <text:changed-region xml:id="ct326683456" text:id="ct326683456">
          <text:deletion>
            <office:change-info>
              <dc:creator>Auteur inconnu</dc:creator>
              <dc:date>2018-01-15T17:43:00</dc:date>
            </office:change-info>
            <text:p text:style-name="P9"><office:annotation><dc:creator>Auteur inconnu</dc:creator><dc:date>2018-01-12T17:40:56</dc:date><text:p text:style-name="P189"><text:span text:style-name="T127">Ou horizon neutralité ?</text:span></text:p><text:p text:style-name="P189"><text:span text:style-name="T127"/></text:p><text:p text:style-name="P189"><text:span text:style-name="T127">QD : Oui, il faut décider de la date que l’on pousse pour la neutralité physique. Vu les contraintes de temps sur les transports (20 ans après 2040) et l’industrie (40 ans après 2020), je partirais bien sur 2060.</text:span></text:p></office:annotation></text:p>
          </text:deletion>
        </text:changed-region>
        <text:changed-region xml:id="ct326683576" text:id="ct326683576">
          <text:deletion>
            <office:change-info>
              <dc:creator>Auteur inconnu</dc:creator>
              <dc:date>2018-01-18T15:08:00</dc:date>
            </office:change-info>
            <text:p text:style-name="P10">est </text:p>
          </text:deletion>
        </text:changed-region>
        <text:changed-region xml:id="ct326685976" text:id="ct326685976">
          <text:deletion>
            <office:change-info>
              <dc:creator>Auteur inconnu</dc:creator>
              <dc:date>2018-01-17T16:23:00</dc:date>
            </office:change-info>
            <text:p text:style-name="P10">5</text:p>
          </text:deletion>
        </text:changed-region>
        <text:changed-region xml:id="ct326686096" text:id="ct326686096">
          <text:insertion>
            <office:change-info>
              <dc:creator>Auteur inconnu</dc:creator>
              <dc:date>2018-01-17T16:23:00</dc:date>
            </office:change-info>
          </text:insertion>
        </text:changed-region>
        <text:changed-region xml:id="ct326686216" text:id="ct326686216">
          <text:insertion>
            <office:change-info>
              <dc:creator>Auteur inconnu</dc:creator>
              <dc:date>2018-01-17T16:24:00</dc:date>
            </office:change-info>
          </text:insertion>
        </text:changed-region>
        <text:changed-region xml:id="ct326686336" text:id="ct326686336">
          <text:deletion>
            <office:change-info>
              <dc:creator>Auteur inconnu</dc:creator>
              <dc:date>2018-01-17T16:24:00</dc:date>
            </office:change-info>
            <text:p text:style-name="P11">e</text:p>
          </text:deletion>
        </text:changed-region>
        <text:changed-region xml:id="ct326686456" text:id="ct326686456">
          <text:insertion>
            <office:change-info>
              <dc:creator>Auteur inconnu</dc:creator>
              <dc:date>2018-01-17T16:24:00</dc:date>
            </office:change-info>
          </text:insertion>
        </text:changed-region>
        <text:changed-region xml:id="ct326686576" text:id="ct326686576">
          <text:insertion>
            <office:change-info>
              <dc:creator>Auteur inconnu</dc:creator>
              <dc:date>2018-01-17T16:26:00</dc:date>
            </office:change-info>
          </text:insertion>
        </text:changed-region>
        <text:changed-region xml:id="ct326686696" text:id="ct326686696">
          <text:deletion>
            <office:change-info>
              <dc:creator>Auteur inconnu</dc:creator>
              <dc:date>2018-01-17T16:23:00</dc:date>
            </office:change-info>
            <text:p text:style-name="P11">3</text:p>
          </text:deletion>
        </text:changed-region>
        <text:changed-region xml:id="ct326686816" text:id="ct326686816">
          <text:insertion>
            <office:change-info>
              <dc:creator>Auteur inconnu</dc:creator>
              <dc:date>2018-01-17T16:23:00</dc:date>
            </office:change-info>
          </text:insertion>
        </text:changed-region>
        <text:changed-region xml:id="ct326686936" text:id="ct326686936">
          <text:deletion>
            <office:change-info>
              <dc:creator>Auteur inconnu</dc:creator>
              <dc:date>2018-01-18T15:07:00</dc:date>
            </office:change-info>
            <text:p text:style-name="P11"><text:note text:id="ftn0" text:note-class="footnote"><text:note-citation>0</text:note-citation><text:note-body><text:p text:style-name="P2">Les besoins en électricité sont estimés entre 5<text:span text:style-name="T4">24</text:span>0 et 6<text:span text:style-name="T4">52</text:span>0 TWh.</text:p></text:note-body></text:note></text:p>
          </text:deletion>
        </text:changed-region>
        <text:changed-region xml:id="ct326687176" text:id="ct326687176">
          <text:deletion>
            <office:change-info>
              <dc:creator>Auteur inconnu</dc:creator>
              <dc:date>2018-01-29T18:05:00</dc:date>
            </office:change-info>
            <text:p text:style-name="P12"><text:s/></text:p>
          </text:deletion>
        </text:changed-region>
        <text:changed-region xml:id="ct326687056" text:id="ct326687056">
          <text:deletion>
            <office:change-info>
              <dc:creator>Auteur inconnu</dc:creator>
              <dc:date>2018-01-17T16:26:00</dc:date>
            </office:change-info>
            <text:p text:style-name="P12"><text:s/></text:p>
          </text:deletion>
        </text:changed-region>
        <text:changed-region xml:id="ct326687296" text:id="ct326687296">
          <text:format-change>
            <office:change-info>
              <dc:creator>Auteur inconnu</dc:creator>
              <dc:date>2018-02-02T15:11:00</dc:date>
            </office:change-info>
          </text:format-change>
        </text:changed-region>
        <text:changed-region xml:id="ct326687536" text:id="ct326687536">
          <text:deletion>
            <office:change-info>
              <dc:creator>Auteur inconnu</dc:creator>
              <dc:date>2018-01-18T15:07:00</dc:date>
            </office:change-info>
            <text:p text:style-name="P13"><text:s/></text:p>
          </text:deletion>
        </text:changed-region>
        <text:changed-region xml:id="ct326687416" text:id="ct326687416">
          <text:deletion>
            <office:change-info>
              <dc:creator>Auteur inconnu</dc:creator>
              <dc:date>2018-01-29T18:07:00</dc:date>
            </office:change-info>
            <text:p text:style-name="P13"><text:s/></text:p>
          </text:deletion>
        </text:changed-region>
        <text:changed-region xml:id="ct326687656" text:id="ct326687656">
          <text:insertion>
            <office:change-info>
              <dc:creator>Auteur inconnu</dc:creator>
              <dc:date>2018-01-29T18:07:00</dc:date>
            </office:change-info>
          </text:insertion>
        </text:changed-region>
        <text:changed-region xml:id="ct326687776" text:id="ct326687776">
          <text:format-change>
            <office:change-info>
              <dc:creator>Auteur inconnu</dc:creator>
              <dc:date>2018-02-02T15:11:00</dc:date>
            </office:change-info>
          </text:format-change>
        </text:changed-region>
        <text:changed-region xml:id="ct326690296" text:id="ct326690296">
          <text:insertion>
            <office:change-info>
              <dc:creator>Auteur inconnu</dc:creator>
              <dc:date>2018-01-31T17:25:00</dc:date>
            </office:change-info>
          </text:insertion>
        </text:changed-region>
        <text:changed-region xml:id="ct326690416" text:id="ct326690416">
          <text:insertion>
            <office:change-info>
              <dc:creator>Auteur inconnu</dc:creator>
              <dc:date>2018-01-31T17:24:00</dc:date>
            </office:change-info>
          </text:insertion>
        </text:changed-region>
        <text:changed-region xml:id="ct326691136" text:id="ct326691136">
          <text:deletion>
            <office:change-info>
              <dc:creator>Auteur inconnu</dc:creator>
              <dc:date>2018-01-15T17:58:00</dc:date>
            </office:change-info>
            <text:p text:style-name="P14"/>
            <text:p text:style-name="P14"/>
          </text:deletion>
        </text:changed-region>
        <text:changed-region xml:id="ct326691016" text:id="ct326691016">
          <text:deletion>
            <office:change-info>
              <dc:creator>Auteur inconnu</dc:creator>
              <dc:date>2018-01-19T10:51:00</dc:date>
            </office:change-info>
            <text:p text:style-name="P14"/>
            <text:p text:style-name="P15"><text:span text:style-name="T5">2.</text:span><text:span text:style-name="T6">3. Synthèse </text:span><text:span text:style-name="T6"><office:annotation><dc:creator>Auteur inconnu</dc:creator><dc:date>2018-01-12T17:52:58</dc:date><text:p text:style-name="P189"><text:span text:style-name="T127">Eviter « efforts ».</text:span></text:p></office:annotation></text:span><text:span text:style-name="T6">par secteurs</text:span></text:p>
            <text:p text:style-name="P16"/>
            <text:p text:style-name="P17"><text:span text:style-name="T7">Le tableau synthétise le niveau d’émissions à atteindre à l’horizon neutralité par secteur et propose les ordres de grandeur des niveau de consommation d’énergie finale correspondants </text:span>Ces efforts en termes d’émission de <text:span text:style-name="T7">GES</text:span> et de consommation d’énergie finale sont indiqués dans le <field:fieldmark-start text:name="__Fieldmark__2268_1261457688" field:type=""/>tableau suivant :<office:annotation><dc:creator>Auteur inconnu</dc:creator><dc:date>2018-01-12T17:57:10</dc:date><text:p>Dans le tableau, supprimer une des deux colonnes 2050 ou réduction entre 2050 et 1990</text:p><text:p/><text:p>Décider si c’est 2050 ou horizon neutralité ??</text:p><text:p/><text:p>Mettre sous forme de courbe ou de graphique en barre ?</text:p></office:annotation><field:fieldmark-end/></text:p>
            <text:p text:style-name="P17"/>
            <text:p text:style-name="P16"><draw:frame draw:style-name="fr1" draw:name="Objet51" text:anchor-type="paragraph" svg:x="-0.75cm" svg:y="0.335cm" svg:width="18.875cm" svg:height="3.491cm" draw:z-index="0"><draw:object-ole xlink:href="./Object 14" xlink:type="simple" xlink:show="embed" xlink:actuate="onLoad"/><draw:image xlink:href="./ObjectReplacements/Object 14" xlink:type="simple" xlink:show="embed" xlink:actuate="onLoad"/><svg:desc>Objet OLE</svg:desc></draw:frame></text:p>
            <text:p text:style-name="P18"/>
            <text:p text:style-name="P19">Le tableau montre bien que les objectifs de la SNBC devront être revus à la hausse pour chacun des secteurs.</text:p>
            <text:p text:style-name="P14"/>
          </text:deletion>
        </text:changed-region>
        <text:changed-region xml:id="ct326690896" text:id="ct326690896">
          <text:deletion>
            <office:change-info>
              <dc:creator>Auteur inconnu</dc:creator>
              <dc:date>2018-01-15T17:58:00</dc:date>
            </office:change-info>
            <text:p text:style-name="P20"><text:span text:style-name="T5">2.</text:span><text:span text:style-name="T6">3. Synthèse </text:span><text:span text:style-name="T6"><office:annotation><dc:creator>Auteur inconnu</dc:creator><dc:date>2018-01-12T17:52:58</dc:date><text:p text:style-name="P189"><text:span text:style-name="T127">Eviter « efforts ».</text:span></text:p></office:annotation></text:span><text:span text:style-name="T6">par secteurs</text:span></text:p>
            <text:p text:style-name="P16"/>
            <text:p text:style-name="P17"><text:span text:style-name="T7">Le tableau synthétise le niveau d’émissions à atteindre à l’horizon neutralité par secteur et propose les ordres de grandeur des niveau de consommation d’énergie finale correspondants </text:span>Ces efforts en termes d’émission de <text:span text:style-name="T7">GES</text:span> et de consommation d’énergie finale sont indiqués dans le <field:fieldmark-start text:name="__Fieldmark__2212_1261457688" field:type=""/>tableau suivant :<office:annotation><dc:creator>Auteur inconnu</dc:creator><dc:date>2018-01-12T17:57:10</dc:date><text:p>Dans le tableau, supprimer une des deux colonnes 2050 ou réduction entre 2050 et 1990</text:p><text:p/><text:p>Décider si c’est 2050 ou horizon neutralité ??</text:p><text:p/><text:p>Mettre sous forme de courbe ou de graphique en barre ?</text:p></office:annotation><field:fieldmark-end/></text:p>
            <text:p text:style-name="P17"/>
            <text:p text:style-name="P16"><draw:frame draw:style-name="fr1" draw:name="Objet5" text:anchor-type="paragraph" svg:x="-0.75cm" svg:y="0.335cm" svg:width="18.875cm" svg:height="3.491cm" draw:z-index="0"><draw:object-ole xlink:href="./Object 13" xlink:type="simple" xlink:show="embed" xlink:actuate="onLoad"/><draw:image xlink:href="./ObjectReplacements/Object 13" xlink:type="simple" xlink:show="embed" xlink:actuate="onLoad"/><svg:desc>Objet OLE</svg:desc></draw:frame></text:p>
            <text:p text:style-name="P18"/>
            <text:p text:style-name="P19">Le tableau montre bien que les objectifs de la SNBC devront être revus à la hausse pour chacun des secteurs.</text:p>
            <text:p text:style-name="P14"/>
          </text:deletion>
        </text:changed-region>
        <text:changed-region xml:id="ct326690776" text:id="ct326690776">
          <text:deletion>
            <office:change-info>
              <dc:creator>Auteur inconnu</dc:creator>
              <dc:date>2018-01-19T10:51:00</dc:date>
            </office:change-info>
            <text:p text:style-name="P14"/>
            <text:p text:style-name="P21"/>
            <text:p text:style-name="P22"/>
          </text:deletion>
        </text:changed-region>
        <text:changed-region xml:id="ct326690656" text:id="ct326690656">
          <text:deletion>
            <office:change-info>
              <dc:creator>Auteur inconnu</dc:creator>
              <dc:date>2018-01-31T17:25:00</dc:date>
            </office:change-info>
            <text:p text:style-name="P14"><text:span text:style-name="T8">2</text:span>.</text:p>
          </text:deletion>
        </text:changed-region>
        <text:changed-region xml:id="ct326690536" text:id="ct326690536">
          <text:deletion>
            <office:change-info>
              <dc:creator>Auteur inconnu</dc:creator>
              <dc:date>2018-01-19T10:51:00</dc:date>
            </office:change-info>
            <text:p text:style-name="P23">4</text:p>
          </text:deletion>
        </text:changed-region>
        <text:changed-region xml:id="ct326691256" text:id="ct326691256">
          <text:insertion>
            <office:change-info>
              <dc:creator>Auteur inconnu</dc:creator>
              <dc:date>2018-01-31T17:25:00</dc:date>
            </office:change-info>
          </text:insertion>
        </text:changed-region>
        <text:changed-region xml:id="ct326691376" text:id="ct326691376">
          <text:deletion>
            <office:change-info>
              <dc:creator>Auteur inconnu</dc:creator>
              <dc:date>2018-01-16T12:15:00</dc:date>
            </office:change-info>
            <text:p text:style-name="P24"><text:s/></text:p>
          </text:deletion>
        </text:changed-region>
        <text:changed-region xml:id="ct326691496" text:id="ct326691496">
          <text:insertion>
            <office:change-info>
              <dc:creator>Auteur inconnu</dc:creator>
              <dc:date>2018-01-16T12:16:00</dc:date>
            </office:change-info>
          </text:insertion>
        </text:changed-region>
        <text:changed-region xml:id="ct514689568" text:id="ct514689568">
          <text:insertion>
            <office:change-info>
              <dc:creator>Auteur inconnu</dc:creator>
              <dc:date>2018-02-09T18:31:00</dc:date>
            </office:change-info>
          </text:insertion>
        </text:changed-region>
        <text:changed-region xml:id="ct326691616" text:id="ct326691616">
          <text:insertion>
            <office:change-info>
              <dc:creator>Auteur inconnu</dc:creator>
              <dc:date>2018-01-18T15:02:00</dc:date>
            </office:change-info>
          </text:insertion>
        </text:changed-region>
        <text:changed-region xml:id="ct326691736" text:id="ct326691736">
          <text:deletion>
            <office:change-info>
              <dc:creator>Auteur inconnu</dc:creator>
              <dc:date>2018-01-18T15:02:00</dc:date>
            </office:change-info>
            <text:p text:style-name="P25">est prise en compte sur la base de réflexions actuellement en cours concernant l’évolution des parcs de véhicules</text:p>
          </text:deletion>
        </text:changed-region>
        <text:changed-region xml:id="ct326691856" text:id="ct326691856">
          <text:insertion>
            <office:change-info>
              <dc:creator>Auteur inconnu</dc:creator>
              <dc:date>2018-01-18T15:02:00</dc:date>
            </office:change-info>
          </text:insertion>
        </text:changed-region>
        <text:changed-region xml:id="ct326691976" text:id="ct326691976">
          <text:deletion>
            <office:change-info>
              <dc:creator>Auteur inconnu</dc:creator>
              <dc:date>2018-01-17T10:28:00</dc:date>
            </office:change-info>
            <text:p text:style-name="P26"><office:annotation><dc:creator>Auteur inconnu</dc:creator><dc:date>2018-01-12T17:50:04</dc:date><text:p>Citer Ademe.</text:p><text:p/><text:p>Pas sure de tout bien comprendre. Les travaux Ademe donnent une trajectoire de valeur implicite du carbone. J’ai l’impression qu’ici on mélange cette notion de valeur implicite nécessaire pour faire le choix de mesure d’une part et la notion de trjactoire carbone de la TICPE qui est une mesure particulière effectivement de nature transversale. En parler</text:p><text:p/><text:p>QD : L’Ademe veut que cela reste confidentiel pour le moment.</text:p><text:p/><text:p>Mais oui, ce n’est pas la même chose et ce n’est pas la même valeur qui est utilisée ici (l’Ademe a 370€/tCO2 pour sa « neutralité carbone », valeur très indicative)</text:p></office:annotation></text:p>
          </text:deletion>
        </text:changed-region>
        <text:changed-region xml:id="ct326692096" text:id="ct326692096">
          <text:insertion>
            <office:change-info>
              <dc:creator>Auteur inconnu</dc:creator>
              <dc:date>2018-01-18T15:03:00</dc:date>
            </office:change-info>
          </text:insertion>
        </text:changed-region>
        <text:changed-region xml:id="ct326692216" text:id="ct326692216">
          <text:deletion>
            <office:change-info>
              <dc:creator>Auteur inconnu</dc:creator>
              <dc:date>2018-01-18T15:05:00</dc:date>
            </office:change-info>
            <text:p text:style-name="P27">uo</text:p>
          </text:deletion>
        </text:changed-region>
        <text:changed-region xml:id="ct326692336" text:id="ct326692336">
          <text:insertion>
            <office:change-info>
              <dc:creator>Auteur inconnu</dc:creator>
              <dc:date>2018-01-18T15:05:00</dc:date>
            </office:change-info>
          </text:insertion>
        </text:changed-region>
        <text:changed-region xml:id="ct326692456" text:id="ct326692456">
          <text:insertion>
            <office:change-info>
              <dc:creator>Auteur inconnu</dc:creator>
              <dc:date>2018-01-29T18:08:00</dc:date>
            </office:change-info>
          </text:insertion>
        </text:changed-region>
        <text:changed-region xml:id="ct326692576" text:id="ct326692576">
          <text:insertion>
            <office:change-info>
              <dc:creator>Auteur inconnu</dc:creator>
              <dc:date>2018-01-29T18:10:00</dc:date>
            </office:change-info>
          </text:insertion>
        </text:changed-region>
        <text:changed-region xml:id="ct326692696" text:id="ct326692696">
          <text:insertion>
            <office:change-info>
              <dc:creator>Auteur inconnu</dc:creator>
              <dc:date>2018-01-29T18:12:00</dc:date>
            </office:change-info>
          </text:insertion>
        </text:changed-region>
        <text:changed-region xml:id="ct326692816" text:id="ct326692816">
          <text:insertion>
            <office:change-info>
              <dc:creator>Auteur inconnu</dc:creator>
              <dc:date>2018-01-29T18:26:00</dc:date>
            </office:change-info>
          </text:insertion>
        </text:changed-region>
        <text:changed-region xml:id="ct326692936" text:id="ct326692936">
          <text:insertion>
            <office:change-info>
              <dc:creator>Auteur inconnu</dc:creator>
              <dc:date>2018-01-29T18:27:00</dc:date>
            </office:change-info>
          </text:insertion>
        </text:changed-region>
        <text:changed-region xml:id="ct326693056" text:id="ct326693056">
          <text:insertion>
            <office:change-info>
              <dc:creator>Auteur inconnu</dc:creator>
              <dc:date>2018-01-29T18:13:00</dc:date>
            </office:change-info>
          </text:insertion>
        </text:changed-region>
        <text:changed-region xml:id="ct326693176" text:id="ct326693176">
          <text:insertion>
            <office:change-info>
              <dc:creator>Auteur inconnu</dc:creator>
              <dc:date>2018-01-29T18:14:00</dc:date>
            </office:change-info>
          </text:insertion>
        </text:changed-region>
        <text:changed-region xml:id="ct326693296" text:id="ct326693296">
          <text:insertion>
            <office:change-info>
              <dc:creator>Auteur inconnu</dc:creator>
              <dc:date>2018-01-29T18:15:00</dc:date>
            </office:change-info>
          </text:insertion>
        </text:changed-region>
        <text:changed-region xml:id="ct326693416" text:id="ct326693416">
          <text:insertion>
            <office:change-info>
              <dc:creator>Auteur inconnu</dc:creator>
              <dc:date>2018-01-29T18:18:00</dc:date>
            </office:change-info>
          </text:insertion>
        </text:changed-region>
        <text:changed-region xml:id="ct326693536" text:id="ct326693536">
          <text:insertion>
            <office:change-info>
              <dc:creator>Auteur inconnu</dc:creator>
              <dc:date>2018-01-29T18:19:00</dc:date>
            </office:change-info>
          </text:insertion>
        </text:changed-region>
        <text:changed-region xml:id="ct326693656" text:id="ct326693656">
          <text:insertion>
            <office:change-info>
              <dc:creator>Auteur inconnu</dc:creator>
              <dc:date>2018-01-29T18:20:00</dc:date>
            </office:change-info>
          </text:insertion>
        </text:changed-region>
        <text:changed-region xml:id="ct326693776" text:id="ct326693776">
          <text:insertion>
            <office:change-info>
              <dc:creator>Auteur inconnu</dc:creator>
              <dc:date>2018-01-29T18:21:00</dc:date>
            </office:change-info>
          </text:insertion>
        </text:changed-region>
        <text:changed-region xml:id="ct326693896" text:id="ct326693896">
          <text:insertion>
            <office:change-info>
              <dc:creator>Auteur inconnu</dc:creator>
              <dc:date>2018-01-29T18:23:00</dc:date>
            </office:change-info>
          </text:insertion>
        </text:changed-region>
        <text:changed-region xml:id="ct326694016" text:id="ct326694016">
          <text:insertion>
            <office:change-info>
              <dc:creator>Auteur inconnu</dc:creator>
              <dc:date>2018-01-31T17:25:00</dc:date>
            </office:change-info>
          </text:insertion>
        </text:changed-region>
        <text:changed-region xml:id="ct326694136" text:id="ct326694136">
          <text:insertion>
            <office:change-info>
              <dc:creator>Floriane Sauvage</dc:creator>
              <dc:date>2018-01-31T13:58:00</dc:date>
            </office:change-info>
          </text:insertion>
        </text:changed-region>
        <text:changed-region xml:id="ct326694256" text:id="ct326694256">
          <text:deletion>
            <office:change-info>
              <dc:creator>Auteur inconnu</dc:creator>
              <dc:date>2018-01-31T17:29:00</dc:date>
            </office:change-info>
            <text:p text:style-name="P28"><text:s/></text:p>
          </text:deletion>
        </text:changed-region>
        <text:changed-region xml:id="ct326694376" text:id="ct326694376">
          <text:insertion>
            <office:change-info>
              <dc:creator>Auteur inconnu</dc:creator>
              <dc:date>2018-01-31T17:29:00</dc:date>
            </office:change-info>
          </text:insertion>
        </text:changed-region>
        <text:changed-region xml:id="ct326694496" text:id="ct326694496">
          <text:insertion>
            <office:change-info>
              <dc:creator>Floriane Sauvage</dc:creator>
              <dc:date>2018-01-31T13:58:00</dc:date>
            </office:change-info>
          </text:insertion>
        </text:changed-region>
        <text:changed-region xml:id="ct326694616" text:id="ct326694616">
          <text:deletion>
            <office:change-info>
              <dc:creator>Auteur inconnu</dc:creator>
              <dc:date>2018-01-31T17:26:00</dc:date>
            </office:change-info>
            <text:p text:style-name="P28">(</text:p>
          </text:deletion>
        </text:changed-region>
        <text:changed-region xml:id="ct326694736" text:id="ct326694736">
          <text:insertion>
            <office:change-info>
              <dc:creator>Auteur inconnu</dc:creator>
              <dc:date>2018-01-31T17:29:00</dc:date>
            </office:change-info>
          </text:insertion>
        </text:changed-region>
        <text:changed-region xml:id="ct326694856" text:id="ct326694856">
          <text:insertion>
            <office:change-info>
              <dc:creator>Floriane Sauvage</dc:creator>
              <dc:date>2018-01-31T13:58:00</dc:date>
            </office:change-info>
          </text:insertion>
        </text:changed-region>
        <text:changed-region xml:id="ct326694976" text:id="ct326694976">
          <text:deletion>
            <office:change-info>
              <dc:creator>Auteur inconnu</dc:creator>
              <dc:date>2018-01-31T17:26:00</dc:date>
            </office:change-info>
            <text:p text:style-name="P28">)</text:p>
          </text:deletion>
        </text:changed-region>
        <text:changed-region xml:id="ct326695096" text:id="ct326695096">
          <text:insertion>
            <office:change-info>
              <dc:creator>Auteur inconnu</dc:creator>
              <dc:date>2018-01-31T17:29:00</dc:date>
            </office:change-info>
          </text:insertion>
        </text:changed-region>
        <text:changed-region xml:id="ct326695216" text:id="ct326695216">
          <text:insertion>
            <office:change-info>
              <dc:creator>Floriane Sauvage</dc:creator>
              <dc:date>2018-01-31T13:58:00</dc:date>
            </office:change-info>
          </text:insertion>
        </text:changed-region>
        <text:changed-region xml:id="ct326695336" text:id="ct326695336">
          <text:insertion>
            <office:change-info>
              <dc:creator>Auteur inconnu</dc:creator>
              <dc:date>2018-01-31T17:30:00</dc:date>
            </office:change-info>
          </text:insertion>
        </text:changed-region>
        <text:changed-region xml:id="ct326695456" text:id="ct326695456">
          <text:insertion>
            <office:change-info>
              <dc:creator>Floriane Sauvage</dc:creator>
              <dc:date>2018-01-31T13:58:00</dc:date>
            </office:change-info>
          </text:insertion>
        </text:changed-region>
        <text:changed-region xml:id="ct326695576" text:id="ct326695576">
          <text:deletion>
            <office:change-info>
              <dc:creator>Auteur inconnu</dc:creator>
              <dc:date>2018-02-05T11:30:00</dc:date>
            </office:change-info>
            <text:p text:style-name="P29">it</text:p>
          </text:deletion>
        </text:changed-region>
        <text:changed-region xml:id="ct326695696" text:id="ct326695696">
          <text:insertion>
            <office:change-info>
              <dc:creator>Floriane Sauvage</dc:creator>
              <dc:date>2018-01-31T13:58:00</dc:date>
            </office:change-info>
          </text:insertion>
        </text:changed-region>
        <text:changed-region xml:id="ct326695816" text:id="ct326695816">
          <text:deletion>
            <office:change-info>
              <dc:creator>Auteur inconnu</dc:creator>
              <dc:date>2018-02-05T11:30:00</dc:date>
            </office:change-info>
            <text:p text:style-name="P29">fortem</text:p>
          </text:deletion>
        </text:changed-region>
        <text:changed-region xml:id="ct326695936" text:id="ct326695936">
          <text:insertion>
            <office:change-info>
              <dc:creator>Auteur inconnu</dc:creator>
              <dc:date>2018-02-05T11:30:00</dc:date>
            </office:change-info>
          </text:insertion>
        </text:changed-region>
        <text:changed-region xml:id="ct326696056" text:id="ct326696056">
          <text:insertion>
            <office:change-info>
              <dc:creator>Auteur inconnu</dc:creator>
              <dc:date>2018-02-05T11:31:00</dc:date>
            </office:change-info>
          </text:insertion>
        </text:changed-region>
        <text:changed-region xml:id="ct326696176" text:id="ct326696176">
          <text:insertion>
            <office:change-info>
              <dc:creator>Floriane Sauvage</dc:creator>
              <dc:date>2018-01-31T13:58:00</dc:date>
            </office:change-info>
          </text:insertion>
        </text:changed-region>
        <text:changed-region xml:id="ct326696296" text:id="ct326696296">
          <text:deletion>
            <office:change-info>
              <dc:creator>Floriane Sauvage</dc:creator>
              <dc:date>2018-01-31T13:58:00</dc:date>
            </office:change-info>
            <text:p text:style-name="P30"><text:span text:style-name="T9">il est aussi envisagé d’avoir recours plus largement aux méthodes d’analyse du cycle de vie qui permettraient d’identifier des technologies vertueuses, en particulier dans les domaines du bâtiment et du transport.permet aussi de limiter l’empreinte carbone en diminuant les imports fortement carbonés </text:span><text:span text:style-name="T10">ou</text:span><text:span text:style-name="T9"> les distances parcourues. Sur ce volet de l’empreinte, Par ailleurs, ce type de mesures protectrices </text:span></text:p>
          </text:deletion>
        </text:changed-region>
        <text:changed-region xml:id="ct326696416" text:id="ct326696416">
          <text:insertion>
            <office:change-info>
              <dc:creator>Floriane Sauvage</dc:creator>
              <dc:date>2018-01-31T13:59:00</dc:date>
            </office:change-info>
          </text:insertion>
        </text:changed-region>
        <text:changed-region xml:id="ct326696536" text:id="ct326696536">
          <text:format-change>
            <office:change-info>
              <dc:creator>Auteur inconnu</dc:creator>
              <dc:date>2018-02-02T15:11:00</dc:date>
            </office:change-info>
          </text:format-change>
        </text:changed-region>
        <text:changed-region xml:id="ct326696656" text:id="ct326696656">
          <text:insertion>
            <office:change-info>
              <dc:creator>Auteur inconnu</dc:creator>
              <dc:date>2018-01-29T18:27:00</dc:date>
            </office:change-info>
          </text:insertion>
        </text:changed-region>
        <text:changed-region xml:id="ct326696776" text:id="ct326696776">
          <text:format-change>
            <office:change-info>
              <dc:creator>Auteur inconnu</dc:creator>
              <dc:date>2018-02-02T15:11:00</dc:date>
            </office:change-info>
          </text:format-change>
        </text:changed-region>
        <text:changed-region xml:id="ct326696896" text:id="ct326696896">
          <text:deletion>
            <office:change-info>
              <dc:creator>Auteur inconnu</dc:creator>
              <dc:date>2018-01-29T18:11:00</dc:date>
            </office:change-info>
            <text:p text:style-name="P31">,</text:p>
          </text:deletion>
        </text:changed-region>
        <text:changed-region xml:id="ct326697016" text:id="ct326697016">
          <text:insertion>
            <office:change-info>
              <dc:creator>Auteur inconnu</dc:creator>
              <dc:date>2018-01-29T18:11:00</dc:date>
            </office:change-info>
          </text:insertion>
        </text:changed-region>
        <text:changed-region xml:id="ct326697136" text:id="ct326697136">
          <text:format-change>
            <office:change-info>
              <dc:creator>Auteur inconnu</dc:creator>
              <dc:date>2018-02-02T15:11:00</dc:date>
            </office:change-info>
          </text:format-change>
        </text:changed-region>
        <text:changed-region xml:id="ct326697256" text:id="ct326697256">
          <text:deletion>
            <office:change-info>
              <dc:creator>Auteur inconnu</dc:creator>
              <dc:date>2018-01-29T18:08:00</dc:date>
            </office:change-info>
            <text:p text:style-name="P31"><text:s/>et un prix du carbone réévalué à la hausse</text:p>
          </text:deletion>
        </text:changed-region>
        <text:changed-region xml:id="ct326697376" text:id="ct326697376">
          <text:format-change>
            <office:change-info>
              <dc:creator>Auteur inconnu</dc:creator>
              <dc:date>2018-02-02T15:11:00</dc:date>
            </office:change-info>
          </text:format-change>
        </text:changed-region>
        <text:changed-region xml:id="ct326697496" text:id="ct326697496">
          <text:insertion>
            <office:change-info>
              <dc:creator>Auteur inconnu</dc:creator>
              <dc:date>2018-01-15T17:52:00</dc:date>
            </office:change-info>
          </text:insertion>
        </text:changed-region>
        <text:changed-region xml:id="ct326697616" text:id="ct326697616">
          <text:deletion>
            <office:change-info>
              <dc:creator>Auteur inconnu</dc:creator>
              <dc:date>2018-01-15T18:12:00</dc:date>
            </office:change-info>
            <text:p text:style-name="P32">1</text:p>
          </text:deletion>
        </text:changed-region>
        <text:changed-region xml:id="ct326697736" text:id="ct326697736">
          <text:insertion>
            <office:change-info>
              <dc:creator>Auteur inconnu</dc:creator>
              <dc:date>2018-01-15T18:12:00</dc:date>
            </office:change-info>
          </text:insertion>
        </text:changed-region>
        <text:changed-region xml:id="ct326697856" text:id="ct326697856">
          <text:insertion>
            <office:change-info>
              <dc:creator>Auteur inconnu</dc:creator>
              <dc:date>2018-01-16T10:55:00</dc:date>
            </office:change-info>
          </text:insertion>
        </text:changed-region>
        <text:changed-region xml:id="ct326697976" text:id="ct326697976">
          <text:deletion>
            <office:change-info>
              <dc:creator>Auteur inconnu</dc:creator>
              <dc:date>2018-01-16T10:55:00</dc:date>
            </office:change-info>
            <text:p text:style-name="P33">de demande énergétique</text:p>
          </text:deletion>
        </text:changed-region>
        <text:changed-region xml:id="ct326698096" text:id="ct326698096">
          <text:format-change>
            <office:change-info>
              <dc:creator>Auteur inconnu</dc:creator>
              <dc:date>2018-01-15T18:14:00</dc:date>
            </office:change-info>
          </text:format-change>
        </text:changed-region>
        <text:changed-region xml:id="ct326698216" text:id="ct326698216">
          <text:format-change>
            <office:change-info>
              <dc:creator>Auteur inconnu</dc:creator>
              <dc:date>2018-01-15T18:12:00</dc:date>
            </office:change-info>
          </text:format-change>
        </text:changed-region>
        <text:changed-region xml:id="ct326698336" text:id="ct326698336">
          <text:format-change>
            <office:change-info>
              <dc:creator>Auteur inconnu</dc:creator>
              <dc:date>2018-01-15T18:14:00</dc:date>
            </office:change-info>
          </text:format-change>
        </text:changed-region>
        <text:changed-region xml:id="ct326698456" text:id="ct326698456">
          <text:format-change>
            <office:change-info>
              <dc:creator>Auteur inconnu</dc:creator>
              <dc:date>2018-01-15T18:12:00</dc:date>
            </office:change-info>
          </text:format-change>
        </text:changed-region>
        <text:changed-region xml:id="ct326698576" text:id="ct326698576">
          <text:format-change>
            <office:change-info>
              <dc:creator>Auteur inconnu</dc:creator>
              <dc:date>2018-01-15T18:14:00</dc:date>
            </office:change-info>
          </text:format-change>
        </text:changed-region>
        <text:changed-region xml:id="ct326698696" text:id="ct326698696">
          <text:format-change>
            <office:change-info>
              <dc:creator>Auteur inconnu</dc:creator>
              <dc:date>2018-01-15T18:12:00</dc:date>
            </office:change-info>
          </text:format-change>
        </text:changed-region>
        <text:changed-region xml:id="ct326698816" text:id="ct326698816">
          <text:format-change>
            <office:change-info>
              <dc:creator>Auteur inconnu</dc:creator>
              <dc:date>2018-01-15T18:13:00</dc:date>
            </office:change-info>
          </text:format-change>
        </text:changed-region>
        <text:changed-region xml:id="ct326698936" text:id="ct326698936">
          <text:deletion>
            <office:change-info>
              <dc:creator>Auteur inconnu</dc:creator>
              <dc:date>2018-01-17T16:27:00</dc:date>
            </office:change-info>
            <text:p text:style-name="P34">5</text:p>
          </text:deletion>
        </text:changed-region>
        <text:changed-region xml:id="ct326699056" text:id="ct326699056">
          <text:insertion>
            <office:change-info>
              <dc:creator>Auteur inconnu</dc:creator>
              <dc:date>2018-01-17T16:27:00</dc:date>
            </office:change-info>
          </text:insertion>
        </text:changed-region>
        <text:changed-region xml:id="ct326699176" text:id="ct326699176">
          <text:format-change>
            <office:change-info>
              <dc:creator>Auteur inconnu</dc:creator>
              <dc:date>2018-01-15T18:13:00</dc:date>
            </office:change-info>
          </text:format-change>
        </text:changed-region>
        <text:changed-region xml:id="ct326699296" text:id="ct326699296">
          <text:deletion>
            <office:change-info>
              <dc:creator>Auteur inconnu</dc:creator>
              <dc:date>2018-01-17T16:27:00</dc:date>
            </office:change-info>
            <text:p text:style-name="P35">2</text:p>
          </text:deletion>
        </text:changed-region>
        <text:changed-region xml:id="ct326699416" text:id="ct326699416">
          <text:insertion>
            <office:change-info>
              <dc:creator>Auteur inconnu</dc:creator>
              <dc:date>2018-01-17T16:27:00</dc:date>
            </office:change-info>
          </text:insertion>
        </text:changed-region>
        <text:changed-region xml:id="ct326699536" text:id="ct326699536">
          <text:format-change>
            <office:change-info>
              <dc:creator>Auteur inconnu</dc:creator>
              <dc:date>2018-01-15T18:13:00</dc:date>
            </office:change-info>
          </text:format-change>
        </text:changed-region>
        <text:changed-region xml:id="ct326699656" text:id="ct326699656">
          <text:format-change>
            <office:change-info>
              <dc:creator>Auteur inconnu</dc:creator>
              <dc:date>2018-01-15T18:12:00</dc:date>
            </office:change-info>
          </text:format-change>
        </text:changed-region>
        <text:changed-region xml:id="ct326699776" text:id="ct326699776">
          <text:format-change>
            <office:change-info>
              <dc:creator>Auteur inconnu</dc:creator>
              <dc:date>2018-01-15T18:14:00</dc:date>
            </office:change-info>
          </text:format-change>
        </text:changed-region>
        <text:changed-region xml:id="ct326699896" text:id="ct326699896">
          <text:format-change>
            <office:change-info>
              <dc:creator>Auteur inconnu</dc:creator>
              <dc:date>2018-01-15T18:12:00</dc:date>
            </office:change-info>
          </text:format-change>
        </text:changed-region>
        <text:changed-region xml:id="ct326700016" text:id="ct326700016">
          <text:format-change>
            <office:change-info>
              <dc:creator>Auteur inconnu</dc:creator>
              <dc:date>2018-01-15T18:14:00</dc:date>
            </office:change-info>
          </text:format-change>
        </text:changed-region>
        <text:changed-region xml:id="ct326700136" text:id="ct326700136">
          <text:format-change>
            <office:change-info>
              <dc:creator>Auteur inconnu</dc:creator>
              <dc:date>2018-01-15T18:12:00</dc:date>
            </office:change-info>
          </text:format-change>
        </text:changed-region>
        <text:changed-region xml:id="ct326700256" text:id="ct326700256">
          <text:format-change>
            <office:change-info>
              <dc:creator>Auteur inconnu</dc:creator>
              <dc:date>2018-01-15T18:13:00</dc:date>
            </office:change-info>
          </text:format-change>
        </text:changed-region>
        <text:changed-region xml:id="ct326700496" text:id="ct326700496">
          <text:deletion>
            <office:change-info>
              <dc:creator>Auteur inconnu</dc:creator>
              <dc:date>2018-01-16T10:52:00</dc:date>
            </office:change-info>
            <text:p text:style-name="P36"><text:s/>hypothèse</text:p>
          </text:deletion>
        </text:changed-region>
        <text:changed-region xml:id="ct326700376" text:id="ct326700376">
          <text:deletion>
            <office:change-info>
              <dc:creator>Auteur inconnu</dc:creator>
              <dc:date>2018-01-16T10:51:00</dc:date>
            </office:change-info>
            <text:p text:style-name="P36">une</text:p>
          </text:deletion>
        </text:changed-region>
        <text:changed-region xml:id="ct326700616" text:id="ct326700616">
          <text:format-change>
            <office:change-info>
              <dc:creator>Auteur inconnu</dc:creator>
              <dc:date>2018-01-15T18:13:00</dc:date>
            </office:change-info>
          </text:format-change>
        </text:changed-region>
        <text:changed-region xml:id="ct326700736" text:id="ct326700736">
          <text:insertion>
            <office:change-info>
              <dc:creator>Auteur inconnu</dc:creator>
              <dc:date>2018-01-16T10:52:00</dc:date>
            </office:change-info>
          </text:insertion>
        </text:changed-region>
        <text:changed-region xml:id="ct326700976" text:id="ct326700976">
          <text:deletion>
            <office:change-info>
              <dc:creator>Auteur inconnu</dc:creator>
              <dc:date>2018-01-16T10:51:00</dc:date>
            </office:change-info>
            <text:p text:style-name="P36"><text:s/>300 000</text:p>
          </text:deletion>
        </text:changed-region>
        <text:changed-region xml:id="ct326700856" text:id="ct326700856">
          <text:deletion>
            <office:change-info>
              <dc:creator>Auteur inconnu</dc:creator>
              <dc:date>2018-01-16T10:52:00</dc:date>
            </office:change-info>
            <text:p text:style-name="P36">de</text:p>
          </text:deletion>
        </text:changed-region>
        <text:changed-region xml:id="ct326701096" text:id="ct326701096">
          <text:format-change>
            <office:change-info>
              <dc:creator>Auteur inconnu</dc:creator>
              <dc:date>2018-01-15T18:13:00</dc:date>
            </office:change-info>
          </text:format-change>
        </text:changed-region>
        <text:changed-region xml:id="ct326701216" text:id="ct326701216">
          <text:insertion>
            <office:change-info>
              <dc:creator>Auteur inconnu</dc:creator>
              <dc:date>2018-01-16T10:52:00</dc:date>
            </office:change-info>
          </text:insertion>
        </text:changed-region>
        <text:changed-region xml:id="ct326701336" text:id="ct326701336">
          <text:deletion>
            <office:change-info>
              <dc:creator>Auteur inconnu</dc:creator>
              <dc:date>2018-01-16T10:52:00</dc:date>
            </office:change-info>
            <text:p text:style-name="P36">pa<text:span text:style-name="T11">r</text:span> an a été <text:span text:style-name="T12">retenue</text:span>.</text:p>
          </text:deletion>
        </text:changed-region>
        <text:changed-region xml:id="ct326701456" text:id="ct326701456">
          <text:format-change>
            <office:change-info>
              <dc:creator>Auteur inconnu</dc:creator>
              <dc:date>2018-01-15T18:13:00</dc:date>
            </office:change-info>
          </text:format-change>
        </text:changed-region>
        <text:changed-region xml:id="ct326701576" text:id="ct326701576">
          <text:insertion>
            <office:change-info>
              <dc:creator>Auteur inconnu</dc:creator>
              <dc:date>2018-01-16T10:53:00</dc:date>
            </office:change-info>
          </text:insertion>
        </text:changed-region>
        <text:changed-region xml:id="ct326701696" text:id="ct326701696">
          <text:deletion>
            <office:change-info>
              <dc:creator>Auteur inconnu</dc:creator>
              <dc:date>2018-01-16T10:53:00</dc:date>
            </office:change-info>
            <text:p text:style-name="P36">27,5</text:p>
          </text:deletion>
        </text:changed-region>
        <text:changed-region xml:id="ct326701816" text:id="ct326701816">
          <text:format-change>
            <office:change-info>
              <dc:creator>Auteur inconnu</dc:creator>
              <dc:date>2018-01-15T18:13:00</dc:date>
            </office:change-info>
          </text:format-change>
        </text:changed-region>
        <text:changed-region xml:id="ct326701936" text:id="ct326701936">
          <text:deletion>
            <office:change-info>
              <dc:creator>Auteur inconnu</dc:creator>
              <dc:date>2018-01-16T10:53:00</dc:date>
            </office:change-info>
            <text:p text:style-name="P37"><text:s/></text:p>
          </text:deletion>
        </text:changed-region>
        <text:changed-region xml:id="ct326702056" text:id="ct326702056">
          <text:format-change>
            <office:change-info>
              <dc:creator>Auteur inconnu</dc:creator>
              <dc:date>2018-01-15T18:13:00</dc:date>
            </office:change-info>
          </text:format-change>
        </text:changed-region>
        <text:changed-region xml:id="ct326702176" text:id="ct326702176">
          <text:insertion>
            <office:change-info>
              <dc:creator>Auteur inconnu</dc:creator>
              <dc:date>2018-01-16T10:53:00</dc:date>
            </office:change-info>
          </text:insertion>
        </text:changed-region>
        <text:changed-region xml:id="ct326702296" text:id="ct326702296">
          <text:deletion>
            <office:change-info>
              <dc:creator>Auteur inconnu</dc:creator>
              <dc:date>2018-01-16T10:53:00</dc:date>
            </office:change-info>
            <text:p text:style-name="P34">4</text:p>
          </text:deletion>
        </text:changed-region>
        <text:changed-region xml:id="ct326702416" text:id="ct326702416">
          <text:format-change>
            <office:change-info>
              <dc:creator>Auteur inconnu</dc:creator>
              <dc:date>2018-01-15T18:13:00</dc:date>
            </office:change-info>
          </text:format-change>
        </text:changed-region>
        <text:changed-region xml:id="ct326702536" text:id="ct326702536">
          <text:deletion>
            <office:change-info>
              <dc:creator>Auteur inconnu</dc:creator>
              <dc:date>2018-01-17T10:30:00</dc:date>
            </office:change-info>
            <text:p text:style-name="P38"><office:annotation><dc:creator>Auteur inconnu</dc:creator><dc:date>2018-01-12T18:13:41</dc:date><text:p>Chiffres arrondis à la dizaine</text:p></office:annotation></text:p>
          </text:deletion>
        </text:changed-region>
        <text:changed-region xml:id="ct326702656" text:id="ct326702656">
          <text:format-change>
            <office:change-info>
              <dc:creator>Auteur inconnu</dc:creator>
              <dc:date>2018-01-15T18:12:00</dc:date>
            </office:change-info>
          </text:format-change>
        </text:changed-region>
        <text:changed-region xml:id="ct326702776" text:id="ct326702776">
          <text:format-change>
            <office:change-info>
              <dc:creator>Auteur inconnu</dc:creator>
              <dc:date>2018-01-15T18:14:00</dc:date>
            </office:change-info>
          </text:format-change>
        </text:changed-region>
        <text:changed-region xml:id="ct326702896" text:id="ct326702896">
          <text:format-change>
            <office:change-info>
              <dc:creator>Auteur inconnu</dc:creator>
              <dc:date>2018-01-15T18:12:00</dc:date>
            </office:change-info>
          </text:format-change>
        </text:changed-region>
        <text:changed-region xml:id="ct326703016" text:id="ct326703016">
          <text:format-change>
            <office:change-info>
              <dc:creator>Auteur inconnu</dc:creator>
              <dc:date>2018-01-15T18:13:00</dc:date>
            </office:change-info>
          </text:format-change>
        </text:changed-region>
        <text:changed-region xml:id="ct326703136" text:id="ct326703136">
          <text:insertion>
            <office:change-info>
              <dc:creator>Auteur inconnu</dc:creator>
              <dc:date>2018-01-16T18:08:00</dc:date>
            </office:change-info>
          </text:insertion>
        </text:changed-region>
        <text:changed-region xml:id="ct326703256" text:id="ct326703256">
          <text:deletion>
            <office:change-info>
              <dc:creator>Auteur inconnu</dc:creator>
              <dc:date>2018-01-16T18:08:00</dc:date>
            </office:change-info>
            <text:p text:style-name="P36">v</text:p>
          </text:deletion>
        </text:changed-region>
        <text:changed-region xml:id="ct326703376" text:id="ct326703376">
          <text:format-change>
            <office:change-info>
              <dc:creator>Auteur inconnu</dc:creator>
              <dc:date>2018-01-15T18:13:00</dc:date>
            </office:change-info>
          </text:format-change>
        </text:changed-region>
        <text:changed-region xml:id="ct326703616" text:id="ct326703616">
          <text:insertion>
            <office:change-info>
              <dc:creator>Auteur inconnu</dc:creator>
              <dc:date>2018-01-16T18:08:00</dc:date>
            </office:change-info>
          </text:insertion>
        </text:changed-region>
        <text:changed-region xml:id="ct326703736" text:id="ct326703736">
          <text:format-change>
            <office:change-info>
              <dc:creator>Auteur inconnu</dc:creator>
              <dc:date>2018-01-15T18:13:00</dc:date>
            </office:change-info>
          </text:format-change>
        </text:changed-region>
        <text:changed-region xml:id="ct326703856" text:id="ct326703856">
          <text:deletion>
            <office:change-info>
              <dc:creator>Auteur inconnu</dc:creator>
              <dc:date>2018-01-17T10:29:00</dc:date>
            </office:change-info>
            <text:p text:style-name="P36"><office:annotation><dc:creator>Auteur inconnu</dc:creator><dc:date>2018-01-12T18:11:39</dc:date><text:p>Citer un peu plus proprement (titre exact, lien hypertexte en note de bas de page)</text:p></office:annotation></text:p>
          </text:deletion>
        </text:changed-region>
        <text:changed-region xml:id="ct326703976" text:id="ct326703976">
          <text:format-change>
            <office:change-info>
              <dc:creator>Auteur inconnu</dc:creator>
              <dc:date>2018-01-15T18:13:00</dc:date>
            </office:change-info>
          </text:format-change>
        </text:changed-region>
        <text:changed-region xml:id="ct326704096" text:id="ct326704096">
          <text:insertion>
            <office:change-info>
              <dc:creator>Auteur inconnu</dc:creator>
              <dc:date>2018-01-16T10:53:00</dc:date>
            </office:change-info>
          </text:insertion>
        </text:changed-region>
        <text:changed-region xml:id="ct326704216" text:id="ct326704216">
          <text:deletion>
            <office:change-info>
              <dc:creator>Auteur inconnu</dc:creator>
              <dc:date>2018-01-16T10:53:00</dc:date>
            </office:change-info>
            <text:p text:style-name="P34">66</text:p>
          </text:deletion>
        </text:changed-region>
        <text:changed-region xml:id="ct326704336" text:id="ct326704336">
          <text:format-change>
            <office:change-info>
              <dc:creator>Auteur inconnu</dc:creator>
              <dc:date>2018-01-15T18:13:00</dc:date>
            </office:change-info>
          </text:format-change>
        </text:changed-region>
        <text:changed-region xml:id="ct326704456" text:id="ct326704456">
          <text:insertion>
            <office:change-info>
              <dc:creator>Auteur inconnu</dc:creator>
              <dc:date>2018-01-16T10:53:00</dc:date>
            </office:change-info>
          </text:insertion>
        </text:changed-region>
        <text:changed-region xml:id="ct326704576" text:id="ct326704576">
          <text:format-change>
            <office:change-info>
              <dc:creator>Auteur inconnu</dc:creator>
              <dc:date>2018-01-15T18:12:00</dc:date>
            </office:change-info>
          </text:format-change>
        </text:changed-region>
        <text:changed-region xml:id="ct326704696" text:id="ct326704696">
          <text:format-change>
            <office:change-info>
              <dc:creator>Auteur inconnu</dc:creator>
              <dc:date>2018-01-15T18:14:00</dc:date>
            </office:change-info>
          </text:format-change>
        </text:changed-region>
        <text:changed-region xml:id="ct326704816" text:id="ct326704816">
          <text:format-change>
            <office:change-info>
              <dc:creator>Auteur inconnu</dc:creator>
              <dc:date>2018-01-15T18:12:00</dc:date>
            </office:change-info>
          </text:format-change>
        </text:changed-region>
        <text:changed-region xml:id="ct326704936" text:id="ct326704936">
          <text:format-change>
            <office:change-info>
              <dc:creator>Auteur inconnu</dc:creator>
              <dc:date>2018-01-15T18:13:00</dc:date>
            </office:change-info>
          </text:format-change>
        </text:changed-region>
        <text:changed-region xml:id="ct326705056" text:id="ct326705056">
          <text:insertion>
            <office:change-info>
              <dc:creator>Auteur inconnu</dc:creator>
              <dc:date>2018-01-31T18:14:00</dc:date>
            </office:change-info>
          </text:insertion>
        </text:changed-region>
        <text:changed-region xml:id="ct326705176" text:id="ct326705176">
          <text:format-change>
            <office:change-info>
              <dc:creator>Auteur inconnu</dc:creator>
              <dc:date>2018-01-15T18:13:00</dc:date>
            </office:change-info>
          </text:format-change>
        </text:changed-region>
        <text:changed-region xml:id="ct326705296" text:id="ct326705296">
          <text:insertion>
            <office:change-info>
              <dc:creator>Auteur inconnu</dc:creator>
              <dc:date>2018-01-31T18:14:00</dc:date>
            </office:change-info>
          </text:insertion>
        </text:changed-region>
        <text:changed-region xml:id="ct326705416" text:id="ct326705416">
          <text:insertion>
            <office:change-info>
              <dc:creator>Auteur inconnu</dc:creator>
              <dc:date>2018-01-31T18:15:00</dc:date>
            </office:change-info>
          </text:insertion>
        </text:changed-region>
        <text:changed-region xml:id="ct326705536" text:id="ct326705536">
          <text:format-change>
            <office:change-info>
              <dc:creator>Auteur inconnu</dc:creator>
              <dc:date>2018-01-15T18:12:00</dc:date>
            </office:change-info>
          </text:format-change>
        </text:changed-region>
        <text:changed-region xml:id="ct326705656" text:id="ct326705656">
          <text:insertion>
            <office:change-info>
              <dc:creator>Auteur inconnu</dc:creator>
              <dc:date>2018-01-16T10:54:00</dc:date>
            </office:change-info>
          </text:insertion>
        </text:changed-region>
        <text:changed-region xml:id="ct326705776" text:id="ct326705776">
          <text:insertion>
            <office:change-info>
              <dc:creator>Auteur inconnu</dc:creator>
              <dc:date>2018-01-31T17:47:00</dc:date>
            </office:change-info>
          </text:insertion>
        </text:changed-region>
        <text:changed-region xml:id="ct326705896" text:id="ct326705896">
          <text:insertion>
            <office:change-info>
              <dc:creator>Auteur inconnu</dc:creator>
              <dc:date>2018-01-16T10:54:00</dc:date>
            </office:change-info>
          </text:insertion>
        </text:changed-region>
        <text:changed-region xml:id="ct326706016" text:id="ct326706016">
          <text:format-change>
            <office:change-info>
              <dc:creator>Auteur inconnu</dc:creator>
              <dc:date>2018-01-15T18:12:00</dc:date>
            </office:change-info>
          </text:format-change>
        </text:changed-region>
        <text:changed-region xml:id="ct326706136" text:id="ct326706136">
          <text:insertion>
            <office:change-info>
              <dc:creator>Auteur inconnu</dc:creator>
              <dc:date>2018-01-16T10:54:00</dc:date>
            </office:change-info>
          </text:insertion>
        </text:changed-region>
        <text:changed-region xml:id="ct326706256" text:id="ct326706256">
          <text:deletion>
            <office:change-info>
              <dc:creator>Auteur inconnu</dc:creator>
              <dc:date>2018-01-16T10:54:00</dc:date>
            </office:change-info>
            <text:p text:style-name="P39">4</text:p>
          </text:deletion>
        </text:changed-region>
        <text:changed-region xml:id="ct326706376" text:id="ct326706376">
          <text:format-change>
            <office:change-info>
              <dc:creator>Auteur inconnu</dc:creator>
              <dc:date>2018-01-15T18:14:00</dc:date>
            </office:change-info>
          </text:format-change>
        </text:changed-region>
        <text:changed-region xml:id="ct326706496" text:id="ct326706496">
          <text:format-change>
            <office:change-info>
              <dc:creator>Auteur inconnu</dc:creator>
              <dc:date>2018-01-15T18:12:00</dc:date>
            </office:change-info>
          </text:format-change>
        </text:changed-region>
        <text:changed-region xml:id="ct326706616" text:id="ct326706616">
          <text:insertion>
            <office:change-info>
              <dc:creator>Auteur inconnu</dc:creator>
              <dc:date>2018-01-15T18:15:00</dc:date>
            </office:change-info>
          </text:insertion>
        </text:changed-region>
        <text:changed-region xml:id="ct326706736" text:id="ct326706736">
          <text:deletion>
            <office:change-info>
              <dc:creator>Auteur inconnu</dc:creator>
              <dc:date>2018-01-15T18:15:00</dc:date>
            </office:change-info>
            <text:p text:style-name="P40"><text:span text:style-name="T13">La scénarisation dans ce secteur </text:span><text:span text:style-name="T14">est très sommaire compte tenu des niveaux de consommation d’énergie relativement faibles de ce secteur. </text:span></text:p>
          </text:deletion>
        </text:changed-region>
        <text:changed-region xml:id="ct326706856" text:id="ct326706856">
          <text:insertion>
            <office:change-info>
              <dc:creator>Auteur inconnu</dc:creator>
              <dc:date>2018-01-15T18:15:00</dc:date>
            </office:change-info>
          </text:insertion>
        </text:changed-region>
        <text:changed-region xml:id="ct326706976" text:id="ct326706976">
          <text:deletion>
            <office:change-info>
              <dc:creator>Auteur inconnu</dc:creator>
              <dc:date>2018-01-15T18:15:00</dc:date>
            </office:change-info>
            <text:p text:style-name="P41">U</text:p>
          </text:deletion>
        </text:changed-region>
        <text:changed-region xml:id="ct326707096" text:id="ct326707096">
          <text:format-change>
            <office:change-info>
              <dc:creator>Auteur inconnu</dc:creator>
              <dc:date>2018-02-02T15:11:00</dc:date>
            </office:change-info>
          </text:format-change>
        </text:changed-region>
        <text:changed-region xml:id="ct326707216" text:id="ct326707216">
          <text:insertion>
            <office:change-info>
              <dc:creator>Auteur inconnu</dc:creator>
              <dc:date>2018-01-15T18:15:00</dc:date>
            </office:change-info>
          </text:insertion>
        </text:changed-region>
        <text:changed-region xml:id="ct326707456" text:id="ct326707456">
          <text:insertion>
            <office:change-info>
              <dc:creator>Auteur inconnu</dc:creator>
              <dc:date>2018-01-31T18:08:00</dc:date>
            </office:change-info>
          </text:insertion>
        </text:changed-region>
        <text:changed-region xml:id="ct326707576" text:id="ct326707576">
          <text:insertion>
            <office:change-info>
              <dc:creator>Auteur inconnu</dc:creator>
              <dc:date>2018-01-31T18:10:00</dc:date>
            </office:change-info>
          </text:insertion>
        </text:changed-region>
        <text:changed-region xml:id="ct326707696" text:id="ct326707696">
          <text:insertion>
            <office:change-info>
              <dc:creator>Auteur inconnu</dc:creator>
              <dc:date>2018-01-31T18:11:00</dc:date>
            </office:change-info>
          </text:insertion>
        </text:changed-region>
        <text:changed-region xml:id="ct326707816" text:id="ct326707816">
          <text:insertion>
            <office:change-info>
              <dc:creator>Auteur inconnu</dc:creator>
              <dc:date>2018-01-31T18:01:00</dc:date>
            </office:change-info>
          </text:insertion>
        </text:changed-region>
        <text:changed-region xml:id="ct326707936" text:id="ct326707936">
          <text:deletion>
            <office:change-info>
              <dc:creator>Auteur inconnu</dc:creator>
              <dc:date>2018-01-15T18:15:00</dc:date>
            </office:change-info>
            <text:p text:style-name="P42"><office:annotation><dc:creator>Auteur inconnu</dc:creator><dc:date>2018-01-12T18:00:32</dc:date><text:p text:style-name="P189"><text:span text:style-name="T127">Attention ambigu. Je ne vois pas pourquoi on se limite aux principales hypothèses du scénario de demande énergétique ici.</text:span></text:p></office:annotation></text:p>
          </text:deletion>
        </text:changed-region>
        <text:changed-region xml:id="ct326708056" text:id="ct326708056">
          <text:insertion>
            <office:change-info>
              <dc:creator>Auteur inconnu</dc:creator>
              <dc:date>2018-01-31T18:12:00</dc:date>
            </office:change-info>
          </text:insertion>
        </text:changed-region>
        <text:changed-region xml:id="ct326708176" text:id="ct326708176">
          <text:deletion>
            <office:change-info>
              <dc:creator>Auteur inconnu</dc:creator>
              <dc:date>2018-01-31T18:12:00</dc:date>
            </office:change-info>
            <text:p text:style-name="P43"/>
            <text:p text:style-name="P43"/>
          </text:deletion>
        </text:changed-region>
        <text:changed-region xml:id="ct326708296" text:id="ct326708296">
          <text:insertion>
            <office:change-info>
              <dc:creator>Auteur inconnu</dc:creator>
              <dc:date>2018-01-15T18:17:00</dc:date>
            </office:change-info>
          </text:insertion>
        </text:changed-region>
        <text:changed-region xml:id="ct326708416" text:id="ct326708416">
          <text:insertion>
            <office:change-info>
              <dc:creator>Auteur inconnu</dc:creator>
              <dc:date>2018-01-16T10:54:00</dc:date>
            </office:change-info>
          </text:insertion>
        </text:changed-region>
        <text:changed-region xml:id="ct326708536" text:id="ct326708536">
          <text:insertion>
            <office:change-info>
              <dc:creator>Auteur inconnu</dc:creator>
              <dc:date>2018-01-15T18:16:00</dc:date>
            </office:change-info>
          </text:insertion>
        </text:changed-region>
        <text:changed-region xml:id="ct326709856" text:id="ct326709856">
          <text:insertion>
            <office:change-info>
              <dc:creator>Auteur inconnu</dc:creator>
              <dc:date>2018-01-31T17:59:00</dc:date>
            </office:change-info>
          </text:insertion>
        </text:changed-region>
        <text:changed-region xml:id="ct326709976" text:id="ct326709976">
          <text:insertion>
            <office:change-info>
              <dc:creator>Auteur inconnu</dc:creator>
              <dc:date>2018-01-16T10:55:00</dc:date>
            </office:change-info>
          </text:insertion>
        </text:changed-region>
        <text:changed-region xml:id="ct326710096" text:id="ct326710096">
          <text:insertion>
            <office:change-info>
              <dc:creator>Auteur inconnu</dc:creator>
              <dc:date>2018-01-16T10:56:00</dc:date>
            </office:change-info>
          </text:insertion>
        </text:changed-region>
        <text:changed-region xml:id="ct326710216" text:id="ct326710216">
          <text:insertion>
            <office:change-info>
              <dc:creator>Auteur inconnu</dc:creator>
              <dc:date>2018-01-16T10: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text:span text:style-name="T77">S</text:span>cénario AMS<text:span text:style-name="T77">2018</text:span> – <text:span text:style-name="T77">Fiche </text:span>n°<text:span text:style-name="T101">1</text:span></text:p>
      <text:p text:style-name="P126">Synthèse</text:p>
      <text:p text:style-name="P119"/>
      <text:p text:style-name="P119"/>
      <text:p text:style-name="P72">Le scénario avec mesures supplémentaires (AMS) <text:span text:style-name="T77">2018</text:span> <text:span text:style-name="T65">sert de brique de base à la révision de la Stratégie Nationale Bas Carbone (SNBC). Il </text:span>doit a<text:span text:style-name="T85">boutir</text:span> à une trajectoire réaliste afin d’atteindre les objectifs climatiques que le pays s’est fixé<text:span text:style-name="T78">s</text:span> en termes d’émissions de gaz à effet de serre (GES) et de consommation d’énergie. En particulier, l’o<text:span text:style-name="T65">bjectif de la neutralité carbone vers le milieu du siècle fixé par le Plan climat impose de nombreuses orientations structurelles. Ainsi la construction de l’AMS 2018 repose sur un double </text:span><text:change-start text:change-id="ct325150440"/><text:span text:style-name="T58">raisonnement :</text:span></text:p>
      <text:p text:style-name="P51">- <text:span text:style-name="T59">la construction d’une image de la neutralité carbone physique et des conséquences sur les systèmes énergétiques et sectoriels à </text:span><text:change-end text:change-id="ct325150440"/><text:change-start text:change-id="ct325152960"/><text:span text:style-name="T59">l’</text:span><text:change-end text:change-id="ct325152960"/><text:change text:change-id="ct325154040"/><text:change-start text:change-id="ct325154160"/><text:span text:style-name="T59">horizon</text:span><text:change-end text:change-id="ct325154160"/><text:change-start text:change-id="ct325154280"/><text:span text:style-name="T59"> 2050</text:span><text:change-end text:change-id="ct325154280"/><text:change-start text:change-id="ct325154400"/><text:span text:style-name="T59"> </text:span><text:change-end text:change-id="ct325154400"/><text:change-start text:change-id="ct325154760"/><text:span text:style-name="T59">(première partie de la fiche)</text:span><text:change-end text:change-id="ct325154760"/><text:change-start text:change-id="ct325154880"/><text:span text:style-name="T59">; </text:span><text:change-end text:change-id="ct325154880"/><text:change text:change-id="ct325155000"/><text:change-start text:change-id="ct325155120"/></text:p>
      <text:p text:style-name="P51">- <text:span text:style-name="T59">l’élaboration d</text:span><text:change-end text:change-id="ct325155120"/><text:change text:change-id="ct325155240"/><text:change-start text:change-id="ct325155360"/><text:span text:style-name="T59">e</text:span><text:change-end text:change-id="ct325155360"/><text:change-start text:change-id="ct325155480"/><text:span text:style-name="T59"> scénario</text:span><text:change-end text:change-id="ct325155480"/><text:change-start text:change-id="ct325155600"/><text:span text:style-name="T59">s</text:span><text:change-end text:change-id="ct325155600"/><text:change-start text:change-id="ct325155720"/><text:span text:style-name="T59"> sectoriel</text:span><text:change-end text:change-id="ct325155720"/><text:change-start text:change-id="ct325155840"/><text:span text:style-name="T59">s</text:span><text:change-end text:change-id="ct325155840"/><text:change-start text:change-id="ct325156080"/><text:span text:style-name="T59"> définissant les actions à initier et qui devront conduire</text:span><text:change-end text:change-id="ct325156080"/><text:change-start text:change-id="ct325156200"/><text:span text:style-name="T59"> via la modélisation</text:span><text:change-end text:change-id="ct325156200"/><text:change-start text:change-id="ct325156320"/><text:span text:style-name="T59"> à la construction d’une trajectoire d’émissions compatibles avec les objectifs de politique énergétique et climatique.</text:span><text:change-end text:change-id="ct325156320"/><text:change-start text:change-id="ct325156440"/><text:span text:style-name="T59"> </text:span><text:change-end text:change-id="ct325156440"/><text:change-start text:change-id="ct325156560"/><text:span text:style-name="T59">Il s’agit de présenter dans la seconde partie de la fiche</text:span><text:change-end text:change-id="ct325156560"/><text:change-start text:change-id="ct325156680"/><text:span text:style-name="T59"> les grandes orientations et hypothèses</text:span><text:change-end text:change-id="ct325156680"/><text:change-start text:change-id="ct325156800"/><text:span text:style-name="T59"> qui serviront à cette modélisation. Un premier exercice complet de modélisation </text:span><text:change-end text:change-id="ct325156800"/><text:change-start text:change-id="ct325156920"/><text:span text:style-name="T59">étant prévu entre mars et juin, les résultats concernant la trajectoire d’émissions ne sont pas encore disponibles.</text:span><text:change-end text:change-id="ct325156920"/><text:change-start text:change-id="ct325157040"/></text:p>
      <text:p text:style-name="P52"><text:change-end text:change-id="ct325157040"/></text:p>
      <text:p text:style-name="P83">La présente fiche présente la philosophie globale du scénario et synthétise les différentes cibles <text:span text:style-name="T76">à atteindre</text:span> dans chacun des secteurs <text:span text:style-name="T76">en termes de gaz à effet de serre (GES) d’une part et de consommation d’énergie finale d’autre part</text:span>.</text:p>
      <text:p text:style-name="P73"/>
      <text:p text:style-name="P4">Les fiches suivantes n°2 à n°8 présentent, par secteur, les grandes orientations prises par le scénario, <text:span text:style-name="T85">l</text:span>es principales hypothèses de modélisation, les cibles par usage ainsi que les mesures proposées pour atteindre ces cibles. Ces fiches <text:change text:change-id="ct325155960"/>servir<text:change-start text:change-id="ct325157160"/><text:span text:style-name="T105">ont de</text:span><text:change-end text:change-id="ct325157160"/><text:change text:change-id="ct325157280"/> base de discussion pendant les échanges menés<text:change text:change-id="ct325157400"/>. Le sommaire de ces fiches est le suivant :</text:p>
      <text:p text:style-name="P4"/>
      <text:p text:style-name="P4">Fiche n°1 : Synthèse</text:p>
      <text:p text:style-name="P4">Fiche n°2 : Adéquation entre offre et demande d’énergie</text:p>
      <text:p text:style-name="P4">Fiche n°3 : Résidentiel et Tertiaire</text:p>
      <text:p text:style-name="P4">Fiche n°4 : Transports</text:p>
      <text:p text:style-name="P4">Fiche n°5 : Industrie <text:span text:style-name="T86">et gaz fluorés</text:span></text:p>
      <text:p text:style-name="P4">Fiche n°6 : Déchets</text:p>
      <text:p text:style-name="P4">Fiche n°7 : Agriculture (produite en collaboration avec le MAA)</text:p>
      <text:p text:style-name="P4">Fiche n°8 : Forêt (produite en collaboration avec le MAA)</text:p>
      <text:p text:style-name="P74"/>
      <text:p text:style-name="P74"><text:span text:style-name="T66">NB 1 : l</text:span>e périmètre du travail préparatoire à la fiche concerne la métropole uniquement. Le travail sur les départements et collectivités d’outre-mer (DOM/COM) suivra.</text:p>
      <text:p text:style-name="P73"/>
      <text:p text:style-name="P84"><text:span text:style-name="T66">NB 2 : l</text:span>es chiffres affichés dans la présente fiche sont susceptibles d’être retouchés suites aux différentes discussions qui vont avoir lieu puis lors des phases de modélisations. <text:span text:style-name="T64">L’objectif est ici de disposer des </text:span>ordres de grandeur en jeu <text:span text:style-name="T64">qui peuvent</text:span> éclair<text:span text:style-name="T64">er certains points de discussion</text:span>.</text:p>
      <text:p text:style-name="P84"/>
      <text:p text:style-name="P157"><text:span text:style-name="T89">1. Les grands objectifs d</text:span><text:span text:style-name="T90">e la SNBC</text:span></text:p>
      <text:p text:style-name="P120"/>
      <text:p text:style-name="P5">Le scénario AMS s’attache à respecter les grands objectifs fixés dans le cadre de la SNBC. L’objectif dimensionnant est celui de neutralité carbone <text:span text:style-name="T88">à l’horizon</text:span> 2050 imposé par le <text:span text:style-name="T83">P</text:span>lan climat de juillet. <text:s/>A celui-ci s’ajoute<text:change-start text:change-id="ct325151520"/><text:span text:style-name="T106">nt</text:span><text:change-end text:change-id="ct325151520"/> les <text:change text:change-id="ct325157520"/><text:change-start text:change-id="ct325157640"/><text:span text:style-name="T106">principaux</text:span><text:change-end text:change-id="ct325157640"/> objectifs de la LTECV qu’ils soient transversaux, comme l’objectif de réduction de 50 % de la consommation d’énergie finale en 2050 par rapport à la référence de 2012, ou sectoriels. Les objectifs sectoriels sont rappelés dans les fiches n°2 à n°8.</text:p>
      <text:p text:style-name="P6">En application de l’article 173 de la LTECV, la SNBC2 <text:change text:change-id="ct325157760"/>répartit le budget carbone de chacune des périodes 2019-2023, 2023-2028, 2029-2033. par grands secteurs<text:change text:change-id="ct325158000"/><text:change text:change-id="ct325157880"/><text:change-start text:change-id="ct325158120"/>.<text:change-end text:change-id="ct325158120"/> Elle doit également décrire <text:change text:change-id="ct325158240"/>les orientations et dispositions d’ordre sectoriel ou transversal qui sont établies pour respecter les budgets carbone<text:change text:change-id="ct325158360"/><text:change-start text:change-id="ct325158480"/>.<text:change-end text:change-id="ct325158480"/></text:p>
      <text:p text:style-name="P75"><text:span text:style-name="T88">En outre, l</text:span>a SNBC précédente <text:span text:style-name="T88">recommandait</text:span> des objectifs sectoriels, notamment en termes d’émission de GES à l’horizon 2050, pour l’atteinte du facteur 4<text:note text:id="ftn1" text:note-class="footnote"><text:note-citation>1</text:note-citation><text:note-body><text:p text:style-name="P1">Division par 4 des émissions de G<text:change text:change-id="ct325158600"/><text:change-start text:change-id="ct326680576"/><text:span text:style-name="T106">ES</text:span><text:change-end text:change-id="ct326680576"/> en 205<text:change-start text:change-id="ct326680696"/><text:span text:style-name="T106">0 </text:span><text:change-end text:change-id="ct326680696"/><text:change text:change-id="ct326680816"/>par rapport à 1990,<text:change-start text:change-id="ct326680936"/> <text:change-end text:change-id="ct326680936"/>hors secteur des terres</text:p></text:note-body></text:note>. Le rehaussement de l’ambition via l’objectif de neutralité carbone implique nécessairement de revoir ces objectifs. </text:p>
      <text:p text:style-name="P76"/>
      <text:p text:style-name="P115"/>
      <text:p text:style-name="P121">2. Implication de la neutralité carbone</text:p>
      <text:p text:style-name="P124"/>
      <text:p text:style-name="P101">Afin d’atteindre la neutralité carbone en 2050, le scénario repose sur les partis pris suivants :</text:p>
      <text:list xml:id="list3744515989995387691" text:style-name="L1">
        <text:list-item>
          <text:p text:style-name="P183"><text:span text:style-name="T71">adoption d’</text:span>efforts très ambitieux d’efficacité énergétique et <text:span text:style-name="T3">ambitieux en termes </text:span>de sobriété, dans la continuité du scénario SNBC1 ;</text:p>
        </text:list-item>
        <text:list-item>
          <text:p text:style-name="P184">un recours réaliste aux technologies, <text:change text:change-id="ct326682256"/><text:change-start text:change-id="ct326682376"/><text:span text:style-name="T2">en évitant de parier sur un développement massif</text:span><text:change-end text:change-id="ct326682376"/><text:change-start text:change-id="ct326682496"/><text:span text:style-name="T2"> des </text:span><text:change-end text:change-id="ct326682496"/><text:change text:change-id="ct326682736"/><text:change text:change-id="ct326682616"/><text:span text:style-name="T2">technologies </text:span>dont le développement nécessite aujourd’hui des efforts de R&amp;D importants.<text:change text:change-id="ct326682856"/></text:p>
        </text:list-item>
      </text:list>
      <text:p text:style-name="P77"/>
      <text:p text:style-name="P118">2.1. <text:span text:style-name="T70">La nécessité d’une décarbonation complète des secteurs énergétiques</text:span></text:p>
      <text:p text:style-name="P117"/>
      <text:p text:style-name="P8"><text:span text:style-name="T63">Au premier ordre, la taille limitée du puits du secteur des terres (estimé à environ 50-60 MtCO2e à l’horizon neutralité dans le scénario AMS2018) ne peut servir qu’à compenser les émissions non-énergétiques incompressibles de l’agriculture (de l’ordre de 40-50 MtCO2e</text:span><text:change text:change-id="ct326682976"/><text:span text:style-name="T63">), de certains processus industriels et du secteur des déchets (environ 20 MtCO2e en première approche pour ces deux secteurs) ainsi que les fuites dues à l’utilisation de gaz</text:span><text:span text:style-name="T63"><text:note text:id="ftn2" text:note-class="footnote"><text:note-citation>2</text:note-citation><text:note-body><text:p text:style-name="P2">Même si ce gaz est <text:span text:style-name="T88">d’origine</text:span> biogénique, ces émissions auront un impact sur l’effet de serre</text:p></text:note-body></text:note></text:span><text:span text:style-name="T63"> (3 MtCO2e). Pour compléter le puits, un recours modéré aux technologies de capture et stockage ou utilisation du carbone (CCS/CCU) peut être envisagé afin d’avoir des émissions négatives en capturant les émissions produites à partir de la combustion de ressources en biomasse (10-20Mt de potentiel identifié</text:span><text:change-start text:change-id="ct326683336"/><text:span text:style-name="T63"><text:note text:id="ftn3" text:note-class="footnote"><text:note-citation>3</text:note-citation><text:note-body><text:p text:style-name="P50"><text:change-start text:change-id="ct326683096"/>Ce potentiel constitue une première estimation interne. Il faut noter que l’implém<text:change-end text:change-id="ct326683096"/><text:change-start text:change-id="ct326683216"/>entation de ce type de technologie sur certains sites aura un impact sur leur consommation d’énergie.<text:change-end text:change-id="ct326683216"/></text:p></text:note-body></text:note></text:span><text:change-end text:change-id="ct326683336"/><text:span text:style-name="T63">). Comme le montre le schéma ci-dessous, le puits et les émissions résiduelles se compensant globalement, les autres émissions doivent être évitées. </text:span><text:span text:style-name="T91">L’objectif de neutralité carbone impose </text:span><text:span text:style-name="T92">donc de </text:span><text:span text:style-name="T93">décarboner complètement la production d’énergie afin de ne plus avoir d’émission de gaz à effet de serre (GES) dans les secteurs en consommant.</text:span></text:p>
      <text:p text:style-name="P85"/>
      <text:p text:style-name="P87"/>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draw:frame draw:style-name="fr2" draw:name="Objet2" text:anchor-type="paragraph" svg:x="2.912cm" svg:y="0.376cm" svg:width="12.446cm" svg:height="6.491cm" draw:z-index="4"><draw:object xlink:href="./Object 3" xlink:type="simple" xlink:show="embed" xlink:actuate="onLoad"/><draw:image xlink:href="./ObjectReplacements/Object 3"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chéma de la situation en termes d’émissions et de puits de GES à l’horizon 2050 <text:change text:change-id="ct326683456"/>dans le scénario AMS</text:p>
      <text:p text:style-name="P116"/>
      <text:p text:style-name="P116"/>
      <text:p text:style-name="P91"><text:span text:style-name="T27">L</text:span><text:span text:style-name="T25">a fiche n°2 « Adéquation entre l’offre et la demande en énergie » </text:span><text:span text:style-name="T28">décrit les hypothèses retenues dans le cadre du scénario AMS 2018 pour obtenir une énergie totalement décarbonée à l’horizon </text:span><text:span text:style-name="T29">neutralité et souligne les partis pris majeurs liés à ce scénario. </text:span><text:span text:style-name="T25">Sur le volet offre d’énergie, le scénario</text:span><text:change text:change-id="ct326683576"/><text:span text:style-name="T25"> </text:span><text:span text:style-name="T29">embarque des hypothèses fortes</text:span><text:span text:style-name="T25"> :</text:span></text:p>
      <text:list xml:id="list1404250381208178724" text:style-name="L2">
        <text:list-item>
          <text:p text:style-name="P169"><text:span text:style-name="T64">m</text:span>obilisation de la biomasse à hauteur de 450 TWh par an <text:span text:style-name="T64">au minimum </text:span>en termes de ressources brutes allant au-delà des potentiels envisagés par l’Ademe, GrDF et Afterres mais <text:span text:style-name="T2">légèrement </text:span>en-deçà de celui imaginé par négaWatt<text:note text:id="ftn4" text:note-class="footnote"><text:note-citation>4</text:note-citation><text:note-body><text:p text:style-name="P2"><text:change text:change-id="ct326684896"/><text:change-start text:change-id="ct326685016"/><text:span text:style-name="T108">Les autres études estiment le potentiel de ressources bru</text:span><text:change-end text:change-id="ct326685016"/><text:change-start text:change-id="ct326685136"/><text:span text:style-name="T108">tes en biomasse entre</text:span><text:change-end text:change-id="ct326685136"/> <text:change text:change-id="ct326685256"/><text:change-start text:change-id="ct326685376"/><text:span text:style-name="T108">330</text:span><text:change-end text:change-id="ct326685376"/>0 TWh et <text:change text:change-id="ct326685496"/><text:change-start text:change-id="ct326685616"/><text:span text:style-name="T108">47</text:span><text:change-end text:change-id="ct326685616"/>0 TWh<text:change text:change-id="ct326685736"/><text:change-start text:change-id="ct326685856"/> <text:span text:style-name="T108">en 2050.</text:span><text:change-end text:change-id="ct326685856"/></text:p></text:note-body></text:note>,</text:p>
        </text:list-item>
        <text:list-item>
          <text:p text:style-name="P169"><text:span text:style-name="T30">p</text:span><text:span text:style-name="T25">roduction d’électricité </text:span><text:span text:style-name="T30">pouvant atteindre jusqu’à </text:span><text:span text:style-name="T25">6</text:span><text:change text:change-id="ct326685976"/><text:change-start text:change-id="ct326686096"/><text:span text:style-name="T31">2</text:span><text:change-end text:change-id="ct326686096"/><text:span text:style-name="T25">0 TWh </text:span><text:change-start text:change-id="ct326686216"/><text:span text:style-name="T31">(hors exportation) </text:span><text:change-end text:change-id="ct326686216"/><text:span text:style-name="T25">soit une augmentation </text:span><text:span text:style-name="T26">d</text:span><text:change text:change-id="ct326686336"/><text:change-start text:change-id="ct326686456"/><text:span text:style-name="T26">’</text:span><text:change-end text:change-id="ct326686456"/><text:change-start text:change-id="ct326686576"/><text:span text:style-name="T31">environ</text:span><text:change-end text:change-id="ct326686576"/><text:span text:style-name="T26"> </text:span><text:change text:change-id="ct326686696"/><text:change-start text:change-id="ct326686816"/><text:span text:style-name="T31">2</text:span><text:change-end text:change-id="ct326686816"/><text:span text:style-name="T26">0 % par rapport à aujourd’hui</text:span><text:change text:change-id="ct326686936"/><text:span text:style-name="T26">.</text:span></text:p>
        </text:list-item>
      </text:list>
      <text:p text:style-name="P101"/>
      <text:p text:style-name="P12"><text:span text:style-name="T70">Sur le volet demande d’énergie, l</text:span>e scénario <text:change text:change-id="ct326687176"/><text:change text:change-id="ct326687056"/><text:span text:style-name="T7">est également très ambi</text:span><text:change-start text:change-id="ct326687296"/><text:span text:style-name="T34">tieux</text:span><text:change-end text:change-id="ct326687296"/><text:change text:change-id="ct326687536"/><text:change text:change-id="ct326687416"/><text:change-start text:change-id="ct326687656"/><text:span text:style-name="T34"> en termes de sobriété mais aussi et surtout en termes d’efficacité énergétique </text:span><text:change-end text:change-id="ct326687656"/><text:change-start text:change-id="ct326687776"/><text:span text:style-name="T33"> :</text:span><text:change-end text:change-id="ct326687776"/></text:p>
      <text:list xml:id="list1685212830004514536" text:style-name="L3">
        <text:list-item>
          <text:p text:style-name="P185"><text:span text:style-name="T64">d</text:span>ans les transports, un objectif de consommation de l’ordre de 10 kWh/100km pour le parc roulant de véhicules particuliers électriques à l’horizon 2050-2060 a été envisagé <text:span text:style-name="T72">(environ 20 kWh/100km pour les véhicules particuliers thermiques) </text:span>;</text:p>
        </text:list-item>
      </text:list>
      <text:list xml:id="list6884323375543942213" text:style-name="L4">
        <text:list-item>
          <text:p text:style-name="P186"><text:span text:style-name="T64">d</text:span>ans les bâtiments, l’objectif de 100 % de Bâtiment Basse Consommation à l’horizon 2050 a été considéré comme intégralement atteint <text:span text:style-name="T64">pour le parc existant</text:span> ;</text:p>
        </text:list-item>
        <text:list-item>
          <text:p text:style-name="P187"><text:span text:style-name="T64">d</text:span>ans l’industrie, les gisements de la dernière étude du CEREN ont tous été pris en compte et prolongés entre 2030 et 2050.</text:p>
        </text:list-item>
      </text:list>
      <text:p text:style-name="P93"/>
      <text:p text:style-name="P92"/>
      <text:p text:style-name="P82"/>
      <text:p text:style-name="P82">Le graphique ci-dessous présente une comparaison des émissions de GES historiques et projetées dans le scénario AMS<text:span text:style-name="T2"> :</text:span></text:p>
      <text:p text:style-name="P88"/>
      <text:p text:style-name="P88"/>
      <text:p text:style-name="P88"><draw:frame draw:style-name="fr3" draw:name="Objet3" text:anchor-type="paragraph" svg:width="13.555cm" svg:height="7.14cm" draw:z-index="5"><draw:object xlink:href="./Object 4" xlink:type="simple" xlink:show="embed" xlink:actuate="onLoad"/><draw:image xlink:href="./ObjectReplacements/Object 4" xlink:type="simple" xlink:show="embed" xlink:actuate="onLoad"/></draw:frame><text:soft-page-break/></text:p>
      <text:p text:style-name="P89">S<text:span text:style-name="T75">chéma des émissions de GES historiques et projetées</text:span><text:span text:style-name="T75"><text:note text:id="ftn5" text:note-class="footnote"><text:note-citation>5</text:note-citation><text:note-body><text:p text:style-name="P48">Les données historiques sectorielles sont issues de l’inventaire au format SECTEN (source CITEPA)</text:p></text:note-body></text:note></text:span></text:p>
      <text:p text:style-name="P113"/>
      <text:p text:style-name="P111"/>
      <text:p text:style-name="P125"><text:span text:style-name="T67">2.2. </text:span><text:span text:style-name="T68">Synthèse du scénario de demande </text:span><text:span text:style-name="T69">d’énergie </text:span><text:span text:style-name="T68">par secteur</text:span></text:p>
      <text:p text:style-name="P125"/>
      <text:p text:style-name="P78">La neutralité carbone impose de faire des hypothèses ambitieuses voire très ambitieuses <text:span text:style-name="T80">en termes de demande d’énergie </text:span>dans chacun des secteurs. Ces principales hypothèses sont accessibles en <text:span text:style-name="T64">a</text:span>nnexe <text:span text:style-name="T2">1</text:span>. Les fiches sectorielles n°3 à n°8 permettent d’aller plus loin <text:span text:style-name="T79">dans la description de ces hypothèses</text:span>. Le graphe ci-dessous indique l’<text:span text:style-name="T2">évolution d</text:span>e la demande en énergie imaginée entre aujourd’hui et 2050 dans le cadre du scénario AMS :</text:p>
      <text:p text:style-name="P152"/>
      <text:p text:style-name="P123"><draw:frame draw:style-name="fr2" draw:name="Objet1" text:anchor-type="paragraph" svg:x="2.133cm" svg:y="0.016cm" svg:width="12.896cm" svg:height="6.83cm" draw:z-index="1"><draw:object xlink:href="./Object 2" xlink:type="simple" xlink:show="embed" xlink:actuate="onLoad"/><draw:image xlink:href="./ObjectReplacements/Object 2" xlink:type="simple" xlink:show="embed" xlink:actuate="onLoad"/></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90">S<text:span text:style-name="T75">chéma de l’évolution des besoins en énergie finale par secteur entre 2010 et 2050</text:span><text:span text:style-name="T75"><text:note text:id="ftn6" text:note-class="footnote"><text:note-citation>6</text:note-citation><text:note-body><text:p text:style-name="P48">Le périmètre du secteur transports n’inclut pas les transports internationaux sur ce schéma. Ils sont néanmoins considérés dans le scénario.</text:p></text:note-body></text:note></text:span></text:p>
      <text:p text:style-name="P122"/>
      <text:p text:style-name="P79"><text:span text:style-name="T60">L’A</text:span><text:span text:style-name="T61">nnexe </text:span><text:span text:style-name="T60">2 présente </text:span><text:span text:style-name="T62">également </text:span><text:span text:style-name="T60">un tableau de synthèse de la répartition des besoins par vecteur et par secteur énergétique.</text:span></text:p>
      <text:p text:style-name="P102"/>
      <text:p text:style-name="P114"><text:change-start text:change-id="ct326690296"/><text:soft-page-break/><text:span text:style-name="T111">3</text:span><text:change-end text:change-id="ct326690296"/><text:change-start text:change-id="ct326690416"/>. <text:span text:style-name="T111">Considérations transversales pour la construction du scénario</text:span></text:p>
      <text:p text:style-name="P112"/>
      <text:p text:style-name="P14"><text:change-end text:change-id="ct326690416"/><text:change text:change-id="ct326691136"/><text:change text:change-id="ct326691016"/><text:change text:change-id="ct326690896"/><text:change text:change-id="ct326690776"/><text:change text:change-id="ct326690656"/><text:change text:change-id="ct326690536"/><text:change-start text:change-id="ct326691256"/><text:span text:style-name="T8">3.1</text:span><text:change-end text:change-id="ct326691256"/>. <text:span text:style-name="T8">Réévaluation de la v</text:span>aleur du carbone <text:span text:style-name="T8">pour l’atteinte de la neutralité carbone</text:span></text:p>
      <text:p text:style-name="P24"/>
      <text:p text:style-name="P24"><text:span text:style-name="T8">De la même manière, la valeur du carbone devra être revue à la hausse</text:span>. <text:span text:style-name="T8">Deux</text:span> outils <text:span text:style-name="T8">principaux </text:span>existent aujourd’hui <text:span text:style-name="T8">pour parvenir à cette fin </text:span>: la composante carbone sur la Taxe Intérieure de Consommation sur les Produits Énergétiques (TICPE) ainsi que le système européen d’échange de quotas d’émission (ETS)<text:change text:change-id="ct326691376"/>. La composante carbone possède une trajectoire définie jusqu’en 20<text:span text:style-name="T40">22</text:span> par le projet de loi de finance 2018, les hypothèses de prix de l’ETS proviennent aujourd’hui d<text:span text:style-name="T40">e</text:span> la Commission <text:span text:style-name="T8">Européenne</text:span>.</text:p>
      <text:p text:style-name="P24"/>
      <text:p text:style-name="P24">Dans le scénario AMS, il s’agit de définir une trajectoire de prix du carbone compatible avec la neutralité carbone. Les premières estimations montrent une valeur du carbone bien supérieure à la valeur évaluée dans le rapport Quinet (2008). En effet, le retard accumulé en dix ans ainsi que le r<text:span text:style-name="T84">e</text:span>haussement de l’ambition conduisent<text:change-start text:change-id="ct326691496"/> <text:span text:style-name="T102">selon les réflexions en cours</text:span><text:change-end text:change-id="ct326691496"/> à un corridor de prix supérieur à celui envisagé jusqu’à présent.</text:p>
      <text:p text:style-name="P24"/>
      <text:p text:style-name="P168">Ainsi, en plus de la suppression de l’ensemble des niches fiscales à l’horizon 2030<text:change-start text:change-id="ct514689568"/> <text:span text:style-name="T18"><office:annotation office:name="__Annotation__12807_1261457688"><dc:creator>Auteur inconnu</dc:creator><dc:date>2018-02-09T18:31:11.319000000</dc:date><text:p text:style-name="P188"><text:span text:style-name="T126">DGPR (FV)</text:span></text:p></office:annotation></text:span><text:span text:style-name="T18">et de la mise en place d’une fiscalité sur les HFC à partir du 1</text:span><text:span text:style-name="T21">er</text:span><text:span text:style-name="T18"> janvier 2019 dont le montant rejoindra progressivement la trajectoire de prix carbone</text:span><office:annotation-end office:name="__Annotation__12807_1261457688"/><text:change-end text:change-id="ct514689568"/>, il est envisagé de remonter <text:span text:style-name="T40">significativement </text:span>la TICPE. <text:span text:style-name="T40">Pour initier la réflexion,</text:span> <text:change-start text:change-id="ct326691616"/><text:span text:style-name="T40">sur la base de travaux actuellement en cours, </text:span><text:change-end text:change-id="ct326691616"/>la trajectoire suivante <text:change text:change-id="ct326691736"/><text:change-start text:change-id="ct326691856"/><text:span text:style-name="T40">serait utilisée en entrée de modélisation</text:span><text:change-end text:change-id="ct326691856"/> : 225€ en 2030, 400€ en 2040 et 600€ en 2050. <text:change text:change-id="ct326691976"/><text:span text:style-name="T87">Cette trajectoire est purement indicative</text:span><text:change-start text:change-id="ct326692096"/><text:span text:style-name="T87"> et pourrait être retouchée en fonction des mesures sectorielles adoptées</text:span><text:change-end text:change-id="ct326692096"/><text:span text:style-name="T87">. Les travaux lancés par France Stratégie permettront de préciser les valeurs de référence et le niveau finalement retenu dépendra aussi de l’écart à combler par rapport aux objectifs de réduction des émissions. </text:span>Cette mesure devrait permettre de réduire les émissions dans les secteurs du bâtiment et des transports de manière importante. Dans l’industrie et l’aviation, <text:span text:style-name="T8">les hypothèses de prix de l’ETS sont fixées par la Commission européenne. La trajectoire de la TICPE pour ces secteurs devra être examinée de façon spécifique. Il est en particulier envisagé de compléter le prix ETS par une TICPE dans le secteur de l’aviation domestique qui en est jusqu’à présent exonéré </text:span><text:change text:change-id="ct326692216"/><text:change-start text:change-id="ct326692336"/><text:span text:style-name="T8">et</text:span><text:change-end text:change-id="ct326692336"/><text:span text:style-name="T8"> par un prix plancher sur l’ETS dans le secteur industriel.</text:span></text:p>
      <text:p text:style-name="P107"><text:change-start text:change-id="ct326692456"/></text:p>
      <text:p text:style-name="P64"><text:span text:style-name="T111">3.2.</text:span>. <text:span text:style-name="T109">La France dans son environnement international en situation de neutralité carbone</text:span></text:p>
      <text:p text:style-name="P61"/>
      <text:p text:style-name="P58"><text:change-end text:change-id="ct326692456"/><text:change-start text:change-id="ct326692576"/>Si pour atteindre la neutralité carbone, il apparaît nécessaire de réévaluer à la hausse la valeur du carbone afin de donner les bons signaux incitant la transition, cela ne pourra se faire sans <text:change-end text:change-id="ct326692576"/><text:change-start text:change-id="ct326692696"/>une volonté internationale d’avancer sur ces sujets et sans mesures de protection afin de ne pas perdre en compétitivité. <text:change-end text:change-id="ct326692696"/><text:change-start text:change-id="ct326692816"/><text:span text:style-name="T57">La France doit penser sa transition écologique dans un contexte international</text:span><text:change-end text:change-id="ct326692816"/><text:change-start text:change-id="ct326692936"/><text:span text:style-name="T57">.</text:span><text:change-end text:change-id="ct326692936"/><text:change-start text:change-id="ct326693056"/></text:p>
      <text:p text:style-name="P58"/>
      <text:p text:style-name="P58">D’abord, certains leviers ne sont pas activables directement à l’échelle nationale. C’est le cas par exemple du marché ETS ou des <text:change-end text:change-id="ct326693056"/><text:change-start text:change-id="ct326693176"/>niveaux de consommation des véhicules particuliers qui sont définis au niveau européen. L’atteinte de la neutralité suppose donc de relever l’ambition européenne voire mondiale sur un certain nom<text:change-end text:change-id="ct326693176"/><text:change-start text:change-id="ct326693296"/>bre de sujets. </text:p>
      <text:p text:style-name="P58"/>
      <text:p text:style-name="P59">D’autre part, <text:change-end text:change-id="ct326693296"/><text:change-start text:change-id="ct326693416"/>l’atteinte de neutralité carbone suppose que la France sera <text:change-end text:change-id="ct326693416"/><text:change-start text:change-id="ct326693536"/>néanmoins plus ambitieuse que de nombreux autres pays. Il faut donc mettre en place des mesures de protection afin de garder un niveau de compétitivité satisfaisant. Il n’est possible d’afficher des niveau<text:change-end text:change-id="ct326693536"/><text:change-start text:change-id="ct326693656"/>x de prix du carbone aussi élevé<text:span text:style-name="T110">s</text:span> qu’en partie 2.3. que si <text:span text:style-name="T110">l’argent récolté est redistribué</text:span><text:change-end text:change-id="ct326693656"/><text:change-start text:change-id="ct326693776"/><text:span text:style-name="T110"> de manière optimale entre les ménages (transition solidaire) et les entreprises (transition compétitive). A ce prix du carbone réévalué, on pourrait ajouter </text:span><text:change-end text:change-id="ct326693776"/><text:change-start text:change-id="ct326693896"/><text:span text:style-name="T110">une taxe carbone aux frontières qui protégerait les secteurs qui en ont besoin comme l’industrie ou l’agriculture. D’autres mesures de protection pourraient être imaginées (mesures réglementaires sur le contenu carbone des imports notamment). </text:span><text:span text:style-name="T115">Il faut </text:span><text:span text:style-name="T112">également</text:span><text:span text:style-name="T115"> se montrer offensif. Le financement des industries </text:span><text:span text:style-name="T113">de</text:span><text:span text:style-name="T115"> la R&amp;D et </text:span><text:span text:style-name="T113">des industries naissantes</text:span><text:span text:style-name="T115"> semble jouer un rôle crucial pour s’assurer les marchés du futur. </text:span><text:span text:style-name="T114">Mieux orienter les flux financiers vers ces industries nous rendra plus compétitifs. Une réflexion sur les règles européennes concernant les aides d’État pourraient être menée par l</text:span><text:span text:style-name="T113">a</text:span><text:span text:style-name="T114"> France.</text:span></text:p>
      <text:p text:style-name="P130"><text:soft-page-break/></text:p>
      <text:p text:style-name="P56">La <text:s/>France ayant une intensité carbonée faible comparativement à d’autres pays, la question de la protection est très liée à celle de la réduction de l’empreinte carbone.</text:p>
      <text:p text:style-name="P58"/>
      <text:p text:style-name="P65"><text:change-end text:change-id="ct326693896"/><text:change-start text:change-id="ct326694016"/>3.3. La réduction de l’empreinte carbone des Français</text:p>
      <text:p text:style-name="P30"/>
      <text:p text:style-name="P30"><text:change-end text:change-id="ct326694016"/><text:change-start text:change-id="ct326694136"/><text:span text:style-name="T41">Au</text:span><text:change-end text:change-id="ct326694136"/><text:change text:change-id="ct326694256"/><text:change-start text:change-id="ct326694376"/><text:span text:style-name="T41">-</text:span><text:change-end text:change-id="ct326694376"/><text:change-start text:change-id="ct326694496"/><text:span text:style-name="T41">delà de l'objectif de neutralité carbone de la France </text:span><text:change-end text:change-id="ct326694496"/><text:change text:change-id="ct326694616"/><text:change-start text:change-id="ct326694736"/><text:span text:style-name="T41">(</text:span><text:change-end text:change-id="ct326694736"/><text:change-start text:change-id="ct326694856"/><text:span text:style-name="T41">échelle territoriale</text:span><text:change-end text:change-id="ct326694856"/><text:change text:change-id="ct326694976"/><text:change-start text:change-id="ct326695096"/><text:span text:style-name="T41">)</text:span><text:change-end text:change-id="ct326695096"/><text:change-start text:change-id="ct326695216"/><text:span text:style-name="T41">, la Stratégie Nationale Bas Carbone visera également à réduire de manière globale l'empreinte carbone des Français. Diverses mesures envisagées contribueront à l'atteinte de cet objectif, notamment, outre les mesures de protection aux frontières citées au paragraphe précédent, la décarbonation des secteurs énergétiques, la promotion de l'économie circulaire, des filières courtes et de saison, ou encore la promotion des analyses en cycle de vie et d'une prise en compte des émissions indirectes dans les plans d'actions et </text:span><text:change-end text:change-id="ct326695216"/><text:change-start text:change-id="ct326695336"/><text:span text:style-name="T41">dans les </text:span><text:change-end text:change-id="ct326695336"/><text:change-start text:change-id="ct326695456"/><text:span text:style-name="T41">projets des acteurs économiques. Cela permettra</text:span><text:change-end text:change-id="ct326695456"/><text:change text:change-id="ct326695576"/><text:change-start text:change-id="ct326695696"/><text:span text:style-name="T41"> de privilégier les options les plus avantageuses pour le climat et de limiter </text:span><text:change-end text:change-id="ct326695696"/><text:change text:change-id="ct326695816"/><text:change-start text:change-id="ct326695936"/><text:span text:style-name="T41">sensi</text:span><text:change-end text:change-id="ct326695936"/><text:change-start text:change-id="ct326696056"/><text:span text:style-name="T41">blem</text:span><text:change-end text:change-id="ct326696056"/><text:change-start text:change-id="ct326696176"/><text:span text:style-name="T41">ent la part carbone des produits importés</text:span><text:change-end text:change-id="ct326696176"/><text:change text:change-id="ct326696296"/><text:change-start text:change-id="ct326696416"/><text:span text:style-name="T41">.</text:span><text:change-end text:change-id="ct326696416"/><text:change-start text:change-id="ct326696536"/></text:p>
      <text:p text:style-name="P57"><text:change-end text:change-id="ct326696536"/><text:change-start text:change-id="ct326696656"/></text:p>
      <text:p text:style-name="P66"><text:change-end text:change-id="ct326696656"/><text:change-start text:change-id="ct326696776"/></text:p>
      <text:p text:style-name="P67"><text:span text:style-name="T8">3</text:span>. <text:span text:style-name="T8">Conclusion</text:span></text:p>
      <text:p text:style-name="P68"/>
      <text:p text:style-name="P53">La neutralité carbone impose de revoir les cibles d’émission de chacun des secteurs à l’horizon 2050 par rapport à la SNBC précédente. Ces cibles sont nécessairement plus ambitieuses, en particulier pour les secteurs consommateurs d’énergie puisque la production d’énergie peut et doit être entièrement décarbonée vues les émissions dans les autres secteurs. <text:span text:style-name="T123">Cela se fera principalement grâce à une efficacité énergétique poussée au maximum de son potentiel</text:span><text:change-end text:change-id="ct326696776"/><text:change text:change-id="ct326696896"/><text:change-start text:change-id="ct326697016"/><text:span text:style-name="T123"> et</text:span><text:change-end text:change-id="ct326697016"/><text:change-start text:change-id="ct326697136"/><text:span text:style-name="T123"> une sobriété ambitieuse</text:span><text:change-end text:change-id="ct326697136"/><text:change text:change-id="ct326697256"/><text:change-start text:change-id="ct326697376"/><text:span text:style-name="T123">.</text:span><text:change-end text:change-id="ct326697376"/></text:p>
      <text:p text:style-name="P80"/>
      <text:p text:style-name="P62"/>
      <text:p text:style-name="P156"><text:change-start text:change-id="ct326697496"/><text:span text:style-name="T80">A</text:span>nnexe <text:span text:style-name="T94">1 </text:span>: <text:span text:style-name="T94">Synthèse du scénario en termes de cible d’émissions de GES par secteur</text:span></text:p>
      <text:p text:style-name="P97"/>
      <text:p text:style-name="P97"><text:span text:style-name="T7">Le tableau ci-dessous synthétise les réductions des niveaux d’émission à l’horizon 2050 par secteur et propose les ordres de grandeur des niveaux de réduction de consommation d’énergie finale correspondants. </text:span>Ces <text:span text:style-name="T107">réduction</text:span>s, <text:span text:style-name="T95">issus des hypothèses de modélisation,</text:span> en termes d’émission de <text:span text:style-name="T7">GES</text:span> et de consommation d’énergie finale sont indiqués dans le tableau suivant :</text:p>
      <text:p text:style-name="P97"/>
      <text:p text:style-name="P110"/>
      <text:p text:style-name="P110"/>
      <text:p text:style-name="P110"><draw:frame draw:style-name="fr4" draw:name="Objet7" text:anchor-type="paragraph" svg:width="13.822cm" svg:height="4.789cm" draw:z-index="3"><draw:object xlink:href="./Object 7" xlink:type="simple" xlink:show="embed" xlink:actuate="onLoad"/><draw:image xlink:href="./ObjectReplacements/Object 7" xlink:type="simple" xlink:show="embed" xlink:actuate="onLoad"/></draw:frame></text:p>
      <text:p text:style-name="P110"/>
      <text:p text:style-name="P103">Ces réductions sont indicatives. Les travaux de modélisation pourront amener à revoir certains de ces chiffres.</text:p>
      <text:p text:style-name="P105"/>
      <text:p text:style-name="P60">Le tableau montre que les objectifs de la SNBC devront être revus à la hausse pour chacun des secteurs. <text:span text:style-name="T107">En effet, la précédente version de la SNBC visait le facteur 4 quand il s’agit désormais de neutralité carbone.</text:span></text:p>
      <text:p text:style-name="P154"><text:change-end text:change-id="ct326697496"/><text:span text:style-name="T80">A</text:span>nnexe <text:change text:change-id="ct326697616"/><text:change-start text:change-id="ct326697736"/><text:span text:style-name="T42">2</text:span><text:change-end text:change-id="ct326697736"/><text:span text:style-name="T42"> </text:span>: <text:span text:style-name="T43">Principales hypothèses du scénario </text:span><text:change-start text:change-id="ct326697856"/><text:span text:style-name="T43">AMS 2018</text:span><text:change-end text:change-id="ct326697856"/><text:change text:change-id="ct326697976"/></text:p>
      <text:p text:style-name="P62"/>
      <text:p text:style-name="P148"><text:change-start text:change-id="ct326698096"/><text:span text:style-name="T54">1</text:span>) Secteur des transports<text:change-end text:change-id="ct326698096"/><text:change-start text:change-id="ct326698216"/></text:p>
      <text:p text:style-name="P136"><text:change-end text:change-id="ct326698216"/><text:change-start text:change-id="ct326698336"/>a) Transports maritime, fluvial et aérien<text:change-end text:change-id="ct326698336"/><text:change-start text:change-id="ct326698456"/></text:p>
      <text:p text:style-name="P133">Pour les transports maritime et fluvial, les consommations énergétiques sont supposées constantes par rapport à 2015. Pour les transports aériens, une demande de 11 M<text:span text:style-name="T54">t</text:span>ep est <text:span text:style-name="T12">envisagée</text:span> (niveau identique à celui de l’AMS2 pour 2035). Cela suppose donc que l’efficacité énergétique compense <text:span text:style-name="T12">la</text:span> hausse du trafic dans ces trois <text:span text:style-name="T12">sous-secteurs</text:span>. </text:p>
      <text:p text:style-name="P136"><text:change-end text:change-id="ct326698456"/><text:change-start text:change-id="ct326698576"/>b) Transport routier<text:change-end text:change-id="ct326698576"/><text:change-start text:change-id="ct326698696"/></text:p>
      <text:p text:style-name="P133">Pour le transport routier, la demande s’appuie sur un scénario SNBC-compatible du CGDD datant de 2016. Il prend en compte un certain nombre de mesures permettant de diminuer la demande mais il n’est pas aussi optimiste que ceux de l’Ademe dans ses visions.</text:p>
      <text:p text:style-name="P133">Les gains énergétiques des différents véhicules sont présentés dans le tableau suivant :</text:p>
      <text:p text:style-name="P141"><draw:frame draw:style-name="fr5" draw:name="Objet4" text:anchor-type="char" svg:x="0.891cm" svg:y="0.457cm" svg:width="12.966cm" svg:height="5.004cm" draw:z-index="0"><draw:object xlink:href="./Object 1" xlink:type="simple" xlink:show="embed" xlink:actuate="onLoad"/><draw:image xlink:href="./ObjectReplacements/Object 1" xlink:type="simple" xlink:show="embed" xlink:actuate="onLoad"/><svg:desc>Objet OLE</svg:desc></draw:frame></text:p>
      <text:p text:style-name="P38"/>
      <text:p text:style-name="P38"/>
      <text:p text:style-name="P38"/>
      <text:p text:style-name="P38"/>
      <text:p text:style-name="P38"/>
      <text:p text:style-name="P38"/>
      <text:p text:style-name="P38"/>
      <text:p text:style-name="P38"/>
      <text:p text:style-name="P38"/>
      <text:p text:style-name="P34"><text:change-end text:change-id="ct326698696"/><text:change-start text:change-id="ct326698816"/><text:span text:style-name="T73">A</text:span>u total, en fonction du type de motorisation sélectionné pour les différents véhicules, la consommation d’énergie finale du secteur des transports représenterait entre 3<text:change-end text:change-id="ct326698816"/><text:change text:change-id="ct326698936"/><text:change-start text:change-id="ct326699056"/><text:span text:style-name="T104">2</text:span><text:change-end text:change-id="ct326699056"/><text:change-start text:change-id="ct326699176"/>5 et 385 TWh. <text:span text:style-name="T44">Le scénario principal arrive à 36</text:span><text:change-end text:change-id="ct326699176"/><text:change text:change-id="ct326699296"/><text:change-start text:change-id="ct326699416"/><text:span text:style-name="T44">0</text:span><text:change-end text:change-id="ct326699416"/><text:change-start text:change-id="ct326699536"/><text:span text:style-name="T44"> TWh.</text:span><text:change-end text:change-id="ct326699536"/><text:change-start text:change-id="ct326699656"/></text:p>
      <text:p text:style-name="P38"/>
      <text:p text:style-name="P145"><text:change-end text:change-id="ct326699656"/><text:change-start text:change-id="ct326699776"/><text:span text:style-name="T54">2</text:span>) Secteur des bâtiments<text:change-end text:change-id="ct326699776"/><text:change-start text:change-id="ct326699896"/></text:p>
      <text:p text:style-name="P135"><text:change-end text:change-id="ct326699896"/><text:change-start text:change-id="ct326700016"/>a) Secteur du résidentiel<text:change-end text:change-id="ct326700016"/><text:change-start text:change-id="ct326700136"/></text:p>
      <text:p text:style-name="P36"><text:change-end text:change-id="ct326700136"/><text:change-start text:change-id="ct326700256"/>Pour le parc de logement neuf, <text:change-end text:change-id="ct326700256"/><text:change text:change-id="ct326700496"/><text:change text:change-id="ct326700376"/><text:change-start text:change-id="ct326700616"/><text:s/><text:change-end text:change-id="ct326700616"/><text:change-start text:change-id="ct326700736"/><text:span text:style-name="T11">le rythme de</text:span><text:change-end text:change-id="ct326700736"/><text:change text:change-id="ct326700976"/><text:change text:change-id="ct326700856"/><text:change-start text:change-id="ct326701096"/> constructions <text:change-end text:change-id="ct326701096"/><text:change-start text:change-id="ct326701216"/><text:span text:style-name="T11">neuves est identique au scénario avec mesures existantes (de 300 000/an aujourd’hui à près de 200 000/an à l’horizon 2050).</text:span><text:change-end text:change-id="ct326701216"/><text:change text:change-id="ct326701336"/><text:change-start text:change-id="ct326701456"/> 45 000 logements sont détruits chaque année. Les bâtiments neufs atteignent un niveau de <text:change-end text:change-id="ct326701456"/><text:change-start text:change-id="ct326701576"/><text:span text:style-name="T11">30</text:span><text:change-end text:change-id="ct326701576"/><text:change text:change-id="ct326701696"/><text:change-start text:change-id="ct326701816"/> <text:span text:style-name="T12">k</text:span>Wh/m² en énergie finale sur l’ensemble des usages de la réglementation thermique <text:span text:style-name="T12">actuelle </text:span>(chauffage, eau chaude sanitaire, éclairage, climatisation, <text:span text:style-name="T12">ventilation</text:span>). Les bâtiments existants atteignent en moyenne un niveau de 55 kWh/m² en énergie finale sur le même périmètre. Cela suppose des rénovations poussées sur l’ensemble du parc, soit près de 700 000 rénovations par an en moyenne. Pour les autres usages, les hypothèses des visions de l’Ademe ont été reprises avec une consommation en 2050 de 27 TWh pour la cuisson et 64 TWh pour l’<text:span text:style-name="T74">électricité spécifique (consommation d’électricité hors chauffage, ECS, cuisson, éclairage, ventilation et climatisation)</text:span>.</text:p>
      <text:p text:style-name="P38"><text:span text:style-name="T48">La</text:span><text:span text:style-name="T47"> consommation d’énergie finale </text:span><text:span text:style-name="T48">du scénario AMS 2018 pour le résidentiel s’élève</text:span><text:change-end text:change-id="ct326701816"/><text:change text:change-id="ct326701936"/><text:change-start text:change-id="ct326702056"/><text:span text:style-name="T47"> à hauteur de 25</text:span><text:change-end text:change-id="ct326702056"/><text:change-start text:change-id="ct326702176"/><text:span text:style-name="T51">0 </text:span><text:change-end text:change-id="ct326702176"/><text:change text:change-id="ct326702296"/><text:change-start text:change-id="ct326702416"/><text:span text:style-name="T47">TWh.</text:span><text:change-end text:change-id="ct326702416"/><text:change text:change-id="ct326702536"/><text:change-start text:change-id="ct326702656"/></text:p>
      <text:p text:style-name="P135"><text:change-end text:change-id="ct326702656"/><text:change-start text:change-id="ct326702776"/>b) Secteur du tertiaire<text:change-end text:change-id="ct326702776"/><text:change-start text:change-id="ct326702896"/></text:p>
      <text:p text:style-name="P36"><text:change-end text:change-id="ct326702896"/><text:change-start text:change-id="ct326703016"/>Dans le tertiaire, le niveau de consommation a été tiré des <text:change-end text:change-id="ct326703016"/><text:change-start text:change-id="ct326703136"/>« <text:span text:style-name="T103">V</text:span><text:change-end text:change-id="ct326703136"/><text:change text:change-id="ct326703256"/><text:change-start text:change-id="ct326703376"/>isions<text:change-end text:change-id="ct326703376"/><text:change-start text:change-id="ct326703616"/> <text:span text:style-name="T103">2030-2050 »</text:span><text:span text:style-name="T103"><text:note text:id="ftn7" text:note-class="footnote"><text:note-citation>7</text:note-citation><text:note-body><text:p text:style-name="P49"><text:change-start text:change-id="ct326703496"/>Contribution de l'ADEME à l'élaboration de visions énergétiques 2030-2050 - http://www.ademe.fr/contribution-lademe-a-lelaboration-visions-energetiques-2030-2050<text:change-end text:change-id="ct326703496"/></text:p></text:note-body></text:note></text:span><text:change-end text:change-id="ct326703616"/><text:change-start text:change-id="ct326703736"/> de l’Ademe<text:change-end text:change-id="ct326703736"/><text:change text:change-id="ct326703856"/><text:change-start text:change-id="ct326703976"/> <text:span text:style-name="T54">soit 1</text:span><text:change-end text:change-id="ct326703976"/><text:change-start text:change-id="ct326704096"/><text:span text:style-name="T54">70</text:span><text:change-end text:change-id="ct326704096"/><text:change text:change-id="ct326704216"/><text:change-start text:change-id="ct326704336"/><text:span text:style-name="T54"> TWh </text:span><text:soft-page-break/><text:span text:style-name="T54">au total</text:span>.<text:change-end text:change-id="ct326704336"/><text:change-start text:change-id="ct326704456"/></text:p>
      <text:p text:style-name="P36"><text:change-end text:change-id="ct326704456"/><text:change-start text:change-id="ct326704576"/></text:p>
      <text:p text:style-name="P147"><text:change-end text:change-id="ct326704576"/><text:change-start text:change-id="ct326704696"/><text:span text:style-name="T54">3</text:span>) Secteur de l’industrie<text:change-end text:change-id="ct326704696"/><text:change-start text:change-id="ct326704816"/></text:p>
      <text:p text:style-name="P134"><text:change-end text:change-id="ct326704816"/><text:change-start text:change-id="ct326704936"/>Le niveau de consommation d’énergie finale dans ce secteur est de 2<text:span text:style-name="T81">44</text:span> TWh quand l’Ademe suppose un niveau de 266 TWh et <text:span text:style-name="T82">n</text:span>égaWatt 183 TWh. <text:span text:style-name="T54">Cela provient en particulier d’hypothèses revues à la baisse sur les productions des industries grandes consommatrices d’énergie : la production est supposée constante</text:span><text:change-end text:change-id="ct326704936"/><text:change-start text:change-id="ct326705056"/><text:span text:style-name="T54"> en moyenne</text:span><text:change-end text:change-id="ct326705056"/><text:change-start text:change-id="ct326705176"/><text:span text:style-name="T54"> alors qu’elle était supposée croissante dans nos précédents scénarios repris par l’Ademe dans ses visions.</text:span><text:change-end text:change-id="ct326705176"/><text:change-start text:change-id="ct326705296"/><text:span text:style-name="T35"> Des gains d’efficacité énergétique</text:span><text:change-end text:change-id="ct326705296"/><text:change-start text:change-id="ct326705416"/><text:span text:style-name="T35"> entre 15 et 40 % sont considérés en fonction des filières.</text:span><text:change-end text:change-id="ct326705416"/><text:change-start text:change-id="ct326705536"/></text:p>
      <text:p text:style-name="P142"><text:change-end text:change-id="ct326705536"/><text:change-start text:change-id="ct326705656"/></text:p>
      <text:p text:style-name="P146"><text:span text:style-name="T55">4</text:span>) Secteur de<text:span text:style-name="T55">s déchets</text:span> </text:p>
      <text:p text:style-name="P138">Les émissions résiduelles proviendront du traitement des eaux usées, de l’incinération des déchets dangereux et des déchets de soin ainsi que du traitement des déchets envoyés en installations de traitement des ordures ménagères. <text:span text:style-name="T120">C</text:span>e dernier concerne aujourd’hui la plus grande partie des émissions. <text:span text:style-name="T120">L</text:span>’évolution de la répartition des déchets ménagers et assimilés par filière de traitement est donnée dans le tableau ci-dessous<text:change-end text:change-id="ct326705656"/><text:change-start text:change-id="ct326705776"/> <text:change-end text:change-id="ct326705776"/><text:change-start text:change-id="ct326705896"/>:</text:p>
      <text:p text:style-name="P144"/>
      <text:p text:style-name="P144"><draw:frame draw:style-name="fr4" draw:name="Objet8" text:anchor-type="paragraph" svg:width="15.806cm" svg:height="7.608cm" draw:z-index="6"><draw:object xlink:href="./Object 179" xlink:type="simple" xlink:show="embed" xlink:actuate="onLoad"/><draw:image xlink:href="./ObjectReplacements/Object 179" xlink:type="simple" xlink:show="embed" xlink:actuate="onLoad"/></draw:frame></text:p>
      <text:p text:style-name="P142"><text:change-end text:change-id="ct326705896"/><text:change-start text:change-id="ct326706016"/></text:p>
      <text:p text:style-name="P145"><text:change-end text:change-id="ct326706016"/><text:change-start text:change-id="ct326706136"/><text:span text:style-name="T55">5</text:span><text:change-end text:change-id="ct326706136"/><text:change text:change-id="ct326706256"/><text:change-start text:change-id="ct326706376"/>) Secteur de l’agriculture<text:change-end text:change-id="ct326706376"/><text:change-start text:change-id="ct326706496"/></text:p>
      <text:p text:style-name="P40"><text:change-end text:change-id="ct326706496"/><text:change-start text:change-id="ct326706616"/><text:span text:style-name="T50">Dans ce secteur, </text:span><text:change-end text:change-id="ct326706616"/><text:change text:change-id="ct326706736"/><text:change-start text:change-id="ct326706856"/><text:span text:style-name="T50">u</text:span><text:change-end text:change-id="ct326706856"/><text:change text:change-id="ct326706976"/><text:change-start text:change-id="ct326707096"/><text:span text:style-name="T49">n niveau de 30 TWh est supposé atteint en 2050 similaire aux 33 TWh proposés par l’Ademe dans ses visions.</text:span><text:change-end text:change-id="ct326707096"/><text:change-start text:change-id="ct326707216"/></text:p>
      <text:p text:style-name="P139"/>
      <text:p text:style-name="P158"><text:change-end text:change-id="ct326707216"/><text:change-start text:change-id="ct326707456"/>En termes d’hypothèses hors consommation d’énergie, il s’agit d’abord de pousser au maximum l’ensemble des leviers techniques<text:note text:id="ftn8" text:note-class="footnote"><text:note-citation>8</text:note-citation><text:note-body><text:p text:style-name="P153"><text:change-start text:change-id="ct326707336"/><text:s/>Il s'agit essentiellement des leviers issus de l'étude INRA de 2013 (Sylvain Pellerin et Al, 2013, "Quelle contribution de l'agriculture française à la réduction des émissions de gaz à effet de serre"). <text:span text:style-name="T119">On peut ainsi citer le développement des légumineuses, l'amélioration de l'efficacité de l'apport de l'azote à la plante (outils d'aide à la décision, matériels, retard premier apport, etc.), la modification des rations animales pour limiter les émissions de CH4 ou la teneur en azote des effluents, ou la couverture des fosses de stockage des effluents. </text:span>S'ajoutent d<text:span text:style-name="T119">'autres</text:span> leviers de gestion animale comme l'âge au premier vêlage, ou la limitation de la mortalité à la naissance, ainsi que d'autres leviers liés à la fertilisation azotée, comme la prise en compte de mélanges céréales – légumineuses non récoltées, ou la mise en avant de certaines formes d'engrais azoté minéraux plutôt que d'autres.<text:change-end text:change-id="ct326707336"/></text:p></text:note-body></text:note><text:change-end text:change-id="ct326707456"/><text:change-start text:change-id="ct326707576"/>. Ensuite, il demeure un socle d’émissions incompressibles <text:change-end text:change-id="ct326707576"/><text:change-start text:change-id="ct326707696"/>qui <text:span text:style-name="T122">dépend énormément de </text:span><text:soft-page-break/><text:span text:style-name="T122">deux paramètres : la demande sociétale </text:span><text:span text:style-name="T121">influencée par le comportement alimentaire des ménages et la demande en matériaux bio-sourcés ainsi que</text:span><text:span text:style-name="T122"> les import-exports.</text:span></text:p>
      <text:p text:style-name="P158">L<text:change-end text:change-id="ct326707696"/><text:change-start text:change-id="ct326707816"/><text:span text:style-name="T118">e secteur présente </text:span>par ailleurs<text:span text:style-name="T118"> la capacité de fournir des produits qui sont de nature à faciliter la réduction des émissions de gaz à effet de serre de l'ensemble du pays : production d'énergie renouvelable, production de matériaux en remplacement de matériaux plus énergivores ou dont le process de fabrication est plus émetteur de GES (ciment par exemple)</text:span><text:change-end text:change-id="ct326707816"/><text:change text:change-id="ct326707936"/><text:change-start text:change-id="ct326708056"/><text:span text:style-name="T56">.</text:span><text:change-end text:change-id="ct326708056"/><text:change text:change-id="ct326708176"/><text:change-start text:change-id="ct326708296"/></text:p>
      <text:p text:style-name="P150"><text:change-end text:change-id="ct326708296"/><text:change-start text:change-id="ct326708416"/><text:span text:style-name="T98">6</text:span><text:change-end text:change-id="ct326708416"/><text:change-start text:change-id="ct326708536"/><text:span text:style-name="T96">) Secteur de</text:span><text:span text:style-name="T97"> </text:span><text:span text:style-name="T99">la forêt</text:span></text:p>
      <text:p text:style-name="P149"/>
      <text:p text:style-name="P54"><text:change-end text:change-id="ct326708536"/><text:change-start text:change-id="ct326709856"/>Le secteur forêt-bois <text:span text:style-name="T116">joue un rôle majeur dans l’atténuation au changement climatique</text:span> :</text:p>
      <text:list xml:id="list3721073506120217691" text:style-name="L5">
        <text:list-item>
          <text:p text:style-name="P173">en alimentant l’économie en énergie et matériaux biosourcés et renouvelables. L’ordre de grandeur des <text:span text:style-name="T117">volumes de</text:span> bois que fournit la forêt dans le scénario AMS 2018 en 2050 est de [75-95] Mm3 par an.</text:p>
        </text:list-item>
        <text:list-item>
          <text:p text:style-name="P180">en contribuant fortement au puits de carbone du secteur des terres via la séquestration du carbone en forêt. L’ordre de grandeur de la séquestration dans la biomasse forestière dans le scénario AMS 2018 en 2050 est de [35-50] MtCO2 par an. <text:change-end text:change-id="ct326709856"/></text:p>
        </text:list-item>
      </text:list>
      <text:p text:style-name="P155">Annexe <text:span text:style-name="T100">3 </text:span>: <text:span text:style-name="T42">Tableau récapitulatif du scénario demande énergétique (répartition par secteur et par vecteur énergétique) à l’horizon neutralité</text:span></text:p>
      <text:p text:style-name="P63"/>
      <text:p text:style-name="P137"><text:change-start text:change-id="ct326709976"/>Les hypothèses explicitées dans l’annexe 2 et complétées par certaines hypothèses sur le mix énergétique dans chacun des secteurs mènent aux consommations d’énergie finale suivantes<text:change-end text:change-id="ct326709976"/><text:change-start text:change-id="ct326710096"/> <text:change-end text:change-id="ct326710096"/><text:change-start text:change-id="ct326710216"/>:</text:p>
      <text:p text:style-name="P151"><text:change-end text:change-id="ct326710216"/></text:p>
      <text:p text:style-name="P151"><draw:frame draw:style-name="fr4" draw:name="Objet6" text:anchor-type="paragraph" svg:width="19.182cm" svg:height="3.565cm" draw:z-index="2"><draw:object xlink:href="./Object 6" xlink:type="simple" xlink:show="embed" xlink:actuate="onLoad"/><draw:image xlink:href="./ObjectReplacements/Object 6" xlink:type="simple" xlink:show="embed" xlink:actuate="onLoad"/></draw:frame></text:p>
      <text:p text:style-name="P1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Courier New" svg:font-family="'Courier New'" style:font-family-generic="modern" style:font-pitch="fixed"/>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andard_20__28_user_29_" style:display-name="Standard (user)" style:family="paragraph">
      <style:paragraph-properties fo:margin-top="1cm" fo:margin-bottom="0.199cm" loext:contextual-spacing="false" fo:text-align="justify" style:justify-single-word="false" fo:orphans="2" fo:widows="2" fo:hyphenation-ladder-count="no-limit" style:vertical-align="baseline"/>
      <style:text-properties style:use-window-font-color="true" style:font-name="Liberation Sans1" fo:font-family="'Liberation Sans', Arial" style:font-family-generic="roman" style:font-pitch="variable" fo:font-size="10pt" fo:language="fr" fo:country="FR"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InterTitre2" style:family="paragraph" style:parent-style-name="Standard_20__28_user_29_" style:next-style-name="Standard_20__28_user_29_" style:master-page-name="">
      <style:paragraph-properties fo:margin-top="0.199cm" fo:margin-bottom="0cm" loext:contextual-spacing="false" fo:text-align="start" style:justify-single-word="false" style:page-number="auto">
        <style:tab-stops/>
      </style:paragraph-properties>
      <style:text-properties fo:font-size="10pt" fo:font-style="italic" style:font-size-asian="11pt" style:font-style-asian="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WW_5f_CharLFO2LVL1" style:display-name="WW_CharLFO2LVL1" style:family="text">
      <style:text-properties style:font-name="Liberation Serif" fo:font-family="'Liberation Serif'"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467ad" officeooo:paragraph-rsid="006467ad"/>
    </style:style>
    <style:style style:name="MP2" style:family="paragraph" style:parent-style-name="Footer">
      <style:paragraph-properties fo:text-align="center" style:justify-single-word="false"/>
    </style:style>
    <style:style style:name="MT1" style:family="text">
      <style:text-properties officeooo:rsid="009e209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tracked-changes>
          <text:changed-region xml:id="ct325151280" text:id="ct325151280">
            <text:deletion>
              <office:change-info>
                <dc:creator>Auteur inconnu</dc:creator>
                <dc:date>2018-02-02T15:09:00</dc:date>
              </office:change-info>
              <text:p text:style-name="MP1">/01</text:p>
            </text:deletion>
          </text:changed-region>
          <text:changed-region xml:id="ct325151760" text:id="ct325151760">
            <text:deletion>
              <office:change-info>
                <dc:creator>Auteur inconnu</dc:creator>
                <dc:date>2018-01-16T18:18:00</dc:date>
              </office:change-info>
              <text:p text:style-name="MP1">2</text:p>
            </text:deletion>
          </text:changed-region>
          <text:changed-region xml:id="ct325152240" text:id="ct325152240">
            <text:deletion>
              <office:change-info>
                <dc:creator>Auteur inconnu</dc:creator>
                <dc:date>2018-02-02T15:09:00</dc:date>
              </office:change-info>
              <text:p text:style-name="MP1">1</text:p>
            </text:deletion>
          </text:changed-region>
          <text:changed-region xml:id="ct325150800" text:id="ct325150800">
            <text:insertion>
              <office:change-info>
                <dc:creator>Auteur inconnu</dc:creator>
                <dc:date>2018-02-02T15:09:00</dc:date>
              </office:change-info>
            </text:insertion>
          </text:changed-region>
        </text:tracked-changes>
        <text:p text:style-name="MP1">MTES/DGEC/SCEE/DLCES <text:s text:c="94"/><text:change text:change-id="ct325151280"/><text:change text:change-id="ct325151760"/><text:change text:change-id="ct325152240"/><text:change-start text:change-id="ct325150800"/><text:span text:style-name="MT1">02/02</text:span><text:change-end text:change-id="ct325150800"/>/2018</text:p>
      </style:header>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8:50:17.540000000</meta:creation-date>
    <meta:editing-duration>PT15H22M59S</meta:editing-duration>
    <meta:editing-cycles>54</meta:editing-cycles>
    <meta:generator>LibreOffice/5.0.6.3.0$Windows_x86 LibreOffice_project/fe46e5b82646505d0acf84e14cef05527e401d3b</meta:generator>
    <dc:date>2018-02-09T18:31:17.621000000</dc:date>
    <meta:print-date>2018-02-01T09:52:05.576000000</meta:print-date>
    <meta:document-statistic meta:table-count="0" meta:image-count="0" meta:object-count="9" meta:page-count="11" meta:paragraph-count="98" meta:word-count="3280" meta:character-count="21323" meta:non-whitespace-character-count="180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5mm"/>
    </style:style>
    <style:style style:name="co3" style:family="table-column">
      <style:table-column-properties fo:break-before="auto" style:column-width="30.96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5.24mm" fo:break-before="auto" style:use-optimal-row-height="true"/>
    </style:style>
    <style:style style:name="ta1" style:family="table" style:master-page-name="PageStyle_5f_FE_20_avec_20_trafics_20_AMS_20_et_20_avec_20_75_25__20_gains_20_sur_20_gaz">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style:style style:name="ce1" style:family="table-cell" style:parent-style-name="Default">
      <style:table-cell-properties fo:padding="0.71mm"/>
    </style:style>
    <style:style style:name="ce2"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 style:family="table-cell" style:parent-style-name="Default" style:data-style-name="N3">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 style:family="table-cell" style:parent-style-name="Default" style:data-style-name="N1">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 style:family="table-cell" style:parent-style-name="Default" style:data-style-name="N10">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office:automatic-styles>
  <office:body>
    <office:spreadsheet>
      <table:calculation-settings table:case-sensitive="false" table:automatic-find-labels="false" table:use-regular-expressions="false"/>
      <table:table table:name="FE avec trafics AMS et avec 75% gains sur gaz" table:style-name="ta1">
        <table:table-column table:style-name="co1" table:number-columns-repeated="23" table:default-cell-style-name="ce1"/>
        <table:table-column table:style-name="co2" table:default-cell-style-name="ce1"/>
        <table:table-column table:style-name="co3" table:default-cell-style-name="ce1"/>
        <table:table-column table:style-name="co1" table:number-columns-repeated="232" table:default-cell-style-name="ce1"/>
        <table:table-row table:style-name="ro1" table:number-rows-repeated="19">
          <table:table-cell table:number-columns-repeated="257"/>
        </table:table-row>
        <table:table-row table:style-name="ro2">
          <table:table-cell table:number-columns-repeated="22"/>
          <table:table-cell table:style-name="ce2"/>
          <table:table-cell table:style-name="ce3" office:value-type="string" calcext:value-type="string">
            <text:p>Conso (kWh/100km) 2016</text:p>
          </table:table-cell>
          <table:table-cell table:style-name="ce3" office:value-type="string" calcext:value-type="string">
            <text:p>Conso (kWh/100km) 2050</text:p>
          </table:table-cell>
          <table:table-cell table:style-name="ce2" office:value-type="string" calcext:value-type="string">
            <text:p>Gain énergétique</text:p>
          </table:table-cell>
          <table:table-cell table:number-columns-repeated="231"/>
        </table:table-row>
        <table:table-row table:style-name="ro1">
          <table:table-cell table:number-columns-repeated="22"/>
          <table:table-cell table:style-name="ce2" office:value-type="string" calcext:value-type="string">
            <text:p>VP thermique</text:p>
          </table:table-cell>
          <table:table-cell table:style-name="ce4" office:value-type="float" office:value="58.9915675509345" calcext:value-type="float">
            <text:p>59</text:p>
          </table:table-cell>
          <table:table-cell table:style-name="ce4" office:value-type="float" office:value="18.7274817622014" calcext:value-type="float">
            <text:p>19</text:p>
          </table:table-cell>
          <table:table-cell table:style-name="ce7" table:formula="of:=1-[.Y21]/[.X21]" office:value-type="percentage" office:value="0.682539682539683" calcext:value-type="percentage">
            <text:p>68%</text:p>
          </table:table-cell>
          <table:table-cell table:number-columns-repeated="231"/>
        </table:table-row>
        <table:table-row table:style-name="ro1">
          <table:table-cell table:number-columns-repeated="22"/>
          <table:table-cell table:style-name="ce2" office:value-type="string" calcext:value-type="string">
            <text:p>VP GNV</text:p>
          </table:table-cell>
          <table:table-cell table:style-name="ce4" office:value-type="float" office:value="75.7777777777775" calcext:value-type="float">
            <text:p>76</text:p>
          </table:table-cell>
          <table:table-cell table:style-name="ce4" office:value-type="float" office:value="18.9444444444444" calcext:value-type="float">
            <text:p>19</text:p>
          </table:table-cell>
          <table:table-cell table:style-name="ce7" table:formula="of:=1-[.Y22]/[.X22]" office:value-type="percentage" office:value="0.75" calcext:value-type="percentage">
            <text:p>75%</text:p>
          </table:table-cell>
          <table:table-cell table:number-columns-repeated="231"/>
        </table:table-row>
        <table:table-row table:style-name="ro1">
          <table:table-cell table:number-columns-repeated="22"/>
          <table:table-cell table:style-name="ce2" office:value-type="string" calcext:value-type="string">
            <text:p>VP électrique</text:p>
          </table:table-cell>
          <table:table-cell table:style-name="ce4" office:value-type="float" office:value="20" calcext:value-type="float">
            <text:p>20</text:p>
          </table:table-cell>
          <table:table-cell table:style-name="ce6" office:value-type="float" office:value="10" calcext:value-type="float">
            <text:p>10</text:p>
          </table:table-cell>
          <table:table-cell table:style-name="ce7" table:formula="of:=1-[.Y23]/[.X23]" office:value-type="percentage" office:value="0.5" calcext:value-type="percentage">
            <text:p>50%</text:p>
          </table:table-cell>
          <table:table-cell table:number-columns-repeated="231"/>
        </table:table-row>
        <table:table-row table:style-name="ro3">
          <table:table-cell table:number-columns-repeated="22"/>
          <table:table-cell table:style-name="ce2" office:value-type="string" calcext:value-type="string">
            <text:p>PL thermique</text:p>
          </table:table-cell>
          <table:table-cell table:style-name="ce4" office:value-type="float" office:value="324.399348562397" calcext:value-type="float">
            <text:p>324</text:p>
          </table:table-cell>
          <table:table-cell table:style-name="ce4" office:value-type="float" office:value="196.638558503115" calcext:value-type="float">
            <text:p>197</text:p>
          </table:table-cell>
          <table:table-cell table:style-name="ce7" table:formula="of:=1-[.Y24]/[.X24]" office:value-type="percentage" office:value="0.393837998212588" calcext:value-type="percentage">
            <text:p>39%</text:p>
          </table:table-cell>
          <table:table-cell table:number-columns-repeated="231"/>
        </table:table-row>
        <table:table-row table:style-name="ro3">
          <table:table-cell table:number-columns-repeated="22"/>
          <table:table-cell table:style-name="ce2" office:value-type="string" calcext:value-type="string">
            <text:p>PL GNV</text:p>
          </table:table-cell>
          <table:table-cell table:style-name="ce4" office:value-type="float" office:value="324.399348562397" calcext:value-type="float">
            <text:p>324</text:p>
          </table:table-cell>
          <table:table-cell table:style-name="ce4" office:value-type="float" office:value="214.103570051182" calcext:value-type="float">
            <text:p>214</text:p>
          </table:table-cell>
          <table:table-cell table:style-name="ce7" table:formula="of:=1-[.Y25]/[.X25]" office:value-type="percentage" office:value="0.34" calcext:value-type="percentage">
            <text:p>34%</text:p>
          </table:table-cell>
          <table:table-cell table:number-columns-repeated="231"/>
        </table:table-row>
        <table:table-row table:style-name="ro3">
          <table:table-cell table:number-columns-repeated="22"/>
          <table:table-cell table:style-name="ce2" office:value-type="string" calcext:value-type="string">
            <text:p>bus électrique</text:p>
          </table:table-cell>
          <table:table-cell table:style-name="ce5" office:value-type="string" calcext:value-type="string">
            <text:p>-</text:p>
          </table:table-cell>
          <table:table-cell table:style-name="ce6" office:value-type="float" office:value="104.856355090876" calcext:value-type="float">
            <text:p>105</text:p>
          </table:table-cell>
          <table:table-cell table:style-name="ce7" office:value-type="string" calcext:value-type="string">
            <text:p>-</text:p>
          </table:table-cell>
          <table:table-cell table:number-columns-repeated="231"/>
        </table:table-row>
        <table:table-row table:style-name="ro3">
          <table:table-cell table:number-columns-repeated="22"/>
          <table:table-cell table:style-name="ce2" office:value-type="string" calcext:value-type="string">
            <text:p>bus GNV</text:p>
          </table:table-cell>
          <table:table-cell table:style-name="ce4" office:value-type="float" office:value="314.569065272628" calcext:value-type="float">
            <text:p>315</text:p>
          </table:table-cell>
          <table:table-cell table:style-name="ce6" office:value-type="float" office:value="204.469892427208" calcext:value-type="float">
            <text:p>204</text:p>
          </table:table-cell>
          <table:table-cell table:style-name="ce7" table:formula="of:=1-[.Y27]/[.X27]" office:value-type="percentage" office:value="0.350000000000001" calcext:value-type="percentage">
            <text:p>35%</text:p>
          </table:table-cell>
          <table:table-cell table:number-columns-repeated="231"/>
        </table:table-row>
        <table:table-row table:style-name="ro1" table:number-rows-repeated="1048548">
          <table:table-cell table:number-columns-repeated="257"/>
        </table:table-row>
        <table:table-row table:style-name="ro1">
          <table:table-cell table:number-columns-repeated="25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1" loext:forced-exponent-sign="true"/>
    </number:number-style>
    <number:currency-style style:name="N113P0" style:volatile="true">
      <number:number number:decimal-places="2" loext:min-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3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18:32:41.548000000">00:00:00</text:time></text:p>
        </style:region-right>
      </style:header>
      <style:header-left style:display="false"/>
      <style:footer>
        <text:p>Page <text:page-number>1</text:page-number> / <text:page-count>99</text:page-count></text:p>
      </style:footer>
      <style:footer-left style:display="false"/>
    </style:master-page>
    <style:master-page style:name="PageStyle_5f_FE_20_avec_20_trafics_20_AMS_20_et_20_avec_20_75_25__20_gains_20_sur_20_gaz" style:display-name="PageStyle_FE avec trafics AMS et avec 75% gains sur gaz"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Object 17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16.32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4.73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glyph-orientation-vertical="0" fo:background-color="#99ccff"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80008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 style:family="table-cell" style:parent-style-name="Default" style:data-style-name="N3">
      <style:table-cell-properties fo:background-color="#c0c0c0" style:diagonal-bl-tr="none" style:diagonal-tl-br="none" fo:border="0.74pt solid #000000" fo:padding="0.71mm" style:rotation-align="none"/>
      <style:text-properties style:use-window-font-color="true" style:text-outline="false" style:text-line-through-style="none" style:text-line-through-type="none" style:text-position=""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2" style:family="table-cell" style:parent-style-name="Default" style:data-style-name="N3">
      <style:table-cell-properties style:diagonal-bl-tr="none" style:diagonal-tl-br="none" fo:border="0.74pt solid #000000" fo:padding="0.71mm" style:rotation-align="non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3" style:family="table-cell" style:parent-style-name="Default" style:data-style-name="N3">
      <style:table-cell-properties fo:background-color="#c0c0c0" style:diagonal-bl-tr="none" style:diagonal-tl-br="none" fo:border="0.74pt solid #000000" fo:padding="0.71mm" style:rotation-align="non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 style:family="table-cell" style:parent-style-name="Default">
      <style:table-cell-properties style:diagonal-bl-tr="none" style:diagonal-tl-br="none" fo:wrap-option="wrap" fo:border="0.74pt solid #000000" fo:padding="0.71mm" style:rotation-align="none"/>
      <style:text-properties style:use-window-font-color="true"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 style:family="table-cell" style:parent-style-name="Default">
      <style:table-cell-properties style:glyph-orientation-vertical="0" fo:background-color="#99ccff"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 style:family="table-cell" style:parent-style-name="Default" style:data-style-name="N3">
      <style:table-cell-properties style:diagonal-bl-tr="none" style:diagonal-tl-br="none" fo:border="0.74pt solid #000000" fo:padding="0.71mm" style:rotation-align="none"/>
      <style:text-properties style:use-window-font-color="true"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 style:family="table-cell" style:parent-style-name="Default" style:data-style-name="N3">
      <style:table-cell-properties fo:background-color="#c0c0c0" style:diagonal-bl-tr="none" style:diagonal-tl-br="none" fo:border="0.74pt solid #000000" fo:padding="0.71mm" style:rotation-align="none"/>
      <style:text-properties style:use-window-font-color="true"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9" style:family="table-cell" style:parent-style-name="Default" style:data-style-name="N3">
      <style:table-cell-properties style:diagonal-bl-tr="none" style:diagonal-tl-br="none" fo:border="0.74pt solid #000000" fo:padding="0.71mm" style:rotation-align="none"/>
      <style:text-properties style:use-window-font-color="true" style:text-outline="false" style:text-line-through-style="none" style:text-line-through-type="none" style:text-position=""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8" style:family="table-cell" style:parent-style-name="Default">
      <style:table-cell-properties style:glyph-orientation-vertical="0" fo:background-color="#99ccff"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80008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 style:family="table-cell" style:parent-style-name="Default">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Default">
      <style:table-cell-properties style:diagonal-bl-tr="none" style:diagonal-tl-br="none" fo:wrap-option="wrap" fo:border="0.74pt solid #000000"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 style:family="table-cell" style:parent-style-name="Default">
      <style:table-cell-properties style:glyph-orientation-vertical="0" fo:background-color="#99ccff"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2"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 style:family="table-cell" style:parent-style-name="Default" style:data-style-name="N3">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 style:family="table-cell" style:parent-style-name="Default" style:data-style-name="N3">
      <style:table-cell-properties fo:background-color="#c0c0c0" style:diagonal-bl-tr="none" style:diagonal-tl-br="none" fo:border="0.74pt solid #000000"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26" style:family="table-cell" style:parent-style-name="Default" style:data-style-name="N3">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27" style:family="table-cell" style:parent-style-name="Default" style:data-style-name="N3">
      <style:table-cell-properties fo:background-color="#c0c0c0" style:diagonal-bl-tr="none" style:diagonal-tl-br="none" fo:border="0.74pt solid #000000" fo:padding="0.71mm" style:rotation-align="non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2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9" style:family="table-cell" style:parent-style-name="Default" style:data-style-name="N3">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0" style:family="table-cell" style:parent-style-name="Default" style:data-style-name="N3">
      <style:table-cell-properties fo:background-color="#c0c0c0" style:diagonal-bl-tr="none" style:diagonal-tl-br="none" fo:border="0.74pt solid #000000" fo:padding="0.71mm"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office:automatic-styles>
  <office:body>
    <office:spreadsheet>
      <table:calculation-settings table:automatic-find-labels="false"/>
      <table:table table:name="Tableau objectif déchets solides" table:style-name="ta1">
        <table:table-column table:style-name="co1" table:number-columns-repeated="8" table:default-cell-style-name="Default"/>
        <table:table-row table:style-name="ro1" table:number-rows-repeated="31">
          <table:table-cell table:number-columns-repeated="8"/>
        </table:table-row>
        <table:table-row table:style-name="ro1">
          <table:table-cell/>
          <table:table-cell table:style-name="ce18" office:value-type="string" calcext:value-type="string" table:number-columns-spanned="1" table:number-rows-spanned="2">
            <text:p>Métropole + DOM</text:p>
          </table:table-cell>
          <table:table-cell table:style-name="ce21" office:value-type="string" calcext:value-type="string" table:number-columns-spanned="6" table:number-rows-spanned="1">
            <text:p>Quantité de déchets ménagers et assimilés en kt</text:p>
          </table:table-cell>
          <table:covered-table-cell table:number-columns-repeated="5" table:style-name="ce21"/>
        </table:table-row>
        <table:table-row table:style-name="ro2">
          <table:table-cell/>
          <table:covered-table-cell table:style-name="ce18"/>
          <table:table-cell table:style-name="ce22" office:value-type="string" calcext:value-type="string">
            <text:p>2010</text:p>
          </table:table-cell>
          <table:table-cell table:style-name="ce25" office:value-type="string" calcext:value-type="string">
            <text:p>2014</text:p>
          </table:table-cell>
          <table:table-cell table:style-name="ce22" office:value-type="string" calcext:value-type="string">
            <text:p>2020</text:p>
          </table:table-cell>
          <table:table-cell table:style-name="ce22" office:value-type="string" calcext:value-type="string">
            <text:p>2025</text:p>
          </table:table-cell>
          <table:table-cell table:style-name="ce22" office:value-type="string" calcext:value-type="string">
            <text:p>2030</text:p>
          </table:table-cell>
          <table:table-cell table:style-name="ce28" office:value-type="string" calcext:value-type="string">
            <text:p>2050</text:p>
          </table:table-cell>
        </table:table-row>
        <table:table-row table:style-name="ro3">
          <table:table-cell/>
          <table:table-cell table:style-name="ce19" office:value-type="string" calcext:value-type="string">
            <text:p>Stockage ISDND</text:p>
          </table:table-cell>
          <table:table-cell table:style-name="ce23" office:value-type="float" office:value="19586.87158" calcext:value-type="float">
            <text:p>19 587</text:p>
          </table:table-cell>
          <table:table-cell table:style-name="ce26" office:value-type="float" office:value="14900" calcext:value-type="float">
            <text:p>14 900</text:p>
          </table:table-cell>
          <table:table-cell table:style-name="ce23" office:value-type="float" office:value="9000" calcext:value-type="float">
            <text:p>9 000</text:p>
          </table:table-cell>
          <table:table-cell table:style-name="ce23" office:value-type="float" office:value="6000" calcext:value-type="float">
            <text:p>6 000</text:p>
          </table:table-cell>
          <table:table-cell table:style-name="ce23" office:value-type="float" office:value="4000" calcext:value-type="float">
            <text:p>4 000</text:p>
          </table:table-cell>
          <table:table-cell table:style-name="ce29" office:value-type="float" office:value="2000" calcext:value-type="float">
            <text:p>2 000</text:p>
          </table:table-cell>
        </table:table-row>
        <table:table-row table:style-name="ro4">
          <table:table-cell/>
          <table:table-cell table:style-name="ce19" office:value-type="string" calcext:value-type="string">
            <text:p>Incinération UIDND</text:p>
          </table:table-cell>
          <table:table-cell table:style-name="ce23" office:value-type="float" office:value="14128.17678" calcext:value-type="float">
            <text:p>14 128</text:p>
          </table:table-cell>
          <table:table-cell table:style-name="ce26" office:value-type="float" office:value="13200" calcext:value-type="float">
            <text:p>13 200</text:p>
          </table:table-cell>
          <table:table-cell table:style-name="ce23" office:value-type="float" office:value="11000" calcext:value-type="float">
            <text:p>11 000</text:p>
          </table:table-cell>
          <table:table-cell table:style-name="ce23" office:value-type="float" office:value="9000" calcext:value-type="float">
            <text:p>9 000</text:p>
          </table:table-cell>
          <table:table-cell table:style-name="ce23" office:value-type="float" office:value="7000" calcext:value-type="float">
            <text:p>7 000</text:p>
          </table:table-cell>
          <table:table-cell table:style-name="ce29" office:value-type="float" office:value="5000" calcext:value-type="float">
            <text:p>5 000</text:p>
          </table:table-cell>
        </table:table-row>
        <table:table-row table:style-name="ro5">
          <table:table-cell/>
          <table:table-cell table:style-name="ce19" office:value-type="string" calcext:value-type="string">
            <text:p>Valorisation matière</text:p>
          </table:table-cell>
          <table:table-cell table:style-name="ce23" office:value-type="float" office:value="8299.62221" calcext:value-type="float">
            <text:p>8 300</text:p>
          </table:table-cell>
          <table:table-cell table:style-name="ce26" office:value-type="float" office:value="10400" calcext:value-type="float">
            <text:p>10 400</text:p>
          </table:table-cell>
          <table:table-cell table:style-name="ce23" office:value-type="float" office:value="12500" calcext:value-type="float">
            <text:p>12 500</text:p>
          </table:table-cell>
          <table:table-cell table:style-name="ce23" office:value-type="float" office:value="12000" calcext:value-type="float">
            <text:p>12 000</text:p>
          </table:table-cell>
          <table:table-cell table:style-name="ce23" office:value-type="float" office:value="11500" calcext:value-type="float">
            <text:p>11 500</text:p>
          </table:table-cell>
          <table:table-cell table:style-name="ce29" office:value-type="float" office:value="10000" calcext:value-type="float">
            <text:p>10 000</text:p>
          </table:table-cell>
        </table:table-row>
        <table:table-row table:style-name="ro6">
          <table:table-cell/>
          <table:table-cell table:style-name="ce19" office:value-type="string" calcext:value-type="string">
            <text:p>Compostage</text:p>
          </table:table-cell>
          <table:table-cell table:style-name="ce23" office:value-type="float" office:value="6233.31734999999" calcext:value-type="float">
            <text:p>6 233</text:p>
          </table:table-cell>
          <table:table-cell table:style-name="ce26" office:value-type="float" office:value="8400" calcext:value-type="float">
            <text:p>8 400</text:p>
          </table:table-cell>
          <table:table-cell table:style-name="ce23" office:value-type="float" office:value="9500" calcext:value-type="float">
            <text:p>9 500</text:p>
          </table:table-cell>
          <table:table-cell table:style-name="ce23" office:value-type="float" office:value="9000" calcext:value-type="float">
            <text:p>9 000</text:p>
          </table:table-cell>
          <table:table-cell table:style-name="ce23" office:value-type="float" office:value="8500" calcext:value-type="float">
            <text:p>8 500</text:p>
          </table:table-cell>
          <table:table-cell table:style-name="ce29" office:value-type="float" office:value="7500" calcext:value-type="float">
            <text:p>7 500</text:p>
          </table:table-cell>
        </table:table-row>
        <table:table-row table:style-name="ro6">
          <table:table-cell/>
          <table:table-cell table:style-name="ce19" office:value-type="string" calcext:value-type="string">
            <text:p>Méthanisation</text:p>
          </table:table-cell>
          <table:table-cell table:style-name="ce23" office:value-type="float" office:value="471.0858" calcext:value-type="float">
            <text:p>471</text:p>
          </table:table-cell>
          <table:table-cell table:style-name="ce26" office:value-type="float" office:value="900" calcext:value-type="float">
            <text:p>900</text:p>
          </table:table-cell>
          <table:table-cell table:style-name="ce23" office:value-type="float" office:value="2000" calcext:value-type="float">
            <text:p>2 000</text:p>
          </table:table-cell>
          <table:table-cell table:style-name="ce23" office:value-type="float" office:value="3000" calcext:value-type="float">
            <text:p>3 000</text:p>
          </table:table-cell>
          <table:table-cell table:style-name="ce23" office:value-type="float" office:value="3500" calcext:value-type="float">
            <text:p>3 500</text:p>
          </table:table-cell>
          <table:table-cell table:style-name="ce29" office:value-type="float" office:value="5500" calcext:value-type="float">
            <text:p>5 500</text:p>
          </table:table-cell>
        </table:table-row>
        <table:table-row table:style-name="ro6">
          <table:table-cell/>
          <table:table-cell table:style-name="ce20" office:value-type="string" calcext:value-type="string">
            <text:p>Total</text:p>
          </table:table-cell>
          <table:table-cell table:style-name="ce24" office:value-type="float" office:value="48719.07372" calcext:value-type="float">
            <text:p>48 719</text:p>
          </table:table-cell>
          <table:table-cell table:style-name="ce27" table:formula="of:=SUM([.D34:.D38])" office:value-type="float" office:value="47800" calcext:value-type="float">
            <text:p>47 800</text:p>
          </table:table-cell>
          <table:table-cell table:style-name="ce24" table:formula="of:=SUM([.E34:.E38])" office:value-type="float" office:value="44000" calcext:value-type="float">
            <text:p>44 000</text:p>
          </table:table-cell>
          <table:table-cell table:style-name="ce24" table:formula="of:=SUM([.F34:.F38])" office:value-type="float" office:value="39000" calcext:value-type="float">
            <text:p>39 000</text:p>
          </table:table-cell>
          <table:table-cell table:style-name="ce24" table:formula="of:=SUM([.G34:.G38])" office:value-type="float" office:value="34500" calcext:value-type="float">
            <text:p>34 500</text:p>
          </table:table-cell>
          <table:table-cell table:style-name="ce30" table:formula="of:=SUM([.H34:.H38])" office:value-type="float" office:value="30000" calcext:value-type="float">
            <text:p>30 000</text:p>
          </table:table-cell>
        </table:table-row>
      </table:table>
      <table:named-expressions/>
    </office:spreadsheet>
  </office:body>
</office:document-content>
</file>

<file path=Object 17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percentage-style style:name="N109">
      <number:number number:decimal-places="1" loext:min-decimal-places="1" number:min-integer-digits="1"/>
      <number:text>%</number:text>
    </number:percentage-style>
    <number:number-style style:name="N110">
      <number:number number:decimal-places="1" loext:min-decimal-places="1" number:min-integer-digits="1"/>
    </number:number-style>
    <number:number-style style:name="N111">
      <number:number number:decimal-places="3" loext:min-decimal-places="3" number:min-integer-digits="1"/>
    </number:number-style>
    <number:number-style style:name="N112">
      <number:number number:decimal-places="9" loext:min-decimal-places="9" number:min-integer-digits="1"/>
    </number:number-style>
    <number:number-style style:name="N113">
      <number:number number:decimal-places="8" loext:min-decimal-places="8" number:min-integer-digits="1"/>
    </number:number-style>
    <number:number-style style:name="N115P0" style:volatile="true">
      <number:number number:decimal-places="0" loext:min-decimal-places="0" number:min-integer-digits="1" number:grouping="true"/>
      <number:text> €</number:text>
    </number:number-style>
    <number:number-style style:name="N115">
      <number:text>-</number:text>
      <number:number number:decimal-places="0" loext:min-decimal-places="0" number:min-integer-digits="1" number:grouping="true"/>
      <number:text> €</number:text>
      <style:map style:condition="value()&gt;=0" style:apply-style-name="N115P0"/>
    </number:number-style>
    <number:number-style style:name="N116P0" style:volatile="true">
      <number:number number:decimal-places="0" loext:min-decimal-places="0" number:min-integer-digits="1" number:grouping="true"/>
      <number:text> €</number:text>
    </number:number-style>
    <number:number-style style:name="N116">
      <style:text-properties fo:color="#ff0000"/>
      <number:text>-</number:text>
      <number:number number:decimal-places="0" loext:min-decimal-places="0" number:min-integer-digits="1" number:grouping="true"/>
      <number:text> €</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 €</number:text>
      <style:map style:condition="value()&gt;=0" style:apply-style-name="N118P0"/>
    </number:number-style>
    <number:number-style style:name="N119P0" style:volatile="true">
      <number:number number:decimal-places="2" loext:min-decimal-places="2" number:min-integer-digits="1" number:grouping="true"/>
      <number:text> €</number:text>
    </number:number-style>
    <number:number-style style:name="N119">
      <style:text-properties fo:color="#ff0000"/>
      <number:text>-</number:text>
      <number:number number:decimal-places="2" loext:min-decimal-places="2" number:min-integer-digits="1" number:grouping="true"/>
      <number:text> €</number:text>
      <style:map style:condition="value()&gt;=0" style:apply-style-name="N119P0"/>
    </number:number-style>
    <number:number-style style:name="N123P0" style:volatile="true">
      <loext:text> </loext:text>
      <loext:fill-character> </loext:fill-character>
      <number:number number:decimal-places="0" loext:min-decimal-places="0" number:min-integer-digits="1" number:grouping="true"/>
      <number:text>    </number:text>
    </number:number-style>
    <number:number-style style:name="N123P1" style:volatile="true">
      <loext:text>-</loext:text>
      <loext:fill-character> </loext:fill-character>
      <number:number number:decimal-places="0" loext:min-decimal-places="0" number:min-integer-digits="1" number:grouping="true"/>
      <number:text>    </number:text>
    </number:number-style>
    <number:number-style style:name="N123P2" style:volatile="true">
      <loext:text> </loext:text>
      <loext:fill-character> </loext:fill-character>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text> </loext:text>
      <loext:fill-character> </loext:fill-character>
      <number:number number:decimal-places="0" loext:min-decimal-places="0" number:min-integer-digits="1" number:grouping="true"/>
      <number:text> € </number:text>
    </number:number-style>
    <number:number-style style:name="N127P1" style:volatile="true">
      <loext:text>-</loext:text>
      <loext:fill-character> </loext:fill-character>
      <number:number number:decimal-places="0" loext:min-decimal-places="0" number:min-integer-digits="1" number:grouping="true"/>
      <number:text> € </number:text>
    </number:number-style>
    <number:number-style style:name="N127P2" style:volatile="true">
      <loext:text> </loext:text>
      <loext:fill-character> </loext:fill-character>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text> </loext:text>
      <loext:fill-character> </loext:fill-character>
      <number:number number:decimal-places="2" loext:min-decimal-places="2" number:min-integer-digits="1" number:grouping="true"/>
      <number:text>    </number:text>
    </number:number-style>
    <number:number-style style:name="N131P1" style:volatile="true">
      <loext:text>-</loext:text>
      <loext:fill-character> </loext:fill-character>
      <number:number number:decimal-places="2" loext:min-decimal-places="2" number:min-integer-digits="1" number:grouping="true"/>
      <number:text>    </number:text>
    </number:number-style>
    <number:number-style style:name="N131P2" style:volatile="true">
      <loext:text> </loext:text>
      <loext:fill-character> </loext:fill-character>
      <number:text>-</number:text>
      <number:number number:decimal-places="0" loext: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text> </loext:text>
      <loext:fill-character> </loext:fill-character>
      <number:number number:decimal-places="2" loext:min-decimal-places="2" number:min-integer-digits="1" number:grouping="true"/>
      <number:text> € </number:text>
    </number:number-style>
    <number:number-style style:name="N135P1" style:volatile="true">
      <loext:text>-</loext:text>
      <loext:fill-character> </loext:fill-character>
      <number:number number:decimal-places="2" loext:min-decimal-places="2" number:min-integer-digits="1" number:grouping="true"/>
      <number:text> € </number:text>
    </number:number-style>
    <number:number-style style:name="N135P2" style:volatile="true">
      <loext:text> </loext:text>
      <loext:fill-character> </loext:fill-character>
      <number:text>-</number:text>
      <number:number number:decimal-places="0" loext: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3" loext:forced-exponent-sign="true"/>
    </number:number-style>
    <number:number-style style:name="N140">
      <number:number number:decimal-places="1" loext:min-decimal-places="1" number:min-integer-digits="1" number:grouping="true"/>
    </number:number-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text> </loext:text>
      <loext:fill-character> </loext:fill-character>
      <number:number number:decimal-places="2" loext:min-decimal-places="2" number:min-integer-digits="1" number:grouping="true"/>
      <number:text> </number:text>
    </number:number-style>
    <number:number-style style:name="N145P1" style:volatile="true">
      <loext:text> </loext:text>
      <loext:fill-character> </loext:fill-character>
      <number:text>(</number:text>
      <number:number number:decimal-places="2" loext:min-decimal-places="2" number:min-integer-digits="1" number:grouping="true"/>
      <number:text>)</number:text>
    </number:number-style>
    <number:number-style style:name="N145P2" style:volatile="true">
      <loext:text> </loext:text>
      <loext:fill-character> </loext:fill-character>
      <number:text>-</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7P0" style:volatile="true">
      <number:text>Vrai</number:text>
    </number:number-style>
    <number:number-style style:name="N147P1" style:volatile="true">
      <number:text>Vrai</number:text>
    </number:number-style>
    <number:number-style style:name="N147">
      <number:text>Faux</number:text>
      <style:map style:condition="value()&gt;0" style:apply-style-name="N147P0"/>
      <style:map style:condition="value()&lt;0" style:apply-style-name="N147P1"/>
    </number:number-style>
    <number:number-style style:name="N149P0" style:volatile="true">
      <number:text>Actif</number:text>
    </number:number-style>
    <number:number-style style:name="N149P1" style:volatile="true">
      <number:text>Actif</number:text>
    </number:number-style>
    <number:number-style style:name="N149">
      <number:text>Inactif</number:text>
      <style:map style:condition="value()&gt;0" style:apply-style-name="N149P0"/>
      <style:map style:condition="value()&lt;0" style:apply-style-name="N149P1"/>
    </number:number-style>
    <number:currency-style style:name="N151P0" style:volatile="true">
      <number:currency-symbol>€</number:currency-symbol>
      <number:text> </number:text>
      <number:number number:decimal-places="2" loext:min-decimal-places="2" number:min-integer-digits="1" number:grouping="true"/>
      <number:text> </number:text>
    </number:currency-style>
    <number:currency-style style:name="N151">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51P0"/>
    </number:currency-style>
    <number:number-style style:name="N152">
      <number:number number:decimal-places="7" loext:min-decimal-places="7" number:min-integer-digits="1"/>
    </number:number-style>
    <number:number-style style:name="N153">
      <number:number number:decimal-places="6" loext:min-decimal-places="6" number:min-integer-digits="1"/>
    </number:number-style>
    <number:number-style style:name="N154">
      <number:number number:decimal-places="5" loext:min-decimal-places="5" number:min-integer-digits="1"/>
    </number:number-style>
    <number:number-style style:name="N155">
      <number:number number:decimal-places="4" loext:min-decimal-places="4" number:min-integer-digits="1"/>
    </number:number-style>
    <number:number-style style:name="N158P0" style:volatile="true">
      <loext:text> </loext:text>
      <loext:fill-character> </loext:fill-character>
      <number:number number:decimal-places="1" loext:min-decimal-places="1" number:min-integer-digits="1" number:grouping="true"/>
      <number:text>    </number:text>
    </number:number-style>
    <number:number-style style:name="N158P1" style:volatile="true">
      <loext:text>-</loext:text>
      <loext:fill-character> </loext:fill-character>
      <number:number number:decimal-places="1" loext:min-decimal-places="1"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number number:decimal-places="2" loext:min-decimal-places="2" number:min-integer-digits="1" number:grouping="true"/>
      <number:text> </number:text>
      <number:currency-symbol number:language="fr" number:country="FR">€</number:currency-symbol>
    </number:currency-style>
    <number:currency-style style:name="N15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59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0mm" fo:page-height="297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31">00/00/0000</text:date>, <text:time style:data-style-name="N2" text:time-value="17:44:36.54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origin="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1">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1">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1">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1">
      <style:chart-properties chart:link-data-style-to-source="false"/>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895cm" svg:height="6.829cm" xlink:href="." xlink:type="simple" chart:class="chart:bar" chart:style-name="ch1">
        <chart:legend chart:legend-position="end" svg:x="10.447cm" svg:y="2.119cm" style:legend-expansion="high" chart:style-name="ch2"/>
        <chart:plot-area chart:style-name="ch3" chart:data-source-has-labels="both" svg:x="1.268cm" svg:y="0.136cm" svg:width="8.922cm" svg:height="6.557cm">
          <chartooo:coordinate-region svg:x="2.075cm" svg:y="0.335cm" svg:width="8.115cm" svg:height="5.711cm"/>
          <chart:axis chart:dimension="x" chart:name="primary-x" chart:style-name="ch4" chartooo:axis-type="auto">
            <chartooo:date-scale/>
            <chart:categories table:cell-range-address="local-table.$B$1:.$C$1"/>
          </chart:axis>
          <chart:axis chart:dimension="y" chart:name="primary-y" chart:style-name="ch5">
            <chart:title svg:x="0.451cm" svg:y="5.826cm" chart:style-name="ch6">
              <text:p>Besoins en énergie finale (Mtep)</text:p>
            </chart:title>
            <chart:grid chart:style-name="ch7" chart:class="major"/>
          </chart:axis>
          <chart:series chart:style-name="ch8" chart:values-cell-range-address="local-table.$B$2:.$C$2" chart:label-cell-address="local-table.$A$2" chart:class="chart:bar">
            <chart:data-point chart:repeated="2"/>
          </chart:series>
          <chart:series chart:style-name="ch9" chart:values-cell-range-address="local-table.$B$3:.$C$3" chart:label-cell-address="local-table.$A$3" chart:class="chart:bar">
            <chart:data-point chart:repeated="2"/>
          </chart:series>
          <chart:series chart:style-name="ch10" chart:values-cell-range-address="local-table.$B$4:.$C$4" chart:label-cell-address="local-table.$A$4" chart:class="chart:bar">
            <chart:data-point chart:repeated="2"/>
          </chart:series>
          <chart:series chart:style-name="ch11" chart:values-cell-range-address="local-table.$B$5:.$C$5" chart:label-cell-address="local-table.$A$5" chart:class="chart:bar">
            <chart:data-point chart:repeated="2"/>
          </chart:series>
          <chart:series chart:style-name="ch12" chart:values-cell-range-address="local-table.$B$6:.$C$6" chart:label-cell-address="local-table.$A$6"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float" office:value="2010">
                <text:p>2010</text:p>
              </table:table-cell>
              <table:table-cell office:value-type="float" office:value="2050">
                <text:p>2050</text:p>
              </table:table-cell>
            </table:table-row>
          </table:table-header-rows>
          <table:table-rows>
            <table:table-row>
              <table:table-cell office:value-type="string">
                <text:p>Transports</text:p>
              </table:table-cell>
              <table:table-cell office:value-type="float" office:value="44">
                <text:p>44</text:p>
              </table:table-cell>
              <table:table-cell office:value-type="float" office:value="19.9484092863285">
                <text:p>19.9484092863285</text:p>
              </table:table-cell>
            </table:table-row>
            <table:table-row>
              <table:table-cell office:value-type="string">
                <text:p>Résidentiel</text:p>
              </table:table-cell>
              <table:table-cell office:value-type="float" office:value="44.3">
                <text:p>44.3</text:p>
              </table:table-cell>
              <table:table-cell office:value-type="float" office:value="21.9260533104041">
                <text:p>21.9260533104041</text:p>
              </table:table-cell>
            </table:table-row>
            <table:table-row>
              <table:table-cell office:value-type="string">
                <text:p>Tertiaire</text:p>
              </table:table-cell>
              <table:table-cell office:value-type="float" office:value="22.1">
                <text:p>22.1</text:p>
              </table:table-cell>
              <table:table-cell office:value-type="float" office:value="14.2734307824592">
                <text:p>14.2734307824592</text:p>
              </table:table-cell>
            </table:table-row>
            <table:table-row>
              <table:table-cell office:value-type="string">
                <text:p>Industrie</text:p>
              </table:table-cell>
              <table:table-cell office:value-type="float" office:value="33.8">
                <text:p>33.8</text:p>
              </table:table-cell>
              <table:table-cell office:value-type="float" office:value="20.3783319002579">
                <text:p>20.3783319002579</text:p>
              </table:table-cell>
            </table:table-row>
            <table:table-row>
              <table:table-cell office:value-type="string">
                <text:p>Agriculture</text:p>
              </table:table-cell>
              <table:table-cell office:value-type="float" office:value="4.5">
                <text:p>4.5</text:p>
              </table:table-cell>
              <table:table-cell office:value-type="float" office:value="2.57953568357696">
                <text:p>2.5795356835769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3.0$Windows_x86 LibreOffice_project/fe46e5b82646505d0acf84e14cef05527e401d3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6699" dr3d:edge-rounding="5%"/>
      <style:text-properties fo:font-size="10pt" style:font-size-asian="10pt" style:font-size-complex="10pt"/>
    </style:style>
    <style:style style:name="ch9" style:family="chart" style:data-style-name="N0">
      <style:chart-properties chart:link-data-style-to-source="false"/>
      <style:graphic-properties draw:stroke="none" draw:fill-color="#3399ff"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00ccff"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4b1f6f"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006600"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2.445cm" svg:height="6.49cm" xlink:href="." xlink:type="simple" chart:class="chart:bar" chart:style-name="ch1">
        <chart:legend chart:legend-position="end" svg:x="8.092cm" svg:y="1.701cm" style:legend-expansion="high" chart:style-name="ch2"/>
        <chart:plot-area chart:style-name="ch3" chart:data-source-has-labels="both" svg:x="1.259cm" svg:y="0.129cm" svg:width="6.585cm" svg:height="6.232cm">
          <chartooo:coordinate-region svg:x="1.88cm" svg:y="0.328cm" svg:width="5.964cm" svg:height="5.386cm"/>
          <chart:axis chart:dimension="x" chart:name="primary-x" chart:style-name="ch4" chartooo:axis-type="auto">
            <chartooo:date-scale/>
            <chart:categories table:cell-range-address="local-table.$B$1:.$C$1"/>
          </chart:axis>
          <chart:axis chart:dimension="y" chart:name="primary-y" chart:style-name="ch5">
            <chart:title svg:x="0.451cm" svg:y="6.16cm" chart:style-name="ch6">
              <text:p>Emissions ou puits de GES en MtCO2e</text:p>
            </chart:title>
            <chart:grid chart:style-name="ch7" chart:class="major"/>
          </chart:axis>
          <chart:series chart:style-name="ch8" chart:values-cell-range-address="local-table.$B$2:.$C$2" chart:label-cell-address="local-table.$A$2" chart:class="chart:bar">
            <chart:data-point chart:repeated="2"/>
          </chart:series>
          <chart:series chart:style-name="ch9" chart:values-cell-range-address="local-table.$B$3:.$C$3" chart:label-cell-address="local-table.$A$3" chart:class="chart:bar">
            <chart:data-point chart:repeated="2"/>
          </chart:series>
          <chart:series chart:style-name="ch10" chart:values-cell-range-address="local-table.$B$4:.$C$4" chart:label-cell-address="local-table.$A$4" chart:class="chart:bar">
            <chart:data-point chart:repeated="2"/>
          </chart:series>
          <chart:series chart:style-name="ch11" chart:values-cell-range-address="local-table.$B$5:.$C$5" chart:label-cell-address="local-table.$A$5" chart:class="chart:bar">
            <chart:data-point chart:repeated="2"/>
          </chart:series>
          <chart:series chart:style-name="ch12" chart:values-cell-range-address="local-table.$B$6:.$C$6" chart:label-cell-address="local-table.$A$6" chart:class="chart:bar">
            <chart:data-point chart:repeated="2"/>
          </chart:series>
          <chart:series chart:style-name="ch13" chart:values-cell-range-address="local-table.$B$7:.$C$7" chart:label-cell-address="local-table.$A$7"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missions de GES</text:p>
              </table:table-cell>
              <table:table-cell office:value-type="string">
                <text:p>Puits de GES</text:p>
              </table:table-cell>
            </table:table-row>
          </table:table-header-rows>
          <table:table-rows>
            <table:table-row>
              <table:table-cell office:value-type="string">
                <text:p>Industrie</text:p>
              </table:table-cell>
              <table:table-cell office:value-type="float" office:value="14">
                <text:p>14</text:p>
              </table:table-cell>
              <table:table-cell office:value-type="float" office:value="0">
                <text:p>0</text:p>
              </table:table-cell>
            </table:table-row>
            <table:table-row>
              <table:table-cell office:value-type="string">
                <text:p>Agriculture</text:p>
              </table:table-cell>
              <table:table-cell office:value-type="float" office:value="50">
                <text:p>50</text:p>
              </table:table-cell>
              <table:table-cell office:value-type="float" office:value="0">
                <text:p>0</text:p>
              </table:table-cell>
            </table:table-row>
            <table:table-row>
              <table:table-cell office:value-type="string">
                <text:p>Traitement des déchets</text:p>
              </table:table-cell>
              <table:table-cell office:value-type="float" office:value="6">
                <text:p>6</text:p>
              </table:table-cell>
              <table:table-cell office:value-type="float" office:value="0">
                <text:p>0</text:p>
              </table:table-cell>
            </table:table-row>
            <table:table-row>
              <table:table-cell office:value-type="string">
                <text:p>Utilisation de gaz</text:p>
              </table:table-cell>
              <table:table-cell office:value-type="float" office:value="3">
                <text:p>3</text:p>
              </table:table-cell>
              <table:table-cell office:value-type="float" office:value="0">
                <text:p>0</text:p>
              </table:table-cell>
            </table:table-row>
            <table:table-row>
              <table:table-cell office:value-type="string">
                <text:p>Secteur des terres</text:p>
              </table:table-cell>
              <table:table-cell office:value-type="float" office:value="0">
                <text:p>0</text:p>
              </table:table-cell>
              <table:table-cell office:value-type="float" office:value="55">
                <text:p>55</text:p>
              </table:table-cell>
            </table:table-row>
            <table:table-row>
              <table:table-cell office:value-type="string">
                <text:p>CCS/CCU</text:p>
              </table:table-cell>
              <table:table-cell office:value-type="float" office:value="0">
                <text:p>0</text:p>
              </table:table-cell>
              <table:table-cell office:value-type="float" office:value="15">
                <text:p>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3.0$Windows_x86 LibreOffice_project/fe46e5b82646505d0acf84e14cef05527e401d3b</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rotation-angle="45"/>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008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006699"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0066c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0066ff"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3399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00ccff"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4b1f6f" dr3d:edge-rounding="5%"/>
      <style:text-properties fo:font-size="10pt" style:font-size-asian="10pt" style:font-size-complex="10pt"/>
    </style:style>
    <style:style style:name="ch15" style:family="chart" style:data-style-name="N0">
      <style:chart-properties chart:link-data-style-to-source="false"/>
      <style:graphic-properties draw:stroke="none" draw:fill-color="#006600" dr3d:edge-rounding="5%"/>
      <style:text-properties fo:font-size="10pt" style:font-size-asian="10pt" style:font-size-complex="10pt"/>
    </style:style>
    <style:style style:name="ch16"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3.555cm" svg:height="7.139cm" xlink:href="." xlink:type="simple" chart:class="chart:bar" chart:style-name="ch1">
        <chart:legend chart:legend-position="end" svg:x="9.202cm" svg:y="1.278cm" style:legend-expansion="high" chart:style-name="ch2"/>
        <chart:plot-area chart:style-name="ch3" chart:data-source-has-labels="both" svg:x="1.282cm" svg:y="0.142cm" svg:width="7.649cm" svg:height="6.855cm">
          <chartooo:coordinate-region svg:x="2.194cm" svg:y="0.341cm" svg:width="6.737cm" svg:height="6.457cm"/>
          <chart:axis chart:dimension="x" chart:name="primary-x" chart:style-name="ch4" chartooo:axis-type="auto">
            <chartooo:date-scale/>
            <chart:categories table:cell-range-address="local-table.$B$1:.$D$1"/>
          </chart:axis>
          <chart:axis chart:dimension="y" chart:name="primary-y" chart:style-name="ch5">
            <chart:title svg:x="0.451cm" svg:y="5.862cm" chart:style-name="ch6">
              <text:p>Emissions de GES en MtCO2e</text:p>
            </chart:title>
            <chart:grid chart:style-name="ch7" chart:class="major"/>
          </chart:axis>
          <chart:series chart:style-name="ch8" chart:values-cell-range-address="local-table.$B$2:.$D$2" chart:label-cell-address="local-table.$A$2" chart:class="chart:bar">
            <chart:data-point chart:repeated="3"/>
          </chart:series>
          <chart:series chart:style-name="ch9" chart:values-cell-range-address="local-table.$B$3:.$D$3" chart:label-cell-address="local-table.$A$3" chart:class="chart:bar">
            <chart:data-point chart:repeated="3"/>
          </chart:series>
          <chart:series chart:style-name="ch10" chart:values-cell-range-address="local-table.$B$4:.$D$4" chart:label-cell-address="local-table.$A$4" chart:class="chart:bar">
            <chart:data-point chart:repeated="3"/>
          </chart:series>
          <chart:series chart:style-name="ch11" chart:values-cell-range-address="local-table.$B$5:.$D$5" chart:label-cell-address="local-table.$A$5" chart:class="chart:bar">
            <chart:data-point chart:repeated="3"/>
          </chart:series>
          <chart:series chart:style-name="ch12" chart:values-cell-range-address="local-table.$B$6:.$D$6" chart:label-cell-address="local-table.$A$6" chart:class="chart:bar">
            <chart:data-point chart:repeated="3"/>
          </chart:series>
          <chart:series chart:style-name="ch13" chart:values-cell-range-address="local-table.$B$7:.$D$7" chart:label-cell-address="local-table.$A$7" chart:class="chart:bar">
            <chart:data-point chart:repeated="3"/>
          </chart:series>
          <chart:series chart:style-name="ch14" chart:values-cell-range-address="local-table.$B$8:.$D$8" chart:label-cell-address="local-table.$A$8" chart:class="chart:bar">
            <chart:data-point chart:repeated="3"/>
          </chart:series>
          <chart:series chart:style-name="ch15" chart:values-cell-range-address="local-table.$B$9:.$D$9" chart:label-cell-address="local-table.$A$9" chart:class="chart:bar">
            <chart:data-point chart:repeated="3"/>
          </chart:series>
          <chart:series chart:style-name="ch16" chart:values-cell-range-address="local-table.$B$10:.$D$10" chart:label-cell-address="local-table.$A$10" chart:class="chart:bar">
            <chart:data-point chart:repeated="3"/>
          </chart:series>
          <chart:wall chart:style-name="ch17"/>
          <chart:floor chart:style-name="ch18"/>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float" office:value="1990">
                <text:p>1990</text:p>
              </table:table-cell>
              <table:table-cell office:value-type="float" office:value="2015">
                <text:p>2020</text:p>
              </table:table-cell>
              <table:table-cell office:value-type="float" office:value="2050">
                <text:p>2050</text:p>
              </table:table-cell>
            </table:table-row>
          </table:table-header-rows>
          <table:table-rows>
            <table:table-row>
              <table:table-cell office:value-type="string">
                <text:p>Transports</text:p>
              </table:table-cell>
              <table:table-cell office:value-type="float" office:value="121">
                <text:p>121</text:p>
              </table:table-cell>
              <table:table-cell office:value-type="float" office:value="134">
                <text:p>134</text:p>
              </table:table-cell>
              <table:table-cell office:value-type="float" office:value="0">
                <text:p>0</text:p>
              </table:table-cell>
            </table:table-row>
            <table:table-row>
              <table:table-cell office:value-type="string">
                <text:p>Bâtiments</text:p>
              </table:table-cell>
              <table:table-cell office:value-type="float" office:value="90">
                <text:p>90</text:p>
              </table:table-cell>
              <table:table-cell office:value-type="float" office:value="85">
                <text:p>85</text:p>
              </table:table-cell>
              <table:table-cell office:value-type="float" office:value="0">
                <text:p>0</text:p>
              </table:table-cell>
            </table:table-row>
            <table:table-row>
              <table:table-cell office:value-type="string">
                <text:p>Industrie</text:p>
              </table:table-cell>
              <table:table-cell office:value-type="float" office:value="147">
                <text:p>147</text:p>
              </table:table-cell>
              <table:table-cell office:value-type="float" office:value="85">
                <text:p>85</text:p>
              </table:table-cell>
              <table:table-cell office:value-type="float" office:value="14">
                <text:p>14</text:p>
              </table:table-cell>
            </table:table-row>
            <table:table-row>
              <table:table-cell office:value-type="string">
                <text:p>Production de l’énergie</text:p>
              </table:table-cell>
              <table:table-cell office:value-type="float" office:value="78">
                <text:p>78</text:p>
              </table:table-cell>
              <table:table-cell office:value-type="float" office:value="44">
                <text:p>44</text:p>
              </table:table-cell>
              <table:table-cell office:value-type="float" office:value="0">
                <text:p>0</text:p>
              </table:table-cell>
            </table:table-row>
            <table:table-row>
              <table:table-cell office:value-type="string">
                <text:p>Agriculture</text:p>
              </table:table-cell>
              <table:table-cell office:value-type="float" office:value="95">
                <text:p>95</text:p>
              </table:table-cell>
              <table:table-cell office:value-type="float" office:value="92">
                <text:p>92</text:p>
              </table:table-cell>
              <table:table-cell office:value-type="float" office:value="50">
                <text:p>50</text:p>
              </table:table-cell>
            </table:table-row>
            <table:table-row>
              <table:table-cell office:value-type="string">
                <text:p>Traitement des déchets</text:p>
              </table:table-cell>
              <table:table-cell office:value-type="float" office:value="17">
                <text:p>17</text:p>
              </table:table-cell>
              <table:table-cell office:value-type="float" office:value="20">
                <text:p>20</text:p>
              </table:table-cell>
              <table:table-cell office:value-type="float" office:value="6">
                <text:p>6</text:p>
              </table:table-cell>
            </table:table-row>
            <table:table-row>
              <table:table-cell office:value-type="string">
                <text:p>Utilisation de gaz</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string">
                <text:p>Secteur des terres</text:p>
              </table:table-cell>
              <table:table-cell office:value-type="float" office:value="-26">
                <text:p>-26</text:p>
              </table:table-cell>
              <table:table-cell office:value-type="float" office:value="-36">
                <text:p>-36</text:p>
              </table:table-cell>
              <table:table-cell office:value-type="float" office:value="-55">
                <text:p>-55</text:p>
              </table:table-cell>
            </table:table-row>
            <table:table-row>
              <table:table-cell office:value-type="string">
                <text:p>CCS/CCU</text:p>
              </table:table-cell>
              <table:table-cell office:value-type="float" office:value="0">
                <text:p>0</text:p>
              </table:table-cell>
              <table:table-cell office:value-type="float" office:value="0">
                <text:p>0</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3.0$Windows_x86 LibreOffice_project/fe46e5b82646505d0acf84e14cef05527e401d3b</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19mm"/>
    </style:style>
    <style:style style:name="co2" style:family="table-column">
      <style:table-column-properties fo:break-before="auto" style:column-width="22.58mm"/>
    </style:style>
    <style:style style:name="co3" style:family="table-column">
      <style:table-column-properties fo:break-before="auto" style:column-width="26.25mm"/>
    </style:style>
    <style:style style:name="co4" style:family="table-column">
      <style:table-column-properties fo:break-before="auto" style:column-width="24.59mm"/>
    </style:style>
    <style:style style:name="co5" style:family="table-column">
      <style:table-column-properties fo:break-before="auto" style:column-width="25.42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wrap-option="wrap"/>
    </style:style>
    <style:style style:name="ce2" style:family="table-cell" style:parent-style-name="Default">
      <style:table-cell-properties fo:background-color="transparent"/>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fix" style:repeat-content="false" fo:wrap-option="wrap"/>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data-style-name="N1">
      <style:table-cell-properties style:text-align-source="fix" style:repeat-content="false"/>
      <style:paragraph-properties fo:text-align="center" fo:margin-left="0mm"/>
    </style:style>
    <style:style style:name="ce7" style:family="table-cell" style:parent-style-name="Default" style:data-style-name="N1">
      <style:table-cell-properties style:text-align-source="fix" style:repeat-content="false"/>
      <style:paragraph-properties fo:text-align="center" fo:margin-left="0mm"/>
      <style:text-properties fo:font-weight="bold" style:font-weight-asian="bold" style:font-weight-complex="bold"/>
    </style:style>
  </office:automatic-styles>
  <office:body>
    <office:spreadsheet>
      <table:calculation-settings table:automatic-find-labels="false"/>
      <table:table table:name="Répartition secteur et vecteur" table:style-name="ta1">
        <table:table-column table:style-name="co1" table:default-cell-style-name="ce2"/>
        <table:table-column table:style-name="co2" table:default-cell-style-name="Default"/>
        <table:table-column table:style-name="co3" table:default-cell-style-name="Default"/>
        <table:table-column table:style-name="co3" table:default-cell-style-name="ce5"/>
        <table:table-column table:style-name="co4" table:default-cell-style-name="ce5"/>
        <table:table-column table:style-name="co5" table:default-cell-style-name="Default"/>
        <table:table-column table:style-name="co2" table:number-columns-repeated="3" table:default-cell-style-name="ce5"/>
        <table:table-row table:style-name="ro1" table:number-rows-repeated="4">
          <table:table-cell table:style-name="Default"/>
          <table:table-cell table:number-columns-repeated="2"/>
          <table:table-cell table:style-name="Default" table:number-columns-repeated="2"/>
          <table:table-cell/>
          <table:table-cell table:style-name="Default" table:number-columns-repeated="3"/>
        </table:table-row>
        <table:table-row table:style-name="ro2">
          <table:table-cell table:style-name="ce1" office:value-type="string" calcext:value-type="string">
            <text:p>TWh</text:p>
          </table:table-cell>
          <table:table-cell table:style-name="ce4" office:value-type="string" calcext:value-type="string">
            <text:p>Electricité</text:p>
          </table:table-cell>
          <table:table-cell table:style-name="ce4" office:value-type="string" calcext:value-type="string">
            <text:p>Combustibles solides décarbonés</text:p>
          </table:table-cell>
          <table:table-cell table:style-name="ce4" office:value-type="string" calcext:value-type="string">
            <text:p>Combustibles liquides décarbonés</text:p>
          </table:table-cell>
          <table:table-cell table:style-name="ce4" office:value-type="string" calcext:value-type="string">
            <text:p>Combustibles liquides fossiles</text:p>
          </table:table-cell>
          <table:table-cell table:style-name="ce4" office:value-type="string" calcext:value-type="string">
            <text:p>Combustibles gazeux décarbonés</text:p>
          </table:table-cell>
          <table:table-cell table:style-name="ce4" office:value-type="string" calcext:value-type="string">
            <text:p>Chaleur renouvelable</text:p>
          </table:table-cell>
          <table:table-cell table:style-name="ce4" office:value-type="string" calcext:value-type="string">
            <text:p>Chaleur de récupération</text:p>
          </table:table-cell>
          <table:table-cell table:style-name="ce4" office:value-type="string" calcext:value-type="string">
            <text:p>Total</text:p>
          </table:table-cell>
        </table:table-row>
        <table:table-row table:style-name="ro1">
          <table:table-cell office:value-type="string" calcext:value-type="string">
            <text:p>Transports</text:p>
          </table:table-cell>
          <table:table-cell table:style-name="ce5" table:formula="of:=[.B7]+[.B8]+[.B9]" office:value-type="float" office:value="93" calcext:value-type="float">
            <text:p>93</text:p>
          </table:table-cell>
          <table:table-cell table:style-name="ce5" table:formula="of:=[.C7]+[.C8]+[.C9]" office:value-type="float" office:value="0" calcext:value-type="float">
            <text:p>0</text:p>
          </table:table-cell>
          <table:table-cell table:formula="of:=[.D7]+[.D8]+[.D9]" office:value-type="float" office:value="135" calcext:value-type="float">
            <text:p>135</text:p>
          </table:table-cell>
          <table:table-cell table:formula="of:=[.E7]+[.E8]+[.E9]" office:value-type="float" office:value="81" calcext:value-type="float">
            <text:p>81</text:p>
          </table:table-cell>
          <table:table-cell table:style-name="ce5" table:formula="of:=[.F7]+[.F8]+[.F9]" office:value-type="float" office:value="53" calcext:value-type="float">
            <text:p>53</text:p>
          </table:table-cell>
          <table:table-cell table:number-columns-repeated="2" office:value-type="float" office:value="0" calcext:value-type="float">
            <text:p>0</text:p>
          </table:table-cell>
          <table:table-cell table:formula="of:=SUM([.B6:.H6])" office:value-type="float" office:value="362" calcext:value-type="float">
            <text:p>362</text:p>
          </table:table-cell>
        </table:table-row>
        <table:table-row table:style-name="ro1">
          <table:table-cell office:value-type="string" calcext:value-type="string">
            <text:p>dont aérien</text:p>
          </table:table-cell>
          <table:table-cell table:number-columns-repeated="2" table:style-name="ce5" office:value-type="float" office:value="0" calcext:value-type="float">
            <text:p>0</text:p>
          </table:table-cell>
          <table:table-cell table:number-columns-repeated="2" office:value-type="float" office:value="66" calcext:value-type="float">
            <text:p>66</text:p>
          </table:table-cell>
          <table:table-cell table:style-name="ce5" office:value-type="float" office:value="0" calcext:value-type="float">
            <text:p>0</text:p>
          </table:table-cell>
          <table:table-cell table:number-columns-repeated="2" office:value-type="float" office:value="0" calcext:value-type="float">
            <text:p>0</text:p>
          </table:table-cell>
          <table:table-cell table:formula="of:=SUM([.B7:.H7])" office:value-type="float" office:value="132" calcext:value-type="float">
            <text:p>132</text:p>
          </table:table-cell>
        </table:table-row>
        <table:table-row table:style-name="ro1">
          <table:table-cell office:value-type="string" calcext:value-type="string">
            <text:p>dont maritime</text:p>
          </table:table-cell>
          <table:table-cell table:number-columns-repeated="2" table:style-name="ce5" office:value-type="float" office:value="0" calcext:value-type="float">
            <text:p>0</text:p>
          </table:table-cell>
          <table:table-cell table:number-columns-repeated="2" office:value-type="float" office:value="15" calcext:value-type="float">
            <text:p>15</text:p>
          </table:table-cell>
          <table:table-cell table:style-name="ce5" office:value-type="float" office:value="0" calcext:value-type="float">
            <text:p>0</text:p>
          </table:table-cell>
          <table:table-cell table:number-columns-repeated="2" office:value-type="float" office:value="0" calcext:value-type="float">
            <text:p>0</text:p>
          </table:table-cell>
          <table:table-cell table:formula="of:=SUM([.B8:.H8])" office:value-type="float" office:value="30" calcext:value-type="float">
            <text:p>30</text:p>
          </table:table-cell>
        </table:table-row>
        <table:table-row table:style-name="ro1">
          <table:table-cell office:value-type="string" calcext:value-type="string">
            <text:p>dont autres (routier, fluvial, fer)</text:p>
          </table:table-cell>
          <table:table-cell table:style-name="ce5" office:value-type="float" office:value="93" calcext:value-type="float">
            <text:p>93</text:p>
          </table:table-cell>
          <table:table-cell table:style-name="ce5" office:value-type="float" office:value="0" calcext:value-type="float">
            <text:p>0</text:p>
          </table:table-cell>
          <table:table-cell office:value-type="float" office:value="54" calcext:value-type="float">
            <text:p>54</text:p>
          </table:table-cell>
          <table:table-cell office:value-type="float" office:value="0" calcext:value-type="float">
            <text:p>0</text:p>
          </table:table-cell>
          <table:table-cell table:style-name="ce5" office:value-type="float" office:value="53" calcext:value-type="float">
            <text:p>53</text:p>
          </table:table-cell>
          <table:table-cell table:number-columns-repeated="2" office:value-type="float" office:value="0" calcext:value-type="float">
            <text:p>0</text:p>
          </table:table-cell>
          <table:table-cell table:formula="of:=SUM([.B9:.H9])" office:value-type="float" office:value="200" calcext:value-type="float">
            <text:p>200</text:p>
          </table:table-cell>
        </table:table-row>
        <table:table-row table:style-name="ro1">
          <table:table-cell office:value-type="string" calcext:value-type="string">
            <text:p>Résidentiel</text:p>
          </table:table-cell>
          <table:table-cell table:style-name="ce6" office:value-type="float" office:value="124" calcext:value-type="float">
            <text:p>124</text:p>
          </table:table-cell>
          <table:table-cell table:style-name="ce6" office:value-type="float" office:value="34" calcext:value-type="float">
            <text:p>34</text:p>
          </table:table-cell>
          <table:table-cell table:style-name="ce6" office:value-type="float" office:value="0" calcext:value-type="float">
            <text:p>0</text:p>
          </table:table-cell>
          <table:table-cell office:value-type="float" office:value="0" calcext:value-type="float">
            <text:p>0</text:p>
          </table:table-cell>
          <table:table-cell table:style-name="ce6" office:value-type="float" office:value="27" calcext:value-type="float">
            <text:p>27</text:p>
          </table:table-cell>
          <table:table-cell office:value-type="float" office:value="58" calcext:value-type="float">
            <text:p>58</text:p>
          </table:table-cell>
          <table:table-cell office:value-type="float" office:value="11" calcext:value-type="float">
            <text:p>11</text:p>
          </table:table-cell>
          <table:table-cell table:formula="of:=SUM([.B10:.H10])" office:value-type="float" office:value="254" calcext:value-type="float">
            <text:p>254</text:p>
          </table:table-cell>
        </table:table-row>
        <table:table-row table:style-name="ro1">
          <table:table-cell office:value-type="string" calcext:value-type="string">
            <text:p>Tertiaire</text:p>
          </table:table-cell>
          <table:table-cell table:style-name="ce6" office:value-type="float" office:value="113" calcext:value-type="float">
            <text:p>113</text:p>
          </table:table-cell>
          <table:table-cell table:style-name="ce6" office:value-type="float" office:value="17" calcext:value-type="float">
            <text:p>17</text:p>
          </table:table-cell>
          <table:table-cell table:number-columns-repeated="2" office:value-type="float" office:value="0" calcext:value-type="float">
            <text:p>0</text:p>
          </table:table-cell>
          <table:table-cell table:style-name="ce6" office:value-type="float" office:value="8" calcext:value-type="float">
            <text:p>8</text:p>
          </table:table-cell>
          <table:table-cell office:value-type="float" office:value="22" calcext:value-type="float">
            <text:p>22</text:p>
          </table:table-cell>
          <table:table-cell office:value-type="float" office:value="6" calcext:value-type="float">
            <text:p>6</text:p>
          </table:table-cell>
          <table:table-cell table:formula="of:=SUM([.B11:.H11])" office:value-type="float" office:value="166" calcext:value-type="float">
            <text:p>166</text:p>
          </table:table-cell>
        </table:table-row>
        <table:table-row table:style-name="ro1">
          <table:table-cell office:value-type="string" calcext:value-type="string">
            <text:p>Industrie</text:p>
          </table:table-cell>
          <table:table-cell table:style-name="ce6" office:value-type="float" office:value="194" calcext:value-type="float">
            <text:p>194</text:p>
          </table:table-cell>
          <table:table-cell table:style-name="ce6" office:value-type="float" office:value="10" calcext:value-type="float">
            <text:p>10</text:p>
          </table:table-cell>
          <table:table-cell table:style-name="ce6" office:value-type="float" office:value="15" calcext:value-type="float">
            <text:p>15</text:p>
          </table:table-cell>
          <table:table-cell office:value-type="float" office:value="0" calcext:value-type="float">
            <text:p>0</text:p>
          </table:table-cell>
          <table:table-cell table:style-name="ce6" office:value-type="float" office:value="25" calcext:value-type="float">
            <text:p>25</text:p>
          </table:table-cell>
          <table:table-cell table:number-columns-repeated="2" office:value-type="float" office:value="0" calcext:value-type="float">
            <text:p>0</text:p>
          </table:table-cell>
          <table:table-cell table:style-name="ce6" table:formula="of:=SUM([.B12:.H12])" office:value-type="float" office:value="244" calcext:value-type="float">
            <text:p>244</text:p>
          </table:table-cell>
        </table:table-row>
        <table:table-row table:style-name="ro1">
          <table:table-cell office:value-type="string" calcext:value-type="string">
            <text:p>Agriculture</text:p>
          </table:table-cell>
          <table:table-cell table:style-name="ce6" office:value-type="float" office:value="15" calcext:value-type="float">
            <text:p>15</text:p>
          </table:table-cell>
          <table:table-cell table:number-columns-repeated="2" table:style-name="ce6" office:value-type="float" office:value="5" calcext:value-type="float">
            <text:p>5</text:p>
          </table:table-cell>
          <table:table-cell office:value-type="float" office:value="0" calcext:value-type="float">
            <text:p>0</text:p>
          </table:table-cell>
          <table:table-cell table:style-name="ce6" office:value-type="float" office:value="5" calcext:value-type="float">
            <text:p>5</text:p>
          </table:table-cell>
          <table:table-cell table:number-columns-repeated="2" office:value-type="float" office:value="0" calcext:value-type="float">
            <text:p>0</text:p>
          </table:table-cell>
          <table:table-cell table:style-name="ce6" table:formula="of:=SUM([.B13:.H13])" office:value-type="float" office:value="30" calcext:value-type="float">
            <text:p>30</text:p>
          </table:table-cell>
        </table:table-row>
        <table:table-row table:style-name="ro1">
          <table:table-cell table:style-name="ce3" office:value-type="string" calcext:value-type="string">
            <text:p>Total (hors production d’énergie)</text:p>
          </table:table-cell>
          <table:table-cell table:style-name="ce7" table:formula="of:=SUM([.B7:.B13])" office:value-type="float" office:value="539" calcext:value-type="float">
            <text:p>539</text:p>
          </table:table-cell>
          <table:table-cell table:style-name="ce7" table:formula="of:=SUM([.C7:.C13])" office:value-type="float" office:value="66" calcext:value-type="float">
            <text:p>66</text:p>
          </table:table-cell>
          <table:table-cell table:style-name="ce7" table:formula="of:=SUM([.D7:.D13])" office:value-type="float" office:value="155" calcext:value-type="float">
            <text:p>155</text:p>
          </table:table-cell>
          <table:table-cell table:style-name="ce7" table:formula="of:=SUM([.E7:.E13])" office:value-type="float" office:value="81" calcext:value-type="float">
            <text:p>81</text:p>
          </table:table-cell>
          <table:table-cell table:style-name="ce7" table:formula="of:=SUM([.F7:.F13])" office:value-type="float" office:value="118" calcext:value-type="float">
            <text:p>118</text:p>
          </table:table-cell>
          <table:table-cell table:style-name="ce7" table:formula="of:=SUM([.G7:.G13])" office:value-type="float" office:value="80" calcext:value-type="float">
            <text:p>80</text:p>
          </table:table-cell>
          <table:table-cell table:style-name="ce7" table:formula="of:=SUM([.H7:.H13])" office:value-type="float" office:value="17" calcext:value-type="float">
            <text:p>17</text:p>
          </table:table-cell>
          <table:table-cell table:style-name="ce7" table:formula="of:=SUM([.B14:.H14])" office:value-type="float" office:value="1056" calcext:value-type="float">
            <text:p>105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9" loext:min-decimal-places="9" number:min-integer-digits="1"/>
    </number:number-style>
    <number:number-style style:name="N110">
      <number:number number:decimal-places="8" loext:min-decimal-places="8" number:min-integer-digits="1"/>
    </number:number-style>
    <number:number-style style:name="N111">
      <number:number number:decimal-places="7" loext:min-decimal-places="7" number:min-integer-digits="1"/>
    </number:number-style>
    <number:number-style style:name="N112">
      <number:number number:decimal-places="6" loext:min-decimal-places="6" number:min-integer-digits="1"/>
    </number:number-style>
    <number:number-style style:name="N113">
      <number:number number:decimal-places="5" loext:min-decimal-places="5" number:min-integer-digits="1"/>
    </number:number-style>
    <number:number-style style:name="N114">
      <number:number number:decimal-places="4" loext:min-decimal-places="4" number:min-integer-digits="1"/>
    </number:number-style>
    <number:number-style style:name="N115">
      <number:number number:decimal-places="3" loext:min-decimal-places="3" number:min-integer-digits="1"/>
    </number:number-style>
    <number:number-style style:name="N116">
      <number:number number:decimal-places="1" loext:min-decimal-places="1" number:min-integer-digits="1"/>
    </number:number-style>
    <number:percentage-style style:name="N117">
      <number:number number:decimal-places="1" loext:min-decimal-places="1" number:min-integer-digits="1"/>
      <number:text>%</number:text>
    </number:percentage-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loext:min-decimal-places="1" number:min-integer-digits="1" number:min-exponent-digits="1" loext:exponent-interval="3" loext:forced-exponent-sign="true"/>
    </number:number-style>
    <number:number-style style:name="N125P0" style:volatile="true">
      <loext:fill-character> </loext:fill-character>
      <number:number number:decimal-places="2" loext:min-decimal-places="2" number:min-integer-digits="1" number:grouping="true" number:display-factor="1000"/>
      <number:text>   </number:text>
    </number:number-style>
    <number:number-style style:name="N125P1" style:volatile="true">
      <loext:text>-</loext:text>
      <loext:fill-character> </loext:fill-character>
      <number:number number:decimal-places="2" loext:min-decimal-places="2" number:min-integer-digits="1" number:grouping="true" number:display-factor="1000"/>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currency-style style:name="N126P0" style:volatile="true">
      <number:number number:decimal-places="2" loext:min-decimal-places="2" number:min-integer-digits="1" number:grouping="true"/>
      <number:text> </number:text>
      <number:currency-symbol number:language="fr" number:country="FR">€</number:currency-symbol>
    </number:currency-style>
    <number:currency-style style:name="N126">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6P0"/>
    </number:currency-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7">00/00/0000</text:date>, <text:time style:data-style-name="N2" text:time-value="16:28:44.23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0.62mm"/>
    </style:style>
    <style:style style:name="co3" style:family="table-column">
      <style:table-column-properties fo:break-before="auto" style:column-width="32.07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36mm" fo:break-before="auto" style:use-optimal-row-height="tru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wrap-option="wrap" fo:border="0.06pt solid #000000" style:vertical-align="middle"/>
      <style:paragraph-properties fo:text-align="center"/>
    </style:style>
    <style:style style:name="ce3" style:family="table-cell" style:parent-style-name="Default">
      <style:table-cell-properties style:text-align-source="fix" style:repeat-content="false" fo:wrap-option="wrap" fo:border="0.06pt solid #000000"/>
      <style:paragraph-properties fo:text-align="center" fo:margin-left="0mm"/>
    </style:style>
    <style:style style:name="ce4" style:family="table-cell" style:parent-style-name="Default" style:data-style-name="N10">
      <style:table-cell-properties fo:border="0.06pt solid #000000"/>
    </style:style>
    <style:style style:name="ce5" style:family="table-cell" style:parent-style-name="Default" style:data-style-name="N10">
      <style:table-cell-properties style:text-align-source="fix" style:repeat-content="false" fo:border="0.06pt solid #000000"/>
      <style:paragraph-properties fo:text-align="end" fo:margin-left="0mm"/>
    </style:style>
    <style:style style:name="ce6" style:family="table-cell" style:parent-style-name="Default">
      <style:table-cell-properties fo:wrap-option="wrap" fo:border="0.06pt solid #000000"/>
    </style:style>
    <style:style style:name="ce7" style:family="table-cell" style:parent-style-name="Default" style:data-style-name="N10">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table table:name="Synthèse" table:style-name="ta1">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16">
          <table:table-cell table:number-columns-repeated="6"/>
        </table:table-row>
        <table:table-row table:style-name="ro2">
          <table:table-cell table:number-columns-repeated="2"/>
          <table:table-cell table:style-name="ce1"/>
          <table:table-cell table:style-name="ce2" office:value-type="string" calcext:value-type="string" table:number-columns-spanned="2" table:number-rows-spanned="1">
            <text:p>Emissions de GES (MtCO2)</text:p>
          </table:table-cell>
          <table:covered-table-cell table:style-name="ce6"/>
          <table:table-cell table:style-name="ce3" office:value-type="string" calcext:value-type="string">
            <text:p>Besoin en énergie finale (Mtep)</text:p>
          </table:table-cell>
        </table:table-row>
        <table:table-row table:style-name="ro3">
          <table:table-cell table:number-columns-repeated="2"/>
          <table:table-cell table:style-name="ce1"/>
          <table:table-cell table:style-name="ce3" office:value-type="string" calcext:value-type="string">
            <text:p>Réduction entre 2050 et 1990 (AMS 2018)</text:p>
          </table:table-cell>
          <table:table-cell table:style-name="ce3" office:value-type="string" calcext:value-type="string">
            <text:p>Réduction entre 2050 et 1990 (SNBC 1)</text:p>
          </table:table-cell>
          <table:table-cell table:style-name="ce3" office:value-type="string" calcext:value-type="string">
            <text:p>Réduction entre 2050 et 2010</text:p>
          </table:table-cell>
        </table:table-row>
        <table:table-row table:style-name="ro1">
          <table:table-cell table:number-columns-repeated="2"/>
          <table:table-cell table:style-name="ce1" office:value-type="string" calcext:value-type="string">
            <text:p>Transports</text:p>
          </table:table-cell>
          <table:table-cell table:style-name="ce4" office:value-type="percentage" office:value="1" calcext:value-type="percentage">
            <text:p>100%</text:p>
          </table:table-cell>
          <table:table-cell table:style-name="ce4" office:value-type="percentage" office:value="0.65" calcext:value-type="percentage">
            <text:p>65%</text:p>
          </table:table-cell>
          <table:table-cell table:style-name="ce4" office:value-type="percentage" office:value="0.572727272727273" calcext:value-type="percentage">
            <text:p>57%</text:p>
          </table:table-cell>
        </table:table-row>
        <table:table-row table:style-name="ro1">
          <table:table-cell table:number-columns-repeated="2"/>
          <table:table-cell table:style-name="ce1" office:value-type="string" calcext:value-type="string">
            <text:p>Bâtiments</text:p>
          </table:table-cell>
          <table:table-cell table:style-name="ce4" office:value-type="percentage" office:value="1" calcext:value-type="percentage">
            <text:p>100%</text:p>
          </table:table-cell>
          <table:table-cell table:style-name="ce4" office:value-type="percentage" office:value="0.85" calcext:value-type="percentage">
            <text:p>85%</text:p>
          </table:table-cell>
          <table:table-cell table:style-name="ce4" office:value-type="percentage" office:value="0.456121994426545" calcext:value-type="percentage">
            <text:p>46%</text:p>
          </table:table-cell>
        </table:table-row>
        <table:table-row table:style-name="ro1">
          <table:table-cell table:number-columns-repeated="2"/>
          <table:table-cell table:style-name="ce1" office:value-type="string" calcext:value-type="string">
            <text:p>Industrie</text:p>
          </table:table-cell>
          <table:table-cell table:style-name="ce4" office:value-type="percentage" office:value="0.904761904761905" calcext:value-type="percentage">
            <text:p>90%</text:p>
          </table:table-cell>
          <table:table-cell table:style-name="ce4" office:value-type="percentage" office:value="0.85" calcext:value-type="percentage">
            <text:p>85%</text:p>
          </table:table-cell>
          <table:table-cell table:style-name="ce4" office:value-type="percentage" office:value="0.379283326634343" calcext:value-type="percentage">
            <text:p>38%</text:p>
          </table:table-cell>
        </table:table-row>
        <table:table-row table:style-name="ro1">
          <table:table-cell table:number-columns-repeated="2"/>
          <table:table-cell table:style-name="ce1" office:value-type="string" calcext:value-type="string">
            <text:p>Production de l’énergie</text:p>
          </table:table-cell>
          <table:table-cell table:style-name="ce4" office:value-type="percentage" office:value="1" calcext:value-type="percentage">
            <text:p>100%</text:p>
          </table:table-cell>
          <table:table-cell table:style-name="ce4" office:value-type="percentage" office:value="0.95" calcext:value-type="percentage">
            <text:p>95%</text:p>
          </table:table-cell>
          <table:table-cell table:style-name="ce7" office:value-type="string" calcext:value-type="string">
            <text:p>-</text:p>
          </table:table-cell>
        </table:table-row>
        <table:table-row table:style-name="ro1">
          <table:table-cell table:number-columns-repeated="2"/>
          <table:table-cell table:style-name="ce1" office:value-type="string" calcext:value-type="string">
            <text:p>Agriculture</text:p>
          </table:table-cell>
          <table:table-cell table:style-name="ce5" office:value-type="string" calcext:value-type="string">
            <text:p>Environ 45 %</text:p>
          </table:table-cell>
          <table:table-cell table:style-name="ce4" office:value-type="percentage" office:value="0.5" calcext:value-type="percentage">
            <text:p>50%</text:p>
          </table:table-cell>
          <table:table-cell table:style-name="ce4" office:value-type="percentage" office:value="0.426769848094009" calcext:value-type="percentage">
            <text:p>43%</text:p>
          </table:table-cell>
        </table:table-row>
        <table:table-row table:style-name="ro1">
          <table:table-cell table:number-columns-repeated="2"/>
          <table:table-cell table:style-name="ce1" office:value-type="string" calcext:value-type="string">
            <text:p>Déchets</text:p>
          </table:table-cell>
          <table:table-cell table:style-name="ce4" office:value-type="percentage" office:value="0.8" calcext:value-type="percentage">
            <text:p>80%</text:p>
          </table:table-cell>
          <table:table-cell table:style-name="ce4" office:value-type="percentage" office:value="0.75" calcext:value-type="percentage">
            <text:p>75%</text:p>
          </table:table-cell>
          <table:table-cell table:style-name="ce4" office:value-type="string" calcext:value-type="string">
            <text:p>-</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9" loext:min-decimal-places="9" number:min-integer-digits="1"/>
    </number:number-style>
    <number:number-style style:name="N110">
      <number:number number:decimal-places="8" loext:min-decimal-places="8" number:min-integer-digits="1"/>
    </number:number-style>
    <number:number-style style:name="N111">
      <number:number number:decimal-places="7" loext:min-decimal-places="7" number:min-integer-digits="1"/>
    </number:number-style>
    <number:number-style style:name="N112">
      <number:number number:decimal-places="6" loext:min-decimal-places="6" number:min-integer-digits="1"/>
    </number:number-style>
    <number:number-style style:name="N113">
      <number:number number:decimal-places="5" loext:min-decimal-places="5" number:min-integer-digits="1"/>
    </number:number-style>
    <number:number-style style:name="N114">
      <number:number number:decimal-places="4" loext:min-decimal-places="4" number:min-integer-digits="1"/>
    </number:number-style>
    <number:number-style style:name="N115">
      <number:number number:decimal-places="3" loext:min-decimal-places="3" number:min-integer-digits="1"/>
    </number:number-style>
    <number:number-style style:name="N116">
      <number:number number:decimal-places="1" loext:min-decimal-places="1" number:min-integer-digits="1"/>
    </number:number-style>
    <number:percentage-style style:name="N117">
      <number:number number:decimal-places="1" loext:min-decimal-places="1" number:min-integer-digits="1"/>
      <number:text>%</number:text>
    </number:percentage-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loext:min-decimal-places="1" number:min-integer-digits="1" number:min-exponent-digits="1" loext:exponent-interval="3" loext:forced-exponent-sign="true"/>
    </number:number-style>
    <number:number-style style:name="N125P0" style:volatile="true">
      <loext:fill-character> </loext:fill-character>
      <number:number number:decimal-places="2" loext:min-decimal-places="2" number:min-integer-digits="1" number:grouping="true" number:display-factor="1000"/>
      <number:text>   </number:text>
    </number:number-style>
    <number:number-style style:name="N125P1" style:volatile="true">
      <loext:text>-</loext:text>
      <loext:fill-character> </loext:fill-character>
      <number:number number:decimal-places="2" loext:min-decimal-places="2" number:min-integer-digits="1" number:grouping="true" number:display-factor="1000"/>
      <number:text>   </number:text>
    </number:number-style>
    <number:number-style style:name="N125P2" style:volatile="true">
      <loext:fill-character> </loext:fill-character>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currency-style style:name="N126P0" style:volatile="true">
      <number:number number:decimal-places="2" loext:min-decimal-places="2" number:min-integer-digits="1" number:grouping="true"/>
      <number:text> </number:text>
      <number:currency-symbol number:language="fr" number:country="FR">€</number:currency-symbol>
    </number:currency-style>
    <number:currency-style style:name="N126">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6P0"/>
    </number:currency-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1">00/00/0000</text:date>, <text:time style:data-style-name="N2" text:time-value="09:51:05.15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